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source-code-pro" svg:font-family="source-code-pro, Menlo, Monaco, Consolas, 'Courier New',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style:line-height-at-least="0.503cm"/>
      <style:text-properties fo:color="#ffffff" style:font-name="Consolas" fo:font-size="10.5pt" fo:font-weight="normal" fo:background-color="#002451"/>
    </style:style>
    <style:style style:name="P4" style:family="paragraph" style:parent-style-name="Standard">
      <style:paragraph-properties style:line-height-at-least="0.503cm"/>
    </style:style>
    <style:style style:name="P5" style:family="paragraph" style:parent-style-name="Standard">
      <style:paragraph-properties fo:text-align="start" style:justify-single-word="false" fo:background-color="#000000">
        <style:background-image/>
      </style:paragraph-properties>
      <style:text-properties fo:color="#ffffff" style:font-name="Consolas" fo:font-size="10.5pt" fo:font-weight="normal" fo:background-color="#002451"/>
    </style:style>
    <style:style style:name="P6" style:family="paragraph" style:parent-style-name="Standard">
      <style:paragraph-properties style:line-height-at-least="0.503cm" fo:background-color="#000000">
        <style:background-image/>
      </style:paragraph-properties>
      <style:text-properties fo:color="#ffffff" style:font-name="Consolas" fo:font-size="10.5pt" fo:font-weight="normal" fo:background-color="#002451"/>
    </style:style>
    <style:style style:name="P7" style:family="paragraph" style:parent-style-name="Standard">
      <style:paragraph-properties style:line-height-at-least="0.503cm" fo:background-color="#000000">
        <style:background-image/>
      </style:paragraph-properties>
      <style:text-properties fo:color="#ffffff" fo:background-color="#002451"/>
    </style:style>
    <style:style style:name="P8" style:family="paragraph" style:parent-style-name="Standard">
      <style:paragraph-properties fo:text-align="start" style:justify-single-word="false" fo:background-color="#000000">
        <style:background-image/>
      </style:paragraph-properties>
      <style:text-properties fo:color="#ffffff" fo:background-color="#002451"/>
    </style:style>
    <style:style style:name="P9" style:family="paragraph" style:parent-style-name="Standard">
      <style:paragraph-properties style:line-height-at-least="0.503cm" fo:background-color="#000000">
        <style:background-image/>
      </style:paragraph-properties>
    </style:style>
    <style:style style:name="P10" style:family="paragraph" style:parent-style-name="Standard">
      <style:paragraph-properties style:line-height-at-least="0.503cm" fo:background-color="#000000">
        <style:background-image/>
      </style:paragraph-properties>
      <style:text-properties fo:color="#7285b7" fo:background-color="#002451"/>
    </style:style>
    <style:style style:name="P11" style:family="paragraph" style:parent-style-name="Standard">
      <style:paragraph-properties fo:text-align="start" style:justify-single-word="false" fo:background-color="#000000">
        <style:background-image/>
      </style:paragraph-properties>
    </style:style>
    <style:style style:name="P12" style:family="paragraph" style:parent-style-name="Standard">
      <style:paragraph-properties style:line-height-at-least="0.503cm" fo:background-color="#000000">
        <style:background-image/>
      </style:paragraph-properties>
      <style:text-properties fo:color="#ff9da4" style:font-name="Consolas" fo:font-size="10.5pt" fo:font-weight="normal" fo:background-color="#002451"/>
    </style:style>
    <style:style style:name="P13" style:family="paragraph" style:parent-style-name="Standard">
      <style:paragraph-properties fo:text-align="start" style:justify-single-word="false" fo:background-color="#000000">
        <style:background-image/>
      </style:paragraph-properties>
      <style:text-properties fo:color="#ff9da4" style:font-name="Consolas" fo:font-size="10.5pt" fo:font-weight="normal" fo:background-color="#002451"/>
    </style:style>
    <style:style style:name="P14" style:family="paragraph" style:parent-style-name="Text_20_body">
      <style:paragraph-properties fo:background-color="#000000">
        <style:background-image/>
      </style:paragraph-properties>
    </style:style>
    <style:style style:name="P15" style:family="paragraph" style:parent-style-name="Preformatted_20_Text">
      <style:paragraph-properties fo:text-align="start" style:justify-single-word="false" fo:background-color="#000000">
        <style:background-image/>
      </style:paragraph-properties>
    </style:style>
    <style:style style:name="P16" style:family="paragraph" style:parent-style-name="Standard">
      <style:paragraph-properties fo:margin-top="0cm" fo:margin-bottom="0.499cm" style:line-height-at-least="0.503cm" fo:background-color="#000000">
        <style:background-image/>
      </style:paragraph-properties>
    </style:style>
    <style:style style:name="P17" style:family="paragraph" style:parent-style-name="Standard">
      <style:paragraph-properties style:line-height-at-least="0.503cm" fo:background-color="#ffffff">
        <style:background-image/>
      </style:paragraph-properties>
      <style:text-properties fo:color="#000000" style:font-name="Consolas" fo:font-size="10.5pt" fo:font-weight="normal" fo:background-color="#ffffff"/>
    </style:style>
    <style:style style:name="P18" style:family="paragraph" style:parent-style-name="Preformatted_20_Text">
      <style:paragraph-properties fo:margin-left="0cm" fo:margin-right="0cm" fo:margin-top="0cm" fo:margin-bottom="0cm" fo:line-height="170%" fo:text-align="start" style:justify-single-word="false" fo:orphans="2" fo:widows="2" fo:text-indent="0cm" style:auto-text-indent="false" fo:background-color="#000000" fo:padding="0cm" fo:border="none">
        <style:background-image/>
      </style:paragraph-properties>
    </style:style>
    <style:style style:name="P19" style:family="paragraph" style:parent-style-name="Preformatted_20_Text">
      <style:paragraph-properties fo:margin-top="0cm" fo:margin-bottom="0cm" fo:line-height="170%" fo:text-align="start" style:justify-single-word="false" fo:orphans="2" fo:widows="2" fo:background-color="#000000" fo:padding="0cm" fo:border="none">
        <style:background-image/>
      </style:paragraph-properties>
    </style:style>
    <style:style style:name="P20" style:family="paragraph" style:parent-style-name="Standard">
      <style:paragraph-properties fo:text-align="start" style:justify-single-word="false"/>
    </style:style>
    <style:style style:name="P21" style:family="paragraph" style:parent-style-name="Standard" style:list-style-name="L1">
      <style:paragraph-properties fo:text-align="start" style:justify-single-word="false"/>
    </style:style>
    <style:style style:name="P22" style:family="paragraph" style:parent-style-name="Standard" style:list-style-name="L1">
      <style:paragraph-properties fo:text-align="start" style:justify-single-word="false"/>
      <style:text-properties fo:color="#ffffff" fo:background-color="#002451"/>
    </style:style>
    <style:style style:name="P23" style:family="paragraph" style:parent-style-name="Standard">
      <style:paragraph-properties style:line-height-at-least="0.503cm"/>
    </style:style>
    <style:style style:name="P24" style:family="paragraph" style:parent-style-name="Standard">
      <style:paragraph-properties style:line-height-at-least="0.503cm" fo:background-color="#000000">
        <style:background-image/>
      </style:paragraph-properties>
      <style:text-properties fo:color="#ffffff" style:font-name="Consolas" fo:font-size="10.5pt" fo:font-weight="normal" fo:background-color="#002451"/>
    </style:style>
    <style:style style:name="P25" style:family="paragraph" style:parent-style-name="Standard" style:list-style-name="L1">
      <style:paragraph-properties fo:text-align="start" style:justify-single-word="false" fo:background-color="#000000">
        <style:background-image/>
      </style:paragraph-properties>
      <style:text-properties fo:color="#ffffff" style:font-name="Consolas" fo:font-size="10.5pt" fo:font-weight="normal" fo:background-color="#002451"/>
    </style:style>
    <style:style style:name="P26" style:family="paragraph" style:parent-style-name="Standard">
      <style:paragraph-properties fo:text-align="start" style:justify-single-word="false" fo:background-color="#000000">
        <style:background-image/>
      </style:paragraph-properties>
      <style:text-properties fo:color="#ffffff" fo:background-color="#002451"/>
    </style:style>
    <style:style style:name="P27" style:family="paragraph" style:parent-style-name="Standard" style:list-style-name="L1">
      <style:paragraph-properties fo:text-align="start" style:justify-single-word="false" fo:background-color="#000000">
        <style:background-image/>
      </style:paragraph-properties>
      <style:text-properties fo:color="#ffffff" fo:background-color="#002451"/>
    </style:style>
    <style:style style:name="P28" style:family="paragraph" style:parent-style-name="Standard">
      <style:paragraph-properties style:line-height-at-least="0.503cm" fo:background-color="#000000">
        <style:background-image/>
      </style:paragraph-properties>
      <style:text-properties fo:color="#ffffff" fo:background-color="#002451"/>
    </style:style>
    <style:style style:name="P29" style:family="paragraph" style:parent-style-name="Standard" style:list-style-name="L1">
      <style:paragraph-properties style:line-height-at-least="0.503cm" fo:background-color="#000000">
        <style:background-image/>
      </style:paragraph-properties>
      <style:text-properties fo:color="#ffffff" fo:background-color="#002451"/>
    </style:style>
    <style:style style:name="P30" style:family="paragraph" style:parent-style-name="Standard">
      <style:paragraph-properties fo:text-align="start" style:justify-single-word="false" fo:background-color="#000000">
        <style:background-image/>
      </style:paragraph-properties>
    </style:style>
    <style:style style:name="P31" style:family="paragraph" style:parent-style-name="Standard" style:list-style-name="L1">
      <style:paragraph-properties fo:text-align="start" style:justify-single-word="false" fo:background-color="#000000">
        <style:background-image/>
      </style:paragraph-properties>
    </style:style>
    <style:style style:name="P32" style:family="paragraph" style:parent-style-name="Standard">
      <style:paragraph-properties style:line-height-at-least="0.503cm" fo:background-color="#000000">
        <style:background-image/>
      </style:paragraph-properties>
    </style:style>
    <style:style style:name="P33" style:family="paragraph" style:parent-style-name="Standard">
      <style:paragraph-properties fo:text-align="start" style:justify-single-word="false" fo:background-color="#000000">
        <style:background-image/>
      </style:paragraph-properties>
      <style:text-properties fo:color="#ff9da4" style:font-name="Consolas" fo:font-size="10.5pt" fo:font-weight="normal" fo:background-color="#002451"/>
    </style:style>
    <style:style style:name="P34" style:family="paragraph" style:parent-style-name="Standard">
      <style:paragraph-properties style:line-height-at-least="0.503cm" fo:background-color="#000000">
        <style:background-image/>
      </style:paragraph-properties>
      <style:text-properties fo:color="#ff9da4" style:font-name="Consolas" fo:font-size="10.5pt" fo:font-weight="normal" fo:background-color="#002451"/>
    </style:style>
    <style:style style:name="P35" style:family="paragraph" style:parent-style-name="Standard">
      <style:paragraph-properties fo:margin-top="0cm" fo:margin-bottom="0.499cm" style:line-height-at-least="0.503cm" fo:background-color="#000000">
        <style:background-image/>
      </style:paragraph-properties>
    </style:style>
    <style:style style:name="P36" style:family="paragraph" style:parent-style-name="Standard">
      <style:paragraph-properties fo:margin-top="0cm" fo:margin-bottom="0.499cm" style:line-height-at-least="0.503cm" fo:background-color="#000000">
        <style:background-image/>
      </style:paragraph-properties>
      <style:text-properties fo:color="#ffffff" style:font-name="Consolas" fo:font-size="10.5pt" fo:font-weight="normal" fo:background-color="#002451"/>
    </style:style>
    <style:style style:name="T1" style:family="text">
      <style:text-properties fo:color="#ebbbff"/>
    </style:style>
    <style:style style:name="T2" style:family="text">
      <style:text-properties fo:color="#ebbbff" style:font-name="Consolas" fo:font-size="10.5pt" fo:font-weight="normal"/>
    </style:style>
    <style:style style:name="T3" style:family="text">
      <style:text-properties fo:color="#ffffff" style:font-name="source-code-pro" fo:background-color="transparent"/>
    </style:style>
    <style:style style:name="T4" style:family="text">
      <style:text-properties fo:color="#ffeead"/>
    </style:style>
    <style:style style:name="T5" style:family="text">
      <style:text-properties fo:color="#ffeead" style:font-name="Consolas" fo:font-size="10.5pt" fo:font-weight="normal"/>
    </style:style>
    <style:style style:name="T6" style:family="text">
      <style:text-properties fo:color="#d1f1a9"/>
    </style:style>
    <style:style style:name="T7" style:family="text">
      <style:text-properties fo:color="#d1f1a9" style:font-name="Consolas" fo:font-size="10.5pt" fo:font-weight="normal"/>
    </style:style>
    <style:style style:name="T8" style:family="text">
      <style:text-properties style:font-name="Consolas" fo:font-size="10.5pt" fo:font-weight="normal"/>
    </style:style>
    <style:style style:name="T9" style:family="text">
      <style:text-properties fo:color="#7285b7" style:font-name="Consolas" fo:font-size="10.5pt" fo:font-weight="normal"/>
    </style:style>
    <style:style style:name="T10" style:family="text">
      <style:text-properties fo:color="#ff9da4"/>
    </style:style>
    <style:style style:name="T11" style:family="text">
      <style:text-properties fo:color="#ff9da4" style:font-name="Consolas" fo:font-size="10.5pt" fo:font-weight="normal"/>
    </style:style>
    <style:style style:name="T12" style:family="text">
      <style:text-properties fo:color="#99ffff"/>
    </style:style>
    <style:style style:name="T13" style:family="text">
      <style:text-properties fo:color="#99ffff" style:font-name="Consolas" fo:font-size="10.5pt" fo:font-weight="normal"/>
    </style:style>
    <style:style style:name="T14" style:family="text">
      <style:text-properties fo:font-variant="normal" fo:text-transform="none" fo:color="#ffffff" style:font-name="source-code-pro" fo:font-size="12pt" fo:letter-spacing="normal" fo:font-style="normal" fo:font-weight="normal" fo:background-color="transparent"/>
    </style:style>
    <style:style style:name="T15" style:family="text">
      <style:text-properties fo:color="#bbdaff"/>
    </style:style>
    <style:style style:name="T16" style:family="text">
      <style:text-properties fo:color="#bbdaff" style:font-name="Consolas" fo:font-size="10.5pt" fo:font-weight="normal"/>
    </style:style>
    <style:style style:name="T17" style:family="text">
      <style:text-properties fo:color="#ffc58f" style:font-name="Consolas" fo:font-size="10.5pt"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ía Laravel Jetstream Liveware</text:p>
      <text:p text:style-name="P1"/>
      <text:list xml:id="list5966077111568466984" text:style-name="L1">
        <text:list-item>
          <text:p text:style-name="P21">Creamos con la linea siguiente en la terminal el proyecto con el nombre de repasoIndependiente</text:p>
        </text:list-item>
      </text:list>
      <text:p text:style-name="P11"><text:tab/>composer create-project laravel/laravel repasoIndependiente</text:p>
      <text:list xml:id="list40492179" text:continue-numbering="true" text:style-name="L1">
        <text:list-item>
          <text:p text:style-name="P21">dentro del proyecto modificamos el .env.example <text:s/>cambiando su contenido y el nombre a .env</text:p>
        </text:list-item>
      </text:list>
      <text:p text:style-name="P5">APP_NAME=Laravel</text:p>
      <text:p text:style-name="P6">APP_ENV=local</text:p>
      <text:p text:style-name="P6">APP_KEY=base64:hIqngLJruqhrRHD5UuqdVmxltTtmxnRhKon7/hloIWw=</text:p>
      <text:p text:style-name="P6">APP_DEBUG=true</text:p>
      <text:p text:style-name="P6">APP_URL=http://localhost:8000</text:p>
      <text:p text:style-name="P9"/>
      <text:p text:style-name="P6">LOG_CHANNEL=stack</text:p>
      <text:p text:style-name="P6">LOG_DEPRECATIONS_CHANNEL=null</text:p>
      <text:p text:style-name="P6">LOG_LEVEL=debug</text:p>
      <text:p text:style-name="P9"/>
      <text:p text:style-name="P6">DB_CONNECTION=mysql</text:p>
      <text:p text:style-name="P6">DB_HOST=127.0.0.1</text:p>
      <text:p text:style-name="P6">DB_PORT=3306</text:p>
      <text:p text:style-name="P6">DB_DATABASE=repasoIndependiente</text:p>
      <text:p text:style-name="P6">DB_USERNAME=root</text:p>
      <text:p text:style-name="P6">DB_PASSWORD=</text:p>
      <text:p text:style-name="P9"/>
      <text:p text:style-name="P6">BROADCAST_DRIVER=log</text:p>
      <text:p text:style-name="P6">CACHE_DRIVER=file</text:p>
      <text:p text:style-name="P6">FILESYSTEM_DISK=public</text:p>
      <text:p text:style-name="P6">QUEUE_CONNECTION=sync</text:p>
      <text:p text:style-name="P6">SESSION_DRIVER=database</text:p>
      <text:p text:style-name="P6">SESSION_LIFETIME=120</text:p>
      <text:p text:style-name="P2"/>
      <text:p text:style-name="P2"/>
      <text:list xml:id="list40481309" text:continue-numbering="true" text:style-name="L1">
        <text:list-item>
          <text:p text:style-name="P21">Usamos la terminal para crear un acceso directo al driver public</text:p>
        </text:list-item>
      </text:list>
      <text:p text:style-name="P11"><text:s/>php artisan storage:link</text:p>
      <text:list xml:id="list40494670" text:continue-numbering="true" text:style-name="L1">
        <text:list-item>
          <text:p text:style-name="P21">cambiamos otras configuraciones en config/app.php</text:p>
        </text:list-item>
      </text:list>
      <text:p text:style-name="P5"><text:span text:style-name="T6">locale'</text:span> <text:span text:style-name="T12">=&gt;</text:span> <text:span text:style-name="T6">'es'</text:span>,</text:p>
      <text:p text:style-name="P9"/>
      <text:p text:style-name="P7">    <text:span text:style-name="T9">/*</text:span></text:p>
      <text:p text:style-name="P10">    <text:span text:style-name="T8">|--------------------------------------------------------------------------</text:span></text:p>
      <text:p text:style-name="P10">    <text:span text:style-name="T8">| Application Fallback Locale</text:span></text:p>
      <text:p text:style-name="P10">    <text:span text:style-name="T8">|--------------------------------------------------------------------------</text:span></text:p>
      <text:p text:style-name="P10">    <text:span text:style-name="T8">|</text:span></text:p>
      <text:p text:style-name="P10">    <text:span text:style-name="T8">| The fallback locale determines the locale to use when the current one</text:span></text:p>
      <text:p text:style-name="P10">    <text:span text:style-name="T8">| is not available. You may change the value to correspond to any of</text:span></text:p>
      <text:p text:style-name="P10">    <text:span text:style-name="T8">| the language folders that are provided through your application.</text:span></text:p>
      <text:p text:style-name="P10">    <text:span text:style-name="T8">|</text:span></text:p>
      <text:p text:style-name="P10">    <text:span text:style-name="T8">*/</text:span></text:p>
      <text:p text:style-name="P9"/>
      <text:p text:style-name="P7">    <text:span text:style-name="T7">'fallback_locale'</text:span><text:span text:style-name="T8"> </text:span><text:span text:style-name="T13">=&gt;</text:span><text:span text:style-name="T8"> </text:span><text:span text:style-name="T7">'en'</text:span><text:span text:style-name="T8">,</text:span></text:p>
      <text:p text:style-name="P9"/>
      <text:p text:style-name="P7">    <text:span text:style-name="T9">/*</text:span></text:p>
      <text:p text:style-name="P10"><text:soft-page-break/>    <text:span text:style-name="T8">|--------------------------------------------------------------------------</text:span></text:p>
      <text:p text:style-name="P10">    <text:span text:style-name="T8">| Faker Locale</text:span></text:p>
      <text:p text:style-name="P10">    <text:span text:style-name="T8">|--------------------------------------------------------------------------</text:span></text:p>
      <text:p text:style-name="P10">    <text:span text:style-name="T8">|</text:span></text:p>
      <text:p text:style-name="P10">    <text:span text:style-name="T8">| This locale will be used by the Faker PHP library when generating fake</text:span></text:p>
      <text:p text:style-name="P10">    <text:span text:style-name="T8">| data for your database seeds. For example, this will be used to get</text:span></text:p>
      <text:p text:style-name="P10">    <text:span text:style-name="T8">| localized telephone numbers, street address information and more.</text:span></text:p>
      <text:p text:style-name="P10">    <text:span text:style-name="T8">|</text:span></text:p>
      <text:p text:style-name="P10">    <text:span text:style-name="T8">*/</text:span></text:p>
      <text:p text:style-name="P9"/>
      <text:p text:style-name="P7">    <text:span text:style-name="T7">'faker_locale'</text:span><text:span text:style-name="T8"> </text:span><text:span text:style-name="T13">=&gt;</text:span><text:span text:style-name="T8"> </text:span><text:span text:style-name="T7">'es_ES'</text:span><text:span text:style-name="T8">,</text:span></text:p>
      <text:p text:style-name="P3"/>
      <text:p text:style-name="P2"/>
      <text:list xml:id="list40485246" text:continue-numbering="true" text:style-name="L1">
        <text:list-item>
          <text:p text:style-name="P21">instalamos el paquete de idiomas, y en vendor/laravel-lang/lang/locales buscamos nuestro idioma y lo llevamos a raiz/lang </text:p>
        </text:list-item>
      </text:list>
      <text:p text:style-name="P11">composer require laravel-lang/lang</text:p>
      <text:list xml:id="list40486430" text:continue-numbering="true" text:style-name="L1">
        <text:list-item>
          <text:p text:style-name="P21">Instalamos el paquete de picsum de imagenes que usaremos luego</text:p>
        </text:list-item>
      </text:list>
      <text:p text:style-name="P11">composer require bluemmb/faker-picsum-photos-provider</text:p>
      <text:list xml:id="list40484196" text:continue-numbering="true" text:style-name="L1">
        <text:list-item>
          <text:p text:style-name="P21">Instalamos Jetstream y Liveware</text:p>
        </text:list-item>
      </text:list>
      <text:p text:style-name="P15"><text:span text:style-name="Source_20_Text"><text:span text:style-name="T3">composer require laravel/jetstream</text:span></text:span></text:p>
      <text:p text:style-name="P18"><text:span text:style-name="Source_20_Text"><text:span text:style-name="T14">php artisan jetstream:install livewire</text:span></text:span></text:p>
      <text:p text:style-name="P18"><text:span text:style-name="Source_20_Text"><text:span text:style-name="T14">npm install</text:span></text:span></text:p>
      <text:p text:style-name="P19"><text:span text:style-name="Source_20_Text"><text:span text:style-name="T14">npm run dev</text:span></text:span></text:p>
      <text:p text:style-name="P14"><text:line-break/><text:line-break/></text:p>
      <text:p text:style-name="P2"/>
      <text:list xml:id="list40481041" text:continue-numbering="true" text:style-name="L1">
        <text:list-item>
          <text:p text:style-name="P21">Publicamos la carpeta vendor con componentes que usaremos</text:p>
        </text:list-item>
      </text:list>
      <text:p text:style-name="P11">php artisan vendor:publish</text:p>
      <text:list xml:id="list40488637" text:continue-numbering="true" text:style-name="L1">
        <text:list-item>
          <text:p text:style-name="P21">Empezamos con la creacion de los modelos de nuestro proyecto, la coletilla añade migraciones,controladores,recursos,factory y seeder</text:p>
        </text:list-item>
      </text:list>
      <text:p text:style-name="P11">php artisan make:model Category -mcrfs</text:p>
      <text:p text:style-name="P11">php artisan make:model Curso -mcrfs</text:p>
      <text:p text:style-name="P2"/>
      <text:list xml:id="list40483865" text:continue-numbering="true" text:style-name="L1">
        <text:list-item>
          <text:p text:style-name="P21">Modificamos los modelos para que permitan la inserción de datos en sus campos</text:p>
          <text:p text:style-name="P21">Ruta: app/Models/ </text:p>
        </text:list-item>
      </text:list>
      <text:p text:style-name="P5"><text:span text:style-name="T1">class</text:span> <text:span text:style-name="T4">Category</text:span> <text:span text:style-name="T1">extends</text:span> <text:span text:style-name="T6">Model</text:span></text:p>
      <text:p text:style-name="P6">{</text:p>
      <text:p text:style-name="P7">    <text:span text:style-name="T2">protected</text:span><text:span text:style-name="T8"> </text:span><text:span text:style-name="T11">$fillable</text:span><text:span text:style-name="T13">=</text:span><text:span text:style-name="T8">[</text:span><text:span text:style-name="T7">'nombre'</text:span><text:span text:style-name="T8">,</text:span><text:span text:style-name="T7">'descripcion'</text:span><text:span text:style-name="T8">];</text:span></text:p>
      <text:p text:style-name="P7">    <text:span text:style-name="T2">use</text:span><text:span text:style-name="T8"> </text:span><text:span text:style-name="T5">HasFactory</text:span><text:span text:style-name="T8">;</text:span></text:p>
      <text:p text:style-name="P6"><text:span text:style-name="T1">public</text:span> <text:span text:style-name="T1">function</text:span> <text:span text:style-name="T15">cursos</text:span>(){</text:p>
      <text:p text:style-name="P7">        <text:span text:style-name="T2">return</text:span><text:span text:style-name="T8"> </text:span><text:span text:style-name="T11">$this</text:span><text:span text:style-name="T8">-&gt;</text:span><text:span text:style-name="T16">hasMany</text:span><text:span text:style-name="T8">(</text:span><text:span text:style-name="T5">Curso</text:span><text:span text:style-name="T8">::</text:span><text:span text:style-name="T2">class</text:span><text:span text:style-name="T8">);</text:span></text:p>
      <text:p text:style-name="P7">    <text:span text:style-name="T8">}</text:span></text:p>
      <text:p text:style-name="P6"/>
      <text:p text:style-name="P6">}</text:p>
      <text:p text:style-name="P3"/>
      <text:p text:style-name="P3"/>
      <text:p text:style-name="P3"/>
      <text:p text:style-name="P3"/>
      <text:p text:style-name="P5"><text:soft-page-break/><text:span text:style-name="T1">class</text:span> <text:span text:style-name="T4">Curso</text:span> <text:span text:style-name="T1">extends</text:span> <text:span text:style-name="T6">Model</text:span></text:p>
      <text:p text:style-name="P6">{</text:p>
      <text:p text:style-name="P7">    <text:span text:style-name="T2">protected</text:span><text:span text:style-name="T8"> </text:span><text:span text:style-name="T11">$fillable</text:span><text:span text:style-name="T13">=</text:span><text:span text:style-name="T8">[</text:span><text:span text:style-name="T7">'nombre'</text:span><text:span text:style-name="T8">,</text:span><text:span text:style-name="T7">'descripcion'</text:span><text:span text:style-name="T8">,</text:span><text:span text:style-name="T7">'activo'</text:span><text:span text:style-name="T8">,</text:span><text:span text:style-name="T7">'imagen'</text:span><text:span text:style-name="T8">,</text:span><text:span text:style-name="T7">'category_id'</text:span><text:span text:style-name="T8">];</text:span></text:p>
      <text:p text:style-name="P7">    <text:span text:style-name="T2">use</text:span><text:span text:style-name="T8"> </text:span><text:span text:style-name="T5">HasFactory</text:span><text:span text:style-name="T8">;</text:span></text:p>
      <text:p text:style-name="P6"><text:span text:style-name="T1">public</text:span> <text:span text:style-name="T1">function</text:span> <text:span text:style-name="T15">category</text:span>(){</text:p>
      <text:p text:style-name="P7">        <text:span text:style-name="T2">return</text:span><text:span text:style-name="T8"> </text:span><text:span text:style-name="T11">$this</text:span><text:span text:style-name="T8">-&gt;</text:span><text:span text:style-name="T16">belongsTo</text:span><text:span text:style-name="T8">(</text:span><text:span text:style-name="T5">Category</text:span><text:span text:style-name="T8">::</text:span><text:span text:style-name="T2">class</text:span><text:span text:style-name="T8">);</text:span></text:p>
      <text:p text:style-name="P7">    <text:span text:style-name="T8">}</text:span></text:p>
      <text:p text:style-name="P6"/>
      <text:p text:style-name="P6">}</text:p>
      <text:p text:style-name="P4"/>
      <text:list xml:id="list40488879" text:continue-numbering="true" text:style-name="L1">
        <text:list-item>
          <text:p text:style-name="P21">Modificamos database/migrations/create_categories_table con los campos de la tabla</text:p>
          <text:p text:style-name="P22"> <text:span text:style-name="T2">public</text:span><text:span text:style-name="T8"> </text:span><text:span text:style-name="T2">function</text:span><text:span text:style-name="T8"> </text:span><text:span text:style-name="T16">up</text:span><text:span text:style-name="T8">()</text:span></text:p>
        </text:list-item>
      </text:list>
      <text:p text:style-name="P7">    <text:span text:style-name="T8">{</text:span></text:p>
      <text:p text:style-name="P7">        <text:span text:style-name="T5">Schema</text:span><text:span text:style-name="T8">::</text:span><text:span text:style-name="T16">create</text:span><text:span text:style-name="T8">(</text:span><text:span text:style-name="T7">'categories'</text:span><text:span text:style-name="T8">, </text:span><text:span text:style-name="T2">function</text:span><text:span text:style-name="T8"> (</text:span><text:span text:style-name="T5">Blueprint</text:span><text:span text:style-name="T8"> </text:span><text:span text:style-name="T11">$table</text:span><text:span text:style-name="T8">) {</text:span></text:p>
      <text:p text:style-name="P7">            <text:span text:style-name="T11">$table</text:span><text:span text:style-name="T8">-&gt;</text:span><text:span text:style-name="T16">id</text:span><text:span text:style-name="T8">();</text:span></text:p>
      <text:p text:style-name="P7">            <text:span text:style-name="T11">$table</text:span><text:span text:style-name="T8">-&gt;</text:span><text:span text:style-name="T16">timestamps</text:span><text:span text:style-name="T8">();</text:span></text:p>
      <text:p text:style-name="P7">            <text:span text:style-name="T11">$table</text:span><text:span text:style-name="T8">-&gt;</text:span><text:span text:style-name="T16">string</text:span><text:span text:style-name="T8">(</text:span><text:span text:style-name="T7">'nombre'</text:span><text:span text:style-name="T8">)-&gt;</text:span><text:span text:style-name="T16">unique</text:span><text:span text:style-name="T8">();</text:span></text:p>
      <text:p text:style-name="P7">            <text:span text:style-name="T11">$table</text:span><text:span text:style-name="T8">-&gt;</text:span><text:span text:style-name="T16">string</text:span><text:span text:style-name="T8">(</text:span><text:span text:style-name="T7">'descripcion'</text:span><text:span text:style-name="T8">);</text:span></text:p>
      <text:p text:style-name="P7">        <text:span text:style-name="T8">});</text:span></text:p>
      <text:p text:style-name="P7">    <text:span text:style-name="T8">}</text:span></text:p>
      <text:list xml:id="list40482313" text:continue-numbering="true" text:style-name="L1">
        <text:list-item>
          <text:p text:style-name="P21">Modificamos database/seeder/CategorySeeder con los datos de los campos que vamos a crear de forma no aleatoria</text:p>
          <text:p text:style-name="P27">  <text:span text:style-name="T2">public</text:span><text:span text:style-name="T8"> </text:span><text:span text:style-name="T2">function</text:span><text:span text:style-name="T8"> </text:span><text:span text:style-name="T16">run</text:span><text:span text:style-name="T8">()</text:span></text:p>
        </text:list-item>
      </text:list>
      <text:p text:style-name="P7">    <text:span text:style-name="T8">{</text:span></text:p>
      <text:p text:style-name="P7">        <text:span text:style-name="T11">$category</text:span><text:span text:style-name="T13">=</text:span><text:span text:style-name="T8">[</text:span></text:p>
      <text:p text:style-name="P7">            <text:span text:style-name="T7">'Programacion'</text:span><text:span text:style-name="T13">=&gt;</text:span><text:span text:style-name="T7">'Descripcion Programación'</text:span><text:span text:style-name="T8">,</text:span></text:p>
      <text:p text:style-name="P7">            <text:span text:style-name="T7">'Bases de datos'</text:span><text:span text:style-name="T13">=&gt;</text:span><text:span text:style-name="T7">'Descripcion BBDD'</text:span><text:span text:style-name="T8">,</text:span></text:p>
      <text:p text:style-name="P7">            <text:span text:style-name="T7">'Sistemas'</text:span><text:span text:style-name="T13">=&gt;</text:span><text:span text:style-name="T7">'Descripcion Sistemas'</text:span><text:span text:style-name="T8">,</text:span></text:p>
      <text:p text:style-name="P7">            <text:span text:style-name="T7">'Diseño'</text:span><text:span text:style-name="T13">=&gt;</text:span><text:span text:style-name="T7">'Descripcion Diseño'</text:span><text:span text:style-name="T8">,</text:span></text:p>
      <text:p text:style-name="P7">            <text:span text:style-name="T7">'Redes'</text:span><text:span text:style-name="T13">=&gt;</text:span><text:span text:style-name="T7">'Descripcion Redes'</text:span></text:p>
      <text:p text:style-name="P9"/>
      <text:p text:style-name="P7">        <text:span text:style-name="T8">];</text:span></text:p>
      <text:p text:style-name="P9"/>
      <text:p text:style-name="P7">        <text:span text:style-name="T2">foreach</text:span><text:span text:style-name="T8">(</text:span><text:span text:style-name="T11">$category</text:span><text:span text:style-name="T8"> </text:span><text:span text:style-name="T13">as</text:span><text:span text:style-name="T8"> </text:span><text:span text:style-name="T11">$k</text:span><text:span text:style-name="T13">=&gt;</text:span><text:span text:style-name="T11">$v</text:span><text:span text:style-name="T8">)[</text:span></text:p>
      <text:p text:style-name="P7">            <text:span text:style-name="T8">\App\Models\</text:span><text:span text:style-name="T5">Category</text:span><text:span text:style-name="T8">::</text:span><text:span text:style-name="T16">factory</text:span><text:span text:style-name="T8">()-&gt;</text:span><text:span text:style-name="T16">create</text:span><text:span text:style-name="T8">([</text:span></text:p>
      <text:p text:style-name="P7">                <text:span text:style-name="T7">'nombre'</text:span><text:span text:style-name="T13">=&gt;</text:span><text:span text:style-name="T11">$k</text:span><text:span text:style-name="T8">,</text:span></text:p>
      <text:p text:style-name="P7">                <text:span text:style-name="T7">'descripcion'</text:span><text:span text:style-name="T13">=&gt;</text:span><text:span text:style-name="T11">$v</text:span></text:p>
      <text:p text:style-name="P7">            <text:span text:style-name="T8">])</text:span></text:p>
      <text:p text:style-name="P7">        <text:span text:style-name="T8">];</text:span></text:p>
      <text:p text:style-name="P7">    <text:span text:style-name="T8">}</text:span></text:p>
      <text:p text:style-name="P6"/>
      <text:p text:style-name="P2"/>
      <text:p text:style-name="P2"/>
      <text:p text:style-name="P2"/>
      <text:p text:style-name="P2"/>
      <text:p text:style-name="P2"/>
      <text:p text:style-name="P2"/>
      <text:p text:style-name="P2"/>
      <text:p text:style-name="P2"/>
      <text:p text:style-name="P2"/>
      <text:p text:style-name="P2"/>
      <text:list xml:id="list40485852" text:continue-numbering="true" text:style-name="L1">
        <text:list-item>
          <text:p text:style-name="P21"><text:soft-page-break/><text:s/>Modificamos database/migrations/create_cursos_table con los datos de la tabla</text:p>
          <text:p text:style-name="P27"> <text:span text:style-name="T2">public</text:span><text:span text:style-name="T8"> </text:span><text:span text:style-name="T2">function</text:span><text:span text:style-name="T8"> </text:span><text:span text:style-name="T16">up</text:span><text:span text:style-name="T8">()</text:span></text:p>
        </text:list-item>
      </text:list>
      <text:p text:style-name="P7">    <text:span text:style-name="T8">{</text:span></text:p>
      <text:p text:style-name="P7">        <text:span text:style-name="T5">Schema</text:span><text:span text:style-name="T8">::</text:span><text:span text:style-name="T16">create</text:span><text:span text:style-name="T8">(</text:span><text:span text:style-name="T7">'cursos'</text:span><text:span text:style-name="T8">, </text:span><text:span text:style-name="T2">function</text:span><text:span text:style-name="T8"> (</text:span><text:span text:style-name="T5">Blueprint</text:span><text:span text:style-name="T8"> </text:span><text:span text:style-name="T11">$table</text:span><text:span text:style-name="T8">) {</text:span></text:p>
      <text:p text:style-name="P7">            <text:span text:style-name="T11">$table</text:span><text:span text:style-name="T8">-&gt;</text:span><text:span text:style-name="T16">id</text:span><text:span text:style-name="T8">();</text:span></text:p>
      <text:p text:style-name="P7">            <text:span text:style-name="T11">$table</text:span><text:span text:style-name="T8">-&gt;</text:span><text:span text:style-name="T16">timestamps</text:span><text:span text:style-name="T8">();</text:span></text:p>
      <text:p text:style-name="P7">            <text:span text:style-name="T11">$table</text:span><text:span text:style-name="T8">-&gt;</text:span><text:span text:style-name="T16">string</text:span><text:span text:style-name="T8">(</text:span><text:span text:style-name="T7">'nombre'</text:span><text:span text:style-name="T8">)-&gt;</text:span><text:span text:style-name="T16">unique</text:span><text:span text:style-name="T8">();</text:span></text:p>
      <text:p text:style-name="P7">            <text:span text:style-name="T11">$table</text:span><text:span text:style-name="T8">-&gt;</text:span><text:span text:style-name="T16">string</text:span><text:span text:style-name="T8">(</text:span><text:span text:style-name="T7">'descripcion'</text:span><text:span text:style-name="T8">);</text:span></text:p>
      <text:p text:style-name="P7">            <text:span text:style-name="T11">$table</text:span><text:span text:style-name="T8">-&gt;</text:span><text:span text:style-name="T16">enum</text:span><text:span text:style-name="T8">(</text:span><text:span text:style-name="T7">'activo'</text:span><text:span text:style-name="T8">,[</text:span><text:span text:style-name="T7">"SI"</text:span><text:span text:style-name="T8">,</text:span><text:span text:style-name="T7">"NO"</text:span><text:span text:style-name="T8">]);</text:span></text:p>
      <text:p text:style-name="P7">            <text:span text:style-name="T11">$table</text:span><text:span text:style-name="T8">-&gt;</text:span><text:span text:style-name="T16">string</text:span><text:span text:style-name="T8">(</text:span><text:span text:style-name="T7">'imagen'</text:span><text:span text:style-name="T8">);</text:span></text:p>
      <text:p text:style-name="P7">            <text:span text:style-name="T11">$table</text:span><text:span text:style-name="T8">-&gt;</text:span><text:span text:style-name="T16">foreignId</text:span><text:span text:style-name="T8">(</text:span><text:span text:style-name="T7">'category_id'</text:span><text:span text:style-name="T8">);</text:span></text:p>
      <text:p text:style-name="P7">            <text:span text:style-name="T11">$table</text:span><text:span text:style-name="T8">-&gt;</text:span><text:span text:style-name="T16">foreign</text:span><text:span text:style-name="T8">(</text:span><text:span text:style-name="T7">'category_id'</text:span><text:span text:style-name="T8">)-&gt;</text:span><text:span text:style-name="T16">references</text:span><text:span text:style-name="T8">(</text:span><text:span text:style-name="T7">'id'</text:span><text:span text:style-name="T8">)-&gt;</text:span><text:span text:style-name="T16">on</text:span><text:span text:style-name="T8">(</text:span><text:span text:style-name="T7">'categories'</text:span><text:span text:style-name="T8">)-&gt;</text:span><text:span text:style-name="T16">onDelete</text:span><text:span text:style-name="T8">(</text:span><text:span text:style-name="T7">'cascade'</text:span><text:span text:style-name="T8">);</text:span></text:p>
      <text:p text:style-name="P7">        <text:span text:style-name="T8">});</text:span></text:p>
      <text:p text:style-name="P7">    <text:span text:style-name="T8">}</text:span></text:p>
      <text:list xml:id="list40479546" text:continue-numbering="true" text:style-name="L1">
        <text:list-item>
          <text:p text:style-name="P21">Los datos de cursos los generamos de forma aletoria, asiq ue usamos el factory</text:p>
          <text:p text:style-name="P21">ruta: database/factory/CursoFactory</text:p>
        </text:list-item>
      </text:list>
      <text:p text:style-name="P8"> <text:span text:style-name="T2">public</text:span><text:span text:style-name="T8"> </text:span><text:span text:style-name="T2">function</text:span><text:span text:style-name="T8"> </text:span><text:span text:style-name="T16">definition</text:span><text:span text:style-name="T8">()</text:span></text:p>
      <text:p text:style-name="P7">    <text:span text:style-name="T8">{</text:span></text:p>
      <text:p text:style-name="P16"/>
      <text:p text:style-name="P7">        <text:span text:style-name="T11">$this</text:span><text:span text:style-name="T8">-&gt;</text:span><text:span text:style-name="T11">faker</text:span><text:span text:style-name="T8">-&gt;</text:span><text:span text:style-name="T16">addProvider</text:span><text:span text:style-name="T8">(</text:span><text:span text:style-name="T2">new</text:span><text:span text:style-name="T8"> \Mmo\Faker\</text:span><text:span text:style-name="T5">PicsumProvider</text:span><text:span text:style-name="T8">(</text:span><text:span text:style-name="T11">$this</text:span><text:span text:style-name="T8">-&gt;</text:span><text:span text:style-name="T11">faker</text:span><text:span text:style-name="T8">));</text:span></text:p>
      <text:p text:style-name="P9"/>
      <text:p text:style-name="P7">        <text:span text:style-name="T2">return</text:span><text:span text:style-name="T8"> [</text:span></text:p>
      <text:p text:style-name="P7">            <text:span text:style-name="T7">'nombre'</text:span><text:span text:style-name="T13">=&gt;</text:span><text:span text:style-name="T11">$this</text:span><text:span text:style-name="T8">-&gt;</text:span><text:span text:style-name="T11">faker</text:span><text:span text:style-name="T8">-&gt;</text:span><text:span text:style-name="T16">name</text:span><text:span text:style-name="T8">(),</text:span></text:p>
      <text:p text:style-name="P7">            <text:span text:style-name="T7">'descripcion'</text:span><text:span text:style-name="T13">=&gt;</text:span><text:span text:style-name="T11">$this</text:span><text:span text:style-name="T8">-&gt;</text:span><text:span text:style-name="T11">faker</text:span><text:span text:style-name="T8">-&gt;</text:span><text:span text:style-name="T16">text</text:span><text:span text:style-name="T8">(),</text:span></text:p>
      <text:p text:style-name="P7">            <text:span text:style-name="T7">'activo'</text:span><text:span text:style-name="T13">=&gt;</text:span><text:span text:style-name="T11">$this</text:span><text:span text:style-name="T8">-&gt;</text:span><text:span text:style-name="T11">faker</text:span><text:span text:style-name="T8">-&gt;</text:span><text:span text:style-name="T16">numberBetween</text:span><text:span text:style-name="T8">(</text:span><text:span text:style-name="T17">1</text:span><text:span text:style-name="T8">,</text:span><text:span text:style-name="T17">2</text:span><text:span text:style-name="T8">),</text:span></text:p>
      <text:p text:style-name="P7">            <text:span text:style-name="T7">'imagen'</text:span><text:span text:style-name="T13">=&gt;</text:span><text:span text:style-name="T7">'cursos/'</text:span><text:span text:style-name="T13">.</text:span><text:span text:style-name="T11">$this</text:span><text:span text:style-name="T8">-&gt;</text:span></text:p>
      <text:p text:style-name="P7"><text:span text:style-name="T11">faker</text:span><text:span text:style-name="T8">-&gt;</text:span><text:span text:style-name="T16">picsum</text:span><text:span text:style-name="T8">(</text:span><text:span text:style-name="T7">'public/storage/cursos'</text:span><text:span text:style-name="T8">,</text:span><text:span text:style-name="T7">'640'</text:span><text:span text:style-name="T8">,</text:span><text:span text:style-name="T7">'480'</text:span><text:span text:style-name="T8">,</text:span><text:span text:style-name="T17">null</text:span><text:span text:style-name="T8">,</text:span><text:span text:style-name="T17">false</text:span><text:span text:style-name="T8">),</text:span></text:p>
      <text:p text:style-name="P7">            <text:span text:style-name="T7">'category_id'</text:span><text:span text:style-name="T13">=&gt;</text:span><text:span text:style-name="T5">Category</text:span><text:span text:style-name="T8">::</text:span><text:span text:style-name="T16">all</text:span><text:span text:style-name="T8">()-&gt;</text:span><text:span text:style-name="T16">random</text:span><text:span text:style-name="T8">()-&gt;</text:span><text:span text:style-name="T11">id</text:span></text:p>
      <text:p text:style-name="P9"/>
      <text:p text:style-name="P7">        <text:span text:style-name="T8">];</text:span></text:p>
      <text:p text:style-name="P7">    <text:span text:style-name="T8">}</text:span></text:p>
      <text:p text:style-name="P2"/>
      <text:list xml:id="list40470611" text:continue-numbering="true" text:style-name="L1">
        <text:list-item>
          <text:p text:style-name="P21">En database/seeders/DatabaseSeeders llamamos al factory y seeder de cada uno de los modelos para que creen los datos , dado que vamos a usar imagenes, añadimos una creacion y destruccion de un directorio donde las guardamos, la ruta de este es storage/app/public/nombre_del_directorio_nuevo, aqui cuidado con el orden, primero destruimos directorio, luego creamos y primero llamamos a la tabla que no tiene claves foráneas</text:p>
        </text:list-item>
      </text:list>
      <text:p text:style-name="P8"> <text:span text:style-name="T2">public</text:span><text:span text:style-name="T8"> </text:span><text:span text:style-name="T2">function</text:span><text:span text:style-name="T8"> </text:span><text:span text:style-name="T16">run</text:span><text:span text:style-name="T8">()</text:span></text:p>
      <text:p text:style-name="P7">    <text:span text:style-name="T8">{</text:span></text:p>
      <text:p text:style-name="P7">        <text:span text:style-name="T5">Storage</text:span><text:span text:style-name="T8">::</text:span><text:span text:style-name="T16">deleteDirectory</text:span><text:span text:style-name="T8">(</text:span><text:span text:style-name="T7">'cursos'</text:span><text:span text:style-name="T8">);</text:span></text:p>
      <text:p text:style-name="P7">        <text:span text:style-name="T5">Storage</text:span><text:span text:style-name="T8">::</text:span><text:span text:style-name="T16">makeDirectory</text:span><text:span text:style-name="T8">(</text:span><text:span text:style-name="T7">'cursos'</text:span><text:span text:style-name="T8">);</text:span></text:p>
      <text:p text:style-name="P9"/>
      <text:p text:style-name="P7">        <text:span text:style-name="T11">$this</text:span><text:span text:style-name="T8">-&gt;</text:span><text:span text:style-name="T16">call</text:span><text:span text:style-name="T8">(</text:span><text:span text:style-name="T5">CategorySeeder</text:span><text:span text:style-name="T8">::</text:span><text:span text:style-name="T2">class</text:span><text:span text:style-name="T8">);</text:span></text:p>
      <text:p text:style-name="P9"/>
      <text:p text:style-name="P7">        <text:span text:style-name="T8">\App\Models\</text:span><text:span text:style-name="T5">Curso</text:span><text:span text:style-name="T8">::</text:span><text:span text:style-name="T16">factory</text:span><text:span text:style-name="T8">((</text:span><text:span text:style-name="T17">50</text:span><text:span text:style-name="T8">))-&gt;</text:span><text:span text:style-name="T16">create</text:span><text:span text:style-name="T8">();</text:span></text:p>
      <text:p text:style-name="P7">    <text:span text:style-name="T8">}</text:span></text:p>
      <text:p text:style-name="P11"/>
      <text:p text:style-name="P11"/>
      <text:list xml:id="list40478316" text:continue-numbering="true" text:style-name="L1">
        <text:list-item>
          <text:p text:style-name="P21"><text:soft-page-break/>En resources/views tenemos las vistas de nuestro proyecto , aquí creamos una carpeta cursos, otra categories, y otra components(para crear nuestro propios componentes y llamarlos). En este caso vamos a usar el layout/app.blade.php como plantilla para cada vista que creemos, así que la modificamos para que sus utilidades sean eficaces</text:p>
          <text:p text:style-name="P21">Introducimos CDN de fontawesome y seewtalert2 en el head</text:p>
          <text:p text:style-name="P27">  <text:span text:style-name="T9">&lt;!--Fontawesome CDN--&gt;</text:span></text:p>
        </text:list-item>
      </text:list>
      <text:p text:style-name="P7">    <text:span text:style-name="T11">&lt;link rel=</text:span><text:span text:style-name="T7">"stylesheet"</text:span><text:span text:style-name="T11"> href=</text:span><text:span text:style-name="T7">"https://cdnjs.cloudflare.com/ajax/libs/font-awesome/6.1.1/css/all.min.css"</text:span></text:p>
      <text:p text:style-name="P7"><text:span text:style-name="T10">        </text:span><text:span text:style-name="T11">integrity=</text:span><text:span text:style-name="T7">"sha512-KfkfwYDsLkIlwQp6LFnl8zNdLGxu9YAA1QvwINks4PhcElQSvqcyVLLD9aMhXd13uQjoXtEKNosOWaZqXgel0g=="</text:span></text:p>
      <text:p text:style-name="P7"><text:span text:style-name="T10">        </text:span><text:span text:style-name="T11">crossorigin=</text:span><text:span text:style-name="T7">"anonymous"</text:span><text:span text:style-name="T11"> referrerpolicy=</text:span><text:span text:style-name="T7">"no-referrer"</text:span><text:span text:style-name="T11"> /&gt;</text:span></text:p>
      <text:p text:style-name="P9"/>
      <text:p text:style-name="P7">    <text:span text:style-name="T9">&lt;!--Sweet alert 2 CDN--&gt;</text:span></text:p>
      <text:p text:style-name="P7">    <text:span text:style-name="T11">&lt;script src=</text:span><text:span text:style-name="T7">"//cdn.jsdelivr.net/npm/sweetalert2@11"</text:span><text:span text:style-name="T11">&gt;&lt;/script&gt;</text:span></text:p>
      <text:p text:style-name="P3"/>
      <text:p text:style-name="P17">En la seccion de @LivewareScripts ponemos el sweetalert a usar, en este caso esta controlado por la variable de sesion info</text:p>
      <text:p text:style-name="P3"/>
      <text:p text:style-name="P6">    <text:span text:style-name="T1">@livewireScripts</text:span></text:p>
      <text:p text:style-name="P7">    <text:span text:style-name="T2">@if </text:span><text:span text:style-name="T8">(</text:span><text:span text:style-name="T16">session(</text:span><text:span text:style-name="T7">'info'</text:span><text:span text:style-name="T16">)</text:span><text:span text:style-name="T8">)</text:span></text:p>
      <text:p text:style-name="P7">        <text:span text:style-name="T11">&lt;script&gt;</text:span></text:p>
      <text:p text:style-name="P6"><text:span text:style-name="T10">Swal</text:span><text:span text:style-name="T15">.fire</text:span>({</text:p>
      <text:p text:style-name="P7">  <text:span text:style-name="T8">icon: </text:span><text:span text:style-name="T7">'success'</text:span><text:span text:style-name="T8">,</text:span></text:p>
      <text:p text:style-name="P7">  <text:span text:style-name="T8">title: </text:span><text:span text:style-name="T7">'{{session('</text:span><text:span text:style-name="T11">info</text:span><text:span text:style-name="T7">')}}'</text:span><text:span text:style-name="T8">,</text:span></text:p>
      <text:p text:style-name="P7">  <text:span text:style-name="T8">showConfirmButton: </text:span><text:span text:style-name="T17">false</text:span><text:span text:style-name="T8">,</text:span></text:p>
      <text:p text:style-name="P7">  <text:span text:style-name="T8">timer: </text:span><text:span text:style-name="T17">1500</text:span></text:p>
      <text:p text:style-name="P6">})        <text:span text:style-name="T10">&lt;/script&gt;</text:span></text:p>
      <text:p text:style-name="P7">    <text:span text:style-name="T2">@endif</text:span></text:p>
      <text:p text:style-name="P12">&lt;/body&gt;</text:p>
      <text:p text:style-name="P3"/>
      <text:p text:style-name="P3"/>
      <text:p text:style-name="P3"/>
      <text:list xml:id="list40476459" text:continue-numbering="true" text:style-name="L1">
        <text:list-item>
          <text:p text:style-name="P21">Creamos las rutas <text:s/>a usar en routes/web.php, al usar un middleware, que se copia y pega de las rutas predefinidas, pedimos que el usuario este logged in para acceder a ellas, tras esto llamamos al recurso que crea en este caso una ruta para cada metodo del controlador puesto</text:p>
        </text:list-item>
      </text:list>
      <text:p text:style-name="P5"><text:span text:style-name="T4">Route</text:span>::<text:span text:style-name="T15">middleware</text:span>([</text:p>
      <text:p text:style-name="P7">    <text:span text:style-name="T7">'auth:sanctum'</text:span><text:span text:style-name="T8">,</text:span></text:p>
      <text:p text:style-name="P7">    <text:span text:style-name="T16">config(</text:span><text:span text:style-name="T7">'jetstream.auth_session'</text:span><text:span text:style-name="T16">)</text:span><text:span text:style-name="T8">,</text:span></text:p>
      <text:p text:style-name="P7">    <text:span text:style-name="T7">'verified'</text:span></text:p>
      <text:p text:style-name="P6">])-&gt;<text:span text:style-name="T15">resource</text:span>(<text:span text:style-name="T6">'categories'</text:span>,<text:span text:style-name="T4">CategoryController</text:span>::<text:span text:style-name="T1">class</text:span>);</text:p>
      <text:p text:style-name="P9"/>
      <text:p text:style-name="P6"><text:span text:style-name="T4">Route</text:span>::<text:span text:style-name="T15">middleware</text:span>([</text:p>
      <text:p text:style-name="P7">    <text:span text:style-name="T7">'auth:sanctum'</text:span><text:span text:style-name="T8">,</text:span></text:p>
      <text:p text:style-name="P7">    <text:span text:style-name="T16">config(</text:span><text:span text:style-name="T7">'jetstream.auth_session'</text:span><text:span text:style-name="T16">)</text:span><text:span text:style-name="T8">,</text:span></text:p>
      <text:p text:style-name="P7">    <text:span text:style-name="T7">'verified'</text:span></text:p>
      <text:p text:style-name="P6">])-&gt;<text:span text:style-name="T15">resource</text:span>(<text:span text:style-name="T6">'cursos'</text:span>,<text:span text:style-name="T4">CursoController</text:span>::<text:span text:style-name="T1">class</text:span>);</text:p>
      <text:p text:style-name="P2"/>
      <text:p text:style-name="P2"/>
      <text:p text:style-name="P2"/>
      <text:p text:style-name="P2"/>
      <text:list xml:id="list40477259" text:continue-numbering="true" text:style-name="L1">
        <text:list-item>
          <text:p text:style-name="P21"><text:soft-page-break/>Utilizando php artisan r:l en la terminal podemos ver las rutas de los metodos que requieren</text:p>
        </text:list-item>
      </text:list>
      <text:p text:style-name="P2"/>
      <text:list xml:id="list40492428" text:continue-numbering="true" text:style-name="L1">
        <text:list-item>
          <text:p text:style-name="P21">App usa navigation-blade como menu de navegacion asi que lo modificamos convenientemente, esto hace que el href nos lleve a la ruta indicada, y el active muestra donde estamos</text:p>
          <text:p text:style-name="P27"> <text:span text:style-name="T9">&lt;!-- Navigation Links --&gt;</text:span></text:p>
          <text:p text:style-name="P29">                <text:span text:style-name="T11">&lt;div class=</text:span><text:span text:style-name="T7">"hidden space-x-8 sm:-my-px sm:ml-10 sm:flex"</text:span><text:span text:style-name="T11">&gt;</text:span></text:p>
          <text:p text:style-name="P29">                    <text:span text:style-name="T11">&lt;x-jet-nav-link href=</text:span><text:span text:style-name="T7">"</text:span><text:span text:style-name="T16">{{</text:span><text:span text:style-name="T7"> </text:span><text:span text:style-name="T16">route(</text:span><text:span text:style-name="T7">'dashboard'</text:span><text:span text:style-name="T16">)</text:span><text:span text:style-name="T7"> </text:span><text:span text:style-name="T16">}}</text:span><text:span text:style-name="T7">"</text:span></text:p>
          <text:p text:style-name="P29"><text:span text:style-name="T11"><text:s/>:active=</text:span><text:span text:style-name="T7">"</text:span><text:span text:style-name="T16">request()</text:span><text:span text:style-name="T8">-&gt;</text:span><text:span text:style-name="T16">routeIs</text:span><text:span text:style-name="T11">(</text:span><text:span text:style-name="T7">'dashboard'</text:span><text:span text:style-name="T11">)</text:span><text:span text:style-name="T7">"</text:span><text:span text:style-name="T11">&gt;</text:span></text:p>
          <text:p text:style-name="P29">                        <text:span text:style-name="T16">{{</text:span><text:span text:style-name="T8"> </text:span><text:span text:style-name="T16">__(</text:span><text:span text:style-name="T7">'Inicio'</text:span><text:span text:style-name="T16">)</text:span><text:span text:style-name="T8"> </text:span><text:span text:style-name="T16">}}</text:span></text:p>
          <text:p text:style-name="P29">                    <text:span text:style-name="T11">&lt;/x-jet-nav-link&gt;</text:span></text:p>
          <text:p text:style-name="P29">                    <text:span text:style-name="T11">&lt;x-jet-nav-link href=</text:span><text:span text:style-name="T7">"</text:span><text:span text:style-name="T16">{{</text:span><text:span text:style-name="T7"> </text:span><text:span text:style-name="T16">route(</text:span><text:span text:style-name="T7">'categories.index'</text:span><text:span text:style-name="T16">)</text:span><text:span text:style-name="T7"> </text:span><text:span text:style-name="T16">}}</text:span><text:span text:style-name="T7">"</text:span><text:span text:style-name="T11"> :active=</text:span><text:span text:style-name="T7">"</text:span><text:span text:style-name="T16">request()</text:span><text:span text:style-name="T8">-&gt;</text:span><text:span text:style-name="T16">routeIs</text:span><text:span text:style-name="T11">(</text:span><text:span text:style-name="T7">'categories.*'</text:span><text:span text:style-name="T11">)</text:span><text:span text:style-name="T7">"</text:span><text:span text:style-name="T11">&gt;</text:span></text:p>
          <text:p text:style-name="P29">                        <text:span text:style-name="T16">{{</text:span><text:span text:style-name="T8"> </text:span><text:span text:style-name="T16">__(</text:span><text:span text:style-name="T7">'Categorias'</text:span><text:span text:style-name="T16">)</text:span><text:span text:style-name="T8"> </text:span><text:span text:style-name="T16">}}</text:span></text:p>
          <text:p text:style-name="P29">                    <text:span text:style-name="T11">&lt;/x-jet-nav-link&gt;</text:span></text:p>
          <text:p text:style-name="P29">                    <text:span text:style-name="T11">&lt;x-jet-nav-link href=</text:span><text:span text:style-name="T7">"</text:span><text:span text:style-name="T16">{{</text:span><text:span text:style-name="T7"> </text:span><text:span text:style-name="T16">route(</text:span><text:span text:style-name="T7">'cursos.index'</text:span><text:span text:style-name="T16">)</text:span><text:span text:style-name="T7"> </text:span><text:span text:style-name="T16">}}</text:span><text:span text:style-name="T7">"</text:span></text:p>
          <text:p text:style-name="P29"><text:span text:style-name="T11"><text:s/>:active=</text:span><text:span text:style-name="T7">"</text:span><text:span text:style-name="T16">request()</text:span><text:span text:style-name="T8">-&gt;</text:span><text:span text:style-name="T16">routeIs</text:span><text:span text:style-name="T11">(</text:span><text:span text:style-name="T7">'cursos.*'</text:span><text:span text:style-name="T11">)</text:span><text:span text:style-name="T7">"</text:span><text:span text:style-name="T11">&gt;</text:span></text:p>
          <text:p text:style-name="P29">                        <text:span text:style-name="T16">{{</text:span><text:span text:style-name="T8"> </text:span><text:span text:style-name="T16">__(</text:span><text:span text:style-name="T7">'Cursos'</text:span><text:span text:style-name="T16">)</text:span><text:span text:style-name="T8"> </text:span><text:span text:style-name="T16">}}</text:span></text:p>
          <text:p text:style-name="P29">                    <text:span text:style-name="T11">&lt;/x-jet-nav-link&gt;</text:span></text:p>
          <text:p text:style-name="P29">                <text:span text:style-name="T11">&lt;/div&gt;</text:span></text:p>
          <text:p text:style-name="P31"/>
          <text:p text:style-name="P31"/>
        </text:list-item>
      </text:list>
      <text:p text:style-name="P2"/>
      <text:p text:style-name="P2"><text:tab/>Más abajo tenemos el menu de navegacion responsive, que tambien modificamos</text:p>
      <text:p text:style-name="P2"/>
      <text:p text:style-name="P8"> <text:span text:style-name="T9">&lt;!-- Responsive Navigation Menu --&gt;</text:span></text:p>
      <text:p text:style-name="P7">    <text:span text:style-name="T11">&lt;div :class=</text:span><text:span text:style-name="T7">"</text:span><text:span text:style-name="T11">{</text:span><text:span text:style-name="T7">'block'</text:span><text:span text:style-name="T11">: </text:span><text:span text:style-name="T8">open</text:span><text:span text:style-name="T11">, </text:span><text:span text:style-name="T7">'hidden'</text:span><text:span text:style-name="T11">: </text:span><text:span text:style-name="T13">!</text:span><text:span text:style-name="T11"> </text:span><text:span text:style-name="T8">open</text:span><text:span text:style-name="T11">}</text:span><text:span text:style-name="T7">"</text:span><text:span text:style-name="T11"> class=</text:span><text:span text:style-name="T7">"hidden sm:hidden"</text:span><text:span text:style-name="T11">&gt;</text:span></text:p>
      <text:p text:style-name="P7">        <text:span text:style-name="T11">&lt;div class=</text:span><text:span text:style-name="T7">"pt-2 pb-3 space-y-1"</text:span><text:span text:style-name="T11">&gt;</text:span></text:p>
      <text:p text:style-name="P7">            <text:span text:style-name="T11">&lt;x-jet-responsive-nav-link href=</text:span><text:span text:style-name="T7">"</text:span><text:span text:style-name="T16">{{</text:span><text:span text:style-name="T7"> </text:span><text:span text:style-name="T16">route(</text:span><text:span text:style-name="T7">'dashboard'</text:span><text:span text:style-name="T16">)</text:span><text:span text:style-name="T7"> </text:span><text:span text:style-name="T16">}}</text:span><text:span text:style-name="T7">"</text:span><text:span text:style-name="T11"> :active=</text:span><text:span text:style-name="T7">"</text:span><text:span text:style-name="T16">request()</text:span><text:span text:style-name="T8">-&gt;</text:span><text:span text:style-name="T16">routeIs</text:span><text:span text:style-name="T11">(</text:span><text:span text:style-name="T7">'dashboard'</text:span><text:span text:style-name="T11">)</text:span><text:span text:style-name="T7">"</text:span><text:span text:style-name="T11">&gt;</text:span></text:p>
      <text:p text:style-name="P7">                <text:span text:style-name="T16">{{</text:span><text:span text:style-name="T8"> </text:span><text:span text:style-name="T16">__(</text:span><text:span text:style-name="T7">'Inicio'</text:span><text:span text:style-name="T16">)</text:span><text:span text:style-name="T8"> </text:span><text:span text:style-name="T16">}}</text:span></text:p>
      <text:p text:style-name="P7">            <text:span text:style-name="T11">&lt;/x-jet-responsive-nav-link&gt;</text:span></text:p>
      <text:p text:style-name="P7">            <text:span text:style-name="T11">&lt;x-jet-responsive-nav-link href=</text:span><text:span text:style-name="T7">"</text:span><text:span text:style-name="T16">{{</text:span><text:span text:style-name="T7"> </text:span><text:span text:style-name="T16">route(</text:span><text:span text:style-name="T7">'categories.index'</text:span><text:span text:style-name="T16">)</text:span><text:span text:style-name="T7"> </text:span><text:span text:style-name="T16">}}</text:span><text:span text:style-name="T7">"</text:span><text:span text:style-name="T11"> :active=</text:span><text:span text:style-name="T7">"</text:span><text:span text:style-name="T16">request()</text:span><text:span text:style-name="T8">-&gt;</text:span><text:span text:style-name="T16">routeIs</text:span><text:span text:style-name="T11">(</text:span><text:span text:style-name="T7">'categories.*'</text:span><text:span text:style-name="T11">)</text:span><text:span text:style-name="T7">"</text:span><text:span text:style-name="T11">&gt;</text:span></text:p>
      <text:p text:style-name="P7">                <text:span text:style-name="T16">{{</text:span><text:span text:style-name="T8"> </text:span><text:span text:style-name="T16">__(</text:span><text:span text:style-name="T7">'Categorias'</text:span><text:span text:style-name="T16">)</text:span><text:span text:style-name="T8"> </text:span><text:span text:style-name="T16">}}</text:span></text:p>
      <text:p text:style-name="P7">            <text:span text:style-name="T11">&lt;/x-jet-responsive-nav-link&gt;</text:span></text:p>
      <text:p text:style-name="P7">            <text:span text:style-name="T11">&lt;x-jet-responsive-nav-link href=</text:span><text:span text:style-name="T7">"</text:span><text:span text:style-name="T16">{{</text:span><text:span text:style-name="T7"> </text:span><text:span text:style-name="T16">route(</text:span><text:span text:style-name="T7">'cursos.index'</text:span><text:span text:style-name="T16">)</text:span><text:span text:style-name="T7"> </text:span><text:span text:style-name="T16">}}</text:span><text:span text:style-name="T7">"</text:span><text:span text:style-name="T11"> :active=</text:span><text:span text:style-name="T7">"</text:span><text:span text:style-name="T16">request()</text:span><text:span text:style-name="T8">-&gt;</text:span><text:span text:style-name="T16">routeIs</text:span><text:span text:style-name="T11">(</text:span><text:span text:style-name="T7">'cursos.*'</text:span><text:span text:style-name="T11">)</text:span><text:span text:style-name="T7">"</text:span><text:span text:style-name="T11">&gt;</text:span></text:p>
      <text:p text:style-name="P7">                <text:span text:style-name="T16">{{</text:span><text:span text:style-name="T8"> </text:span><text:span text:style-name="T16">__(</text:span><text:span text:style-name="T7">'Cursos'</text:span><text:span text:style-name="T16">)</text:span><text:span text:style-name="T8"> </text:span><text:span text:style-name="T16">}}</text:span></text:p>
      <text:p text:style-name="P7">            <text:span text:style-name="T11">&lt;/x-jet-responsive-nav-link&gt;</text:span></text:p>
      <text:p text:style-name="P7">        <text:span text:style-name="T11">&lt;/div&gt;</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xml:id="list40466399" text:continue-numbering="true" text:style-name="L1">
        <text:list-item>
          <text:p text:style-name="P21">Empezamos con Category, creamos en su carpeta de views ;index.blade.php,create.blade.php,edit.blade.php,show.blade.php</text:p>
          <text:p text:style-name="P21">En mi caso creé un update.blade.php, pero ese nombre solo sirve de guía, se puede cambiar, es solo el nombre de la vista, no el de la ruta y creo en components un componente que usaré: plantilla.blade.php</text:p>
          <text:p text:style-name="P25"><text:span text:style-name="T10">&lt;div class=</text:span><text:span text:style-name="T6">"py-12"</text:span><text:span text:style-name="T10">&gt;</text:span></text:p>
        </text:list-item>
      </text:list>
      <text:p text:style-name="P7">    <text:span text:style-name="T11">&lt;div class=</text:span><text:span text:style-name="T7">"max-w-7xl mx-auto sm:px-6 lg:px-8"</text:span><text:span text:style-name="T11">&gt;</text:span></text:p>
      <text:p text:style-name="P7">        <text:span text:style-name="T11">&lt;div class=</text:span><text:span text:style-name="T7">"bg-white overflow-hidden shadow-xl sm:rounded-lg"</text:span><text:span text:style-name="T11">&gt;</text:span></text:p>
      <text:p text:style-name="P7">            <text:span text:style-name="T11">&lt;div class=</text:span><text:span text:style-name="T7">"relative overflow-x-auto shadow-md sm:rounded-lg"</text:span><text:span text:style-name="T11">&gt;</text:span></text:p>
      <text:p text:style-name="P7">            <text:span text:style-name="T11">&lt;/div&gt;</text:span></text:p>
      <text:p text:style-name="P7">            <text:span text:style-name="T16">{{</text:span><text:span text:style-name="T11">$slot</text:span><text:span text:style-name="T16">}}</text:span></text:p>
      <text:p text:style-name="P7">        <text:span text:style-name="T11">&lt;/div&gt;</text:span></text:p>
      <text:p text:style-name="P7">    <text:span text:style-name="T11">&lt;/div&gt;</text:span></text:p>
      <text:p text:style-name="P12">&lt;/div&gt;</text:p>
      <text:p text:style-name="P6"/>
      <text:list xml:id="list40482517" text:continue-numbering="true" text:style-name="L1">
        <text:list-item>
          <text:p text:style-name="P21">Ahora preparo el meotod index del controlador, voy a usar una tabla asi que necesito las categorias, asi que las preparo para recibirlas en la vista como un array asociativo que las contiene:</text:p>
        </text:list-item>
      </text:list>
      <text:p text:style-name="P8"> <text:span text:style-name="T2">public</text:span><text:span text:style-name="T8"> </text:span><text:span text:style-name="T2">function</text:span><text:span text:style-name="T8"> </text:span><text:span text:style-name="T16">index</text:span><text:span text:style-name="T8">()</text:span></text:p>
      <text:p text:style-name="P7">    <text:span text:style-name="T8">{</text:span></text:p>
      <text:p text:style-name="P9"/>
      <text:p text:style-name="P7">        <text:span text:style-name="T11">$categories</text:span><text:span text:style-name="T13">=</text:span><text:span text:style-name="T5">Category</text:span><text:span text:style-name="T8">::</text:span><text:span text:style-name="T16">all</text:span><text:span text:style-name="T8">();</text:span></text:p>
      <text:p text:style-name="P7">        <text:span text:style-name="T2">return</text:span><text:span text:style-name="T8"> </text:span><text:span text:style-name="T16">view(</text:span><text:span text:style-name="T7">'categories.index'</text:span><text:span text:style-name="T16">,compact(</text:span><text:span text:style-name="T7">'categories'</text:span><text:span text:style-name="T16">))</text:span><text:span text:style-name="T8">;</text:span></text:p>
      <text:p text:style-name="P7">    <text:span text:style-name="T8">}</text:span></text:p>
      <text:p text:style-name="P2"/>
      <text:list xml:id="list40483234" text:continue-numbering="true" text:style-name="L1">
        <text:list-item>
          <text:p text:style-name="P21">En la vista del index uso de base app.blade.php con el componente plantilla.blade.php y usamos una tabla con un foreach para que rellene con los datos de las categorias, ademas preparamos los enlaces a crear, enseñar, editar y destruir</text:p>
        </text:list-item>
      </text:list>
      <text:p text:style-name="P13">&lt;x-app-layout&gt;</text:p>
      <text:p text:style-name="P7">    <text:span text:style-name="T11">&lt;x-slot name=</text:span><text:span text:style-name="T7">"header"</text:span><text:span text:style-name="T11">&gt;</text:span></text:p>
      <text:p text:style-name="P7">        <text:span text:style-name="T11">&lt;h2 class=</text:span><text:span text:style-name="T7">"font-semibold text-xl text-gray-800 leading-tight"</text:span><text:span text:style-name="T11">&gt;</text:span></text:p>
      <text:p text:style-name="P7">            <text:span text:style-name="T16">{{</text:span><text:span text:style-name="T8"> </text:span><text:span text:style-name="T16">__(</text:span><text:span text:style-name="T7">'CATEGORIAS'</text:span><text:span text:style-name="T16">)</text:span><text:span text:style-name="T8"> </text:span><text:span text:style-name="T16">}}</text:span></text:p>
      <text:p text:style-name="P7">        <text:span text:style-name="T11">&lt;/h2&gt;</text:span></text:p>
      <text:p text:style-name="P7">    <text:span text:style-name="T11">&lt;/x-slot&gt;</text:span></text:p>
      <text:p text:style-name="P7">    <text:span text:style-name="T11">&lt;x-slot name=</text:span><text:span text:style-name="T7">"slot"</text:span><text:span text:style-name="T11">&gt;</text:span></text:p>
      <text:p text:style-name="P7">        <text:span text:style-name="T11">&lt;x-plantilla&gt;</text:span></text:p>
      <text:p text:style-name="P7">            <text:span text:style-name="T11">&lt;x-slot name=</text:span><text:span text:style-name="T7">"slot"</text:span><text:span text:style-name="T11">&gt;</text:span></text:p>
      <text:p text:style-name="P7">                <text:span text:style-name="T11">&lt;div class=</text:span><text:span text:style-name="T7">"flex flex-row-reverse"</text:span><text:span text:style-name="T11">&gt;</text:span></text:p>
      <text:p text:style-name="P7">                <text:span text:style-name="T11">&lt;a href=</text:span><text:span text:style-name="T7">"</text:span><text:span text:style-name="T16">{{route(</text:span><text:span text:style-name="T7">'categories.create'</text:span><text:span text:style-name="T16">)}}</text:span><text:span text:style-name="T7">"</text:span><text:span text:style-name="T11"> class=</text:span><text:span text:style-name="T7">" bg-blue-500 hover:bg-blue-700 text-white font-bold py-2 px-4 rounded"</text:span><text:span text:style-name="T11">&gt;&lt;i class=</text:span><text:span text:style-name="T7">"fas fa-plus"</text:span><text:span text:style-name="T11">&gt;</text:span><text:span text:style-name="T8"> NUEVO</text:span><text:span text:style-name="T11">&lt;/i&gt;&lt;/a&gt;</text:span></text:p>
      <text:p text:style-name="P7">            <text:span text:style-name="T11">&lt;/div&gt;</text:span></text:p>
      <text:p text:style-name="P7">                <text:span text:style-name="T11">&lt;table class=</text:span><text:span text:style-name="T7">"w-full text-sm text-left text-gray-500 dark:text-gray-400"</text:span><text:span text:style-name="T11">&gt;</text:span></text:p>
      <text:p text:style-name="P7">                    <text:span text:style-name="T11">&lt;thead class=</text:span><text:span text:style-name="T7">"text-xs text-gray-700 uppercase bg-gray-50 dark:bg-gray-700 dark:text-gray-400"</text:span><text:span text:style-name="T11">&gt;</text:span></text:p>
      <text:p text:style-name="P7">                        <text:span text:style-name="T11">&lt;tr&gt;</text:span></text:p>
      <text:p text:style-name="P7">                            <text:span text:style-name="T11">&lt;th scope=</text:span><text:span text:style-name="T7">"col"</text:span><text:span text:style-name="T11"> class=</text:span><text:span text:style-name="T7">"px-6 py-3 "</text:span><text:span text:style-name="T11">&gt;</text:span></text:p>
      <text:p text:style-name="P7">                                <text:span text:style-name="T8">ID</text:span></text:p>
      <text:p text:style-name="P7">                            <text:span text:style-name="T11">&lt;/th&gt;</text:span></text:p>
      <text:p text:style-name="P7">                            <text:span text:style-name="T11">&lt;th scope=</text:span><text:span text:style-name="T7">"col"</text:span><text:span text:style-name="T11"> class=</text:span><text:span text:style-name="T7">"px-6 py-3"</text:span><text:span text:style-name="T11">&gt;</text:span></text:p>
      <text:p text:style-name="P7"><text:soft-page-break/>                                <text:span text:style-name="T8">Nombre</text:span></text:p>
      <text:p text:style-name="P7">                            <text:span text:style-name="T11">&lt;/th&gt;</text:span></text:p>
      <text:p text:style-name="P7">                            <text:span text:style-name="T11">&lt;th scope=</text:span><text:span text:style-name="T7">"col"</text:span><text:span text:style-name="T11"> class=</text:span><text:span text:style-name="T7">"px-6 py-3"</text:span><text:span text:style-name="T11">&gt;</text:span></text:p>
      <text:p text:style-name="P7">                                <text:span text:style-name="T8">Descripción</text:span></text:p>
      <text:p text:style-name="P7">                            <text:span text:style-name="T11">&lt;/th&gt;</text:span></text:p>
      <text:p text:style-name="P7">                            <text:span text:style-name="T11">&lt;th scope=</text:span><text:span text:style-name="T7">"col"</text:span><text:span text:style-name="T11"> colspan=</text:span><text:span text:style-name="T7">"2"</text:span><text:span text:style-name="T11"> class=</text:span><text:span text:style-name="T7">"px-6 py-3"</text:span><text:span text:style-name="T11">&gt;</text:span></text:p>
      <text:p text:style-name="P7">                                <text:span text:style-name="T8">Acciones</text:span></text:p>
      <text:p text:style-name="P7">                            <text:span text:style-name="T11">&lt;/th&gt;</text:span></text:p>
      <text:p text:style-name="P16"/>
      <text:p text:style-name="P7">                        <text:span text:style-name="T11">&lt;/tr&gt;</text:span></text:p>
      <text:p text:style-name="P7">                    <text:span text:style-name="T11">&lt;/thead&gt;</text:span></text:p>
      <text:p text:style-name="P7">                    <text:span text:style-name="T11">&lt;tbody&gt;</text:span></text:p>
      <text:p text:style-name="P7">                        <text:span text:style-name="T2">@foreach </text:span><text:span text:style-name="T8">(</text:span><text:span text:style-name="T11">$categories</text:span><text:span text:style-name="T8"> </text:span><text:span text:style-name="T13">as</text:span><text:span text:style-name="T8"> </text:span><text:span text:style-name="T11">$item</text:span><text:span text:style-name="T8">)</text:span></text:p>
      <text:p text:style-name="P9"/>
      <text:p text:style-name="P7">                        <text:span text:style-name="T11">&lt;tr class=</text:span><text:span text:style-name="T7">"bg-white border-b dark:bg-gray-800 dark:border-gray-700"</text:span><text:span text:style-name="T11">&gt;</text:span></text:p>
      <text:p text:style-name="P9"/>
      <text:p text:style-name="P7">                            <text:span text:style-name="T11">&lt;th scope=</text:span><text:span text:style-name="T7">"row"</text:span></text:p>
      <text:p text:style-name="P7"><text:span text:style-name="T10">                            </text:span><text:span text:style-name="T11">class=</text:span><text:span text:style-name="T7">"px-6 py-4 font-medium text-gray-900 dark:text-white whitespace-nowrap content-center"</text:span><text:span text:style-name="T11">&gt;</text:span></text:p>
      <text:p text:style-name="P7">                            <text:span text:style-name="T11">&lt;div class=</text:span><text:span text:style-name="T7">"flex"</text:span><text:span text:style-name="T11">&gt;&lt;button class=</text:span><text:span text:style-name="T7">" rounded-full bg-red-600"</text:span><text:span text:style-name="T11">&gt;</text:span><text:span text:style-name="T8"> </text:span><text:span text:style-name="T11">&lt;a href=</text:span><text:span text:style-name="T7">"</text:span><text:span text:style-name="T16">{{route(</text:span><text:span text:style-name="T7">'categories.show'</text:span><text:span text:style-name="T16">,</text:span><text:span text:style-name="T11">$item</text:span><text:span text:style-name="T16">)}}</text:span><text:span text:style-name="T7">"</text:span><text:span text:style-name="T11">&gt;</text:span></text:p>
      <text:p text:style-name="P7">                            <text:span text:style-name="T16">{{</text:span><text:span text:style-name="T11">$item</text:span><text:span text:style-name="T8">-&gt;</text:span><text:span text:style-name="T11">id</text:span><text:span text:style-name="T16">}}</text:span><text:span text:style-name="T11">&lt;/button&gt;</text:span></text:p>
      <text:p text:style-name="P7">                        <text:span text:style-name="T11">&lt;/div&gt;&lt;/a&gt;</text:span></text:p>
      <text:p text:style-name="P9"/>
      <text:p text:style-name="P7">                            <text:span text:style-name="T11">&lt;th scope=</text:span><text:span text:style-name="T7">"row"</text:span></text:p>
      <text:p text:style-name="P7"><text:span text:style-name="T10">                                </text:span><text:span text:style-name="T11">class=</text:span><text:span text:style-name="T7">"px-6 py-4 font-medium text-gray-900 dark:text-white whitespace-nowrap content-center"</text:span><text:span text:style-name="T11">&gt;</text:span></text:p>
      <text:p text:style-name="P7">                                <text:span text:style-name="T11">&lt;div class=</text:span><text:span text:style-name="T7">"flex "</text:span><text:span text:style-name="T11">&gt;</text:span></text:p>
      <text:p text:style-name="P7">                                <text:span text:style-name="T16">{{</text:span><text:span text:style-name="T11">$item</text:span><text:span text:style-name="T8">-&gt;</text:span><text:span text:style-name="T11">nombre</text:span><text:span text:style-name="T16">}}</text:span></text:p>
      <text:p text:style-name="P7">                            <text:span text:style-name="T11">&lt;/div&gt;</text:span></text:p>
      <text:p text:style-name="P7">                            <text:span text:style-name="T11">&lt;/th&gt;</text:span></text:p>
      <text:p text:style-name="P7">                            <text:span text:style-name="T11">&lt;td class=</text:span><text:span text:style-name="T7">"px-6 py-4"</text:span><text:span text:style-name="T11">&gt;</text:span></text:p>
      <text:p text:style-name="P7">                                <text:span text:style-name="T16">{{</text:span><text:span text:style-name="T11">$item</text:span><text:span text:style-name="T8">-&gt;</text:span><text:span text:style-name="T11">descripcion</text:span><text:span text:style-name="T16">}}</text:span></text:p>
      <text:p text:style-name="P7">                            <text:span text:style-name="T11">&lt;/td&gt;</text:span></text:p>
      <text:p text:style-name="P7">                            <text:span text:style-name="T11">&lt;td colspan=</text:span><text:span text:style-name="T7">"2"</text:span><text:span text:style-name="T11"> class=</text:span><text:span text:style-name="T7">"px-6 py-4"</text:span><text:span text:style-name="T11">&gt;</text:span></text:p>
      <text:p text:style-name="P7">                                <text:span text:style-name="T11">&lt;form action=</text:span><text:span text:style-name="T7">"</text:span><text:span text:style-name="T16">{{route(</text:span><text:span text:style-name="T7">'categories.destroy'</text:span><text:span text:style-name="T16">,</text:span><text:span text:style-name="T11">$item</text:span><text:span text:style-name="T16">)}}</text:span><text:span text:style-name="T7">"</text:span><text:span text:style-name="T11"> method=</text:span><text:span text:style-name="T7">"POST"</text:span><text:span text:style-name="T11">&gt;</text:span></text:p>
      <text:p text:style-name="P7">                                <text:span text:style-name="T2">@csrf</text:span></text:p>
      <text:p text:style-name="P7">                                    <text:span text:style-name="T2">@method</text:span><text:span text:style-name="T8">(</text:span><text:span text:style-name="T7">'</text:span><text:span text:style-name="T2">DELETE</text:span><text:span text:style-name="T7">'</text:span><text:span text:style-name="T8">)</text:span></text:p>
      <text:p text:style-name="P7">                                    <text:span text:style-name="T11">&lt;div class=</text:span><text:span text:style-name="T7">"flex"</text:span><text:span text:style-name="T11">&gt;</text:span></text:p>
      <text:p text:style-name="P7">                                    <text:span text:style-name="T11">&lt;x-jet-button&gt;&lt;i class=</text:span><text:span text:style-name="T7">"fas fa-trash "</text:span><text:span text:style-name="T11">&gt;&lt;/i&gt;</text:span><text:span text:style-name="T8"> Borrar</text:span><text:span text:style-name="T11">&lt;/x-jet-button&gt;</text:span></text:p>
      <text:p text:style-name="P9"/>
      <text:p text:style-name="P7">                            <text:span text:style-name="T11">&lt;/form&gt;</text:span></text:p>
      <text:p text:style-name="P7">                            <text:span text:style-name="T11">&lt;a href=</text:span><text:span text:style-name="T7">"</text:span><text:span text:style-name="T16">{{route(</text:span><text:span text:style-name="T7">'categories.edit'</text:span><text:span text:style-name="T16">,</text:span><text:span text:style-name="T11">$item</text:span><text:span text:style-name="T16">)}}</text:span><text:span text:style-name="T7">"</text:span><text:span text:style-name="T11"> class=</text:span><text:span text:style-name="T7">"inline-flex items-center px-4 py-2 bg-gray-800 border border-transparent rounded-md font-semibold text-xs text-white uppercase tracking-widest hover:bg-gray-700 active:bg-gray-900 focus:outline-none focus:border-gray-900 focus:ring focus:ring-gray-300 disabled:opacity-25 transition"</text:span><text:span text:style-name="T11">&gt;&lt;i class=</text:span><text:span text:style-name="T7">"fa-solid fa-pen-to-square"</text:span><text:span text:style-name="T11">&gt;&lt;/i&gt;</text:span><text:span text:style-name="T8">Update</text:span><text:span text:style-name="T11">&lt;/a&gt;</text:span></text:p>
      <text:p text:style-name="P7">                        <text:span text:style-name="T11">&lt;/div&gt;</text:span></text:p>
      <text:p text:style-name="P7"><text:soft-page-break/>                        <text:span text:style-name="T11">&lt;/td&gt;</text:span></text:p>
      <text:p text:style-name="P16"/>
      <text:p text:style-name="P7">                        <text:span text:style-name="T11">&lt;/tr&gt;</text:span></text:p>
      <text:p text:style-name="P7">                        <text:span text:style-name="T2">@endforeach</text:span></text:p>
      <text:p text:style-name="P16"/>
      <text:p text:style-name="P7">                    <text:span text:style-name="T11">&lt;/tbody&gt;</text:span></text:p>
      <text:p text:style-name="P9"/>
      <text:p text:style-name="P7">                <text:span text:style-name="T11">&lt;/table&gt;</text:span></text:p>
      <text:p text:style-name="P9"/>
      <text:p text:style-name="P7">            <text:span text:style-name="T11">&lt;/x-slot&gt;</text:span></text:p>
      <text:p text:style-name="P7">        <text:span text:style-name="T11">&lt;/x-plantilla&gt;</text:span></text:p>
      <text:p text:style-name="P9"/>
      <text:p text:style-name="P7">    <text:span text:style-name="T11">&lt;/x-slot&gt;</text:span></text:p>
      <text:p text:style-name="P16"/>
      <text:p text:style-name="P12">&lt;/x-app-layout&gt;</text:p>
      <text:p text:style-name="P6"/>
      <text:p text:style-name="P2"/>
      <text:p text:style-name="P2"/>
      <text:list xml:id="list40465896" text:continue-numbering="true" text:style-name="L1">
        <text:list-item>
          <text:p text:style-name="P21">Metodo crear: modificamos el metodo create de categoryController</text:p>
        </text:list-item>
      </text:list>
      <text:p text:style-name="P8">  <text:span text:style-name="T2">public</text:span><text:span text:style-name="T8"> </text:span><text:span text:style-name="T2">function</text:span><text:span text:style-name="T8"> </text:span><text:span text:style-name="T16">create</text:span><text:span text:style-name="T8">()</text:span></text:p>
      <text:p text:style-name="P7">    <text:span text:style-name="T8">{</text:span></text:p>
      <text:p text:style-name="P7">        <text:span text:style-name="T2">return</text:span><text:span text:style-name="T8"> </text:span><text:span text:style-name="T16">view(</text:span><text:span text:style-name="T7">'categories.create'</text:span><text:span text:style-name="T16">)</text:span><text:span text:style-name="T8">;</text:span></text:p>
      <text:p text:style-name="P7">    <text:span text:style-name="T8">}</text:span></text:p>
      <text:p text:style-name="P11"/>
      <text:list xml:id="list40478736" text:continue-numbering="true" text:style-name="L1">
        <text:list-item>
          <text:p text:style-name="P21">Rellenamos la vista de create.blade.php</text:p>
          <text:p text:style-name="P21">Aqui controlamos los errores que haiga, y usando value="{{old('name_del_campo')}}" si hay un error al volver siguen los datos insertados</text:p>
        </text:list-item>
      </text:list>
      <text:p text:style-name="P13">&lt;x-app-layout&gt;</text:p>
      <text:p text:style-name="P7">    <text:span text:style-name="T11">&lt;x-slot name=</text:span><text:span text:style-name="T7">"header"</text:span><text:span text:style-name="T11">&gt;</text:span></text:p>
      <text:p text:style-name="P7">        <text:span text:style-name="T11">&lt;h2 class=</text:span><text:span text:style-name="T7">"font-semibold text-xl text-gray-800 leading-tight"</text:span><text:span text:style-name="T11">&gt;</text:span></text:p>
      <text:p text:style-name="P7">            <text:span text:style-name="T16">{{</text:span><text:span text:style-name="T8"> </text:span><text:span text:style-name="T16">__(</text:span><text:span text:style-name="T7">'CREAR CATEGORIAS'</text:span><text:span text:style-name="T16">)</text:span><text:span text:style-name="T8"> </text:span><text:span text:style-name="T16">}}</text:span></text:p>
      <text:p text:style-name="P7">        <text:span text:style-name="T11">&lt;/h2&gt;</text:span></text:p>
      <text:p text:style-name="P7">    <text:span text:style-name="T11">&lt;/x-slot&gt;</text:span></text:p>
      <text:p text:style-name="P7">    <text:span text:style-name="T11">&lt;x-slot name=</text:span><text:span text:style-name="T7">"slot"</text:span><text:span text:style-name="T11">&gt;</text:span></text:p>
      <text:p text:style-name="P7">        <text:span text:style-name="T11">&lt;div class=</text:span><text:span text:style-name="T7">"flex mx-auto my-auto"</text:span><text:span text:style-name="T11">&gt;</text:span></text:p>
      <text:p text:style-name="P7">        <text:span text:style-name="T11">&lt;form action=</text:span><text:span text:style-name="T7">"</text:span><text:span text:style-name="T16">{{route(</text:span><text:span text:style-name="T7">'categories.store'</text:span><text:span text:style-name="T16">)}}</text:span><text:span text:style-name="T7">"</text:span><text:span text:style-name="T11"> name=</text:span><text:span text:style-name="T7">"c"</text:span><text:span text:style-name="T11"> method=</text:span><text:span text:style-name="T7">"POST"</text:span><text:span text:style-name="T11"> &gt;</text:span></text:p>
      <text:p text:style-name="P7">            <text:span text:style-name="T2">@csrf</text:span></text:p>
      <text:p text:style-name="P7">            <text:span text:style-name="T11">&lt;div class=</text:span><text:span text:style-name="T7">"flex"</text:span><text:span text:style-name="T11">&gt;</text:span></text:p>
      <text:p text:style-name="P7">            <text:span text:style-name="T11">&lt;x-jet-label value=</text:span><text:span text:style-name="T7">"Nombre"</text:span><text:span text:style-name="T11">&gt;&lt;/x-jet-label&gt;</text:span></text:p>
      <text:p text:style-name="P7">            <text:span text:style-name="T11">&lt;x-jet-input name=</text:span><text:span text:style-name="T7">"nombre"</text:span><text:span text:style-name="T11"> value=</text:span><text:span text:style-name="T7">"</text:span><text:span text:style-name="T16">{{old(</text:span><text:span text:style-name="T7">'nombre'</text:span><text:span text:style-name="T16">)}}</text:span><text:span text:style-name="T7">"</text:span><text:span text:style-name="T11">&gt;&lt;/x-jet-input&gt;</text:span></text:p>
      <text:p text:style-name="P7">            <text:span text:style-name="T2">@error</text:span><text:span text:style-name="T8">(</text:span><text:span text:style-name="T7">'nombre'</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11">$message</text:span><text:span text:style-name="T16">}}</text:span><text:span text:style-name="T11">&lt;/p&gt;</text:span></text:p>
      <text:p text:style-name="P7">            <text:span text:style-name="T2">@enderror</text:span></text:p>
      <text:p text:style-name="P7">        <text:span text:style-name="T11">&lt;/div&gt;</text:span></text:p>
      <text:p text:style-name="P7">        <text:span text:style-name="T11">&lt;div class=</text:span><text:span text:style-name="T7">"flex"</text:span><text:span text:style-name="T11">&gt;</text:span></text:p>
      <text:p text:style-name="P7">            <text:span text:style-name="T11">&lt;x-jet-label value=</text:span><text:span text:style-name="T7">"Descripcion"</text:span><text:span text:style-name="T11">&gt;&lt;/x-jet-label&gt;</text:span></text:p>
      <text:p text:style-name="P7">            <text:span text:style-name="T11">&lt;x-jet-input name=</text:span><text:span text:style-name="T7">"descripcion"</text:span><text:span text:style-name="T11"> value=</text:span><text:span text:style-name="T7">"</text:span><text:span text:style-name="T16">{{old(</text:span><text:span text:style-name="T7">'descripcion'</text:span><text:span text:style-name="T16">)}}</text:span><text:span text:style-name="T7">"</text:span><text:span text:style-name="T11">&gt;&lt;/x-jet-input&gt;</text:span></text:p>
      <text:p text:style-name="P7"><text:soft-page-break/>            <text:span text:style-name="T2">@error</text:span><text:span text:style-name="T8">(</text:span><text:span text:style-name="T7">'descripcion'</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11">$message</text:span><text:span text:style-name="T16">}}</text:span><text:span text:style-name="T11">&lt;/p&gt;</text:span></text:p>
      <text:p text:style-name="P7">            <text:span text:style-name="T2">@enderror</text:span></text:p>
      <text:p text:style-name="P7">        <text:span text:style-name="T11">&lt;/div&gt;</text:span></text:p>
      <text:p text:style-name="P7">        <text:span text:style-name="T11">&lt;x-jet-button type=</text:span><text:span text:style-name="T7">"submit"</text:span><text:span text:style-name="T11"> &gt;&lt;i class=</text:span><text:span text:style-name="T7">"fas fa-save"</text:span><text:span text:style-name="T11">&gt;&lt;/i&gt;</text:span><text:span text:style-name="T8">Crear</text:span><text:span text:style-name="T11">&lt;/x-jet-button&gt;</text:span></text:p>
      <text:p text:style-name="P7">        <text:span text:style-name="T11">&lt;x-jet-button type=</text:span><text:span text:style-name="T7">"clear"</text:span><text:span text:style-name="T11"> &gt;&lt;i class=</text:span><text:span text:style-name="T7">"fas fa-broom"</text:span><text:span text:style-name="T11">&gt;&lt;/i&gt;</text:span><text:span text:style-name="T8">Reset</text:span><text:span text:style-name="T11">&lt;/x-jet-button&gt;</text:span></text:p>
      <text:p text:style-name="P9"/>
      <text:p text:style-name="P7">        <text:span text:style-name="T11">&lt;/form&gt;</text:span></text:p>
      <text:p text:style-name="P7">    <text:span text:style-name="T11">&lt;/div&gt;</text:span></text:p>
      <text:p text:style-name="P9"/>
      <text:p text:style-name="P7">    <text:span text:style-name="T11">&lt;/x-slot&gt;</text:span></text:p>
      <text:p text:style-name="P16"/>
      <text:p text:style-name="P12">&lt;/x-app-layout&gt;</text:p>
      <text:p text:style-name="P3"/>
      <text:p text:style-name="P2"/>
      <text:list xml:id="list40467945" text:continue-numbering="true" text:style-name="L1">
        <text:list-item>
          <text:p text:style-name="P21">Metodo store: es el que guarda los datos en la BBDD, aqui hacemos <text:s/>las validaciones y si todo esta bien volvemos al index con un mensaje de éxito</text:p>
        </text:list-item>
      </text:list>
      <text:p text:style-name="P5"><text:span text:style-name="T1">public</text:span> <text:span text:style-name="T1">function</text:span> <text:span text:style-name="T15">store</text:span>(<text:span text:style-name="T4">Request</text:span> <text:span text:style-name="T10">$request</text:span>)</text:p>
      <text:p text:style-name="P7">    <text:span text:style-name="T8">{</text:span></text:p>
      <text:p text:style-name="P7">        <text:span text:style-name="T11">$request</text:span><text:span text:style-name="T8">-&gt;</text:span><text:span text:style-name="T16">validate</text:span><text:span text:style-name="T8">([</text:span></text:p>
      <text:p text:style-name="P7">            <text:span text:style-name="T7">'nombre'</text:span><text:span text:style-name="T13">=&gt;</text:span><text:span text:style-name="T8">[</text:span><text:span text:style-name="T7">'required'</text:span><text:span text:style-name="T8">,</text:span><text:span text:style-name="T7">'string'</text:span><text:span text:style-name="T8">,</text:span><text:span text:style-name="T7">'min:3'</text:span><text:span text:style-name="T8">,</text:span><text:span text:style-name="T7">'unique:categories,nombre'</text:span><text:span text:style-name="T8">],</text:span></text:p>
      <text:p text:style-name="P7">            <text:span text:style-name="T7">'descripcion'</text:span><text:span text:style-name="T13">=&gt;</text:span><text:span text:style-name="T8">[</text:span><text:span text:style-name="T7">'required'</text:span><text:span text:style-name="T8">,</text:span><text:span text:style-name="T7">'string'</text:span><text:span text:style-name="T8">,</text:span><text:span text:style-name="T7">'min:10'</text:span><text:span text:style-name="T8">]</text:span></text:p>
      <text:p text:style-name="P7">        <text:span text:style-name="T8">]);</text:span></text:p>
      <text:p text:style-name="P9"/>
      <text:p text:style-name="P7">        <text:span text:style-name="T5">Category</text:span><text:span text:style-name="T8">::</text:span><text:span text:style-name="T16">create</text:span><text:span text:style-name="T8">(</text:span><text:span text:style-name="T11">$request</text:span><text:span text:style-name="T8">-&gt;</text:span><text:span text:style-name="T16">all</text:span><text:span text:style-name="T8">());</text:span></text:p>
      <text:p text:style-name="P9"/>
      <text:p text:style-name="P7">        <text:span text:style-name="T2">return</text:span><text:span text:style-name="T8"> </text:span><text:span text:style-name="T16">redirect()</text:span><text:span text:style-name="T8">-&gt;</text:span><text:span text:style-name="T16">route</text:span><text:span text:style-name="T8">(</text:span><text:span text:style-name="T7">'categories.index'</text:span><text:span text:style-name="T8">)-&gt;</text:span><text:span text:style-name="T16">with</text:span><text:span text:style-name="T8">(</text:span><text:span text:style-name="T7">'info'</text:span><text:span text:style-name="T8">,</text:span><text:span text:style-name="T7">'Categoria creada'</text:span><text:span text:style-name="T8">);</text:span></text:p>
      <text:p text:style-name="P7">    <text:span text:style-name="T8">}</text:span></text:p>
      <text:p text:style-name="P11"/>
      <text:p text:style-name="P2"/>
      <text:list xml:id="list40473578" text:continue-numbering="true" text:style-name="L1">
        <text:list-item>
          <text:p text:style-name="P21">El metodo edit nos lleva a la vista donde hacemos los cambios antes de actualizarlo en el update</text:p>
        </text:list-item>
      </text:list>
      <text:p text:style-name="P5"><text:span text:style-name="T1">public</text:span> <text:span text:style-name="T1">function</text:span> <text:span text:style-name="T15">edit</text:span>(<text:span text:style-name="T4">Category</text:span> <text:span text:style-name="T10">$category</text:span>)</text:p>
      <text:p text:style-name="P7">    <text:span text:style-name="T8">{</text:span></text:p>
      <text:p text:style-name="P7">        <text:span text:style-name="T2">return</text:span><text:span text:style-name="T8"> </text:span><text:span text:style-name="T16">view(</text:span><text:span text:style-name="T7">'categories.update'</text:span><text:span text:style-name="T16">,compact(</text:span><text:span text:style-name="T7">'category'</text:span><text:span text:style-name="T16">))</text:span><text:span text:style-name="T8">;</text:span></text:p>
      <text:p text:style-name="P7">    <text:span text:style-name="T8">}</text:span></text:p>
      <text:p text:style-name="P11"/>
      <text:p text:style-name="P2"/>
      <text:list xml:id="list40482295" text:continue-numbering="true" text:style-name="L1">
        <text:list-item>
          <text:p text:style-name="P21">Vista de edit, los campos deben estar rellenos con la informacion de la categoria que editamos, para ello en el index la enviamos en el enlace a esta vista</text:p>
        </text:list-item>
      </text:list>
      <text:p text:style-name="P13">&lt;x-app-layout&gt;</text:p>
      <text:p text:style-name="P7">    <text:span text:style-name="T11">&lt;x-slot name=</text:span><text:span text:style-name="T7">"header"</text:span><text:span text:style-name="T11">&gt;</text:span></text:p>
      <text:p text:style-name="P7">        <text:span text:style-name="T11">&lt;h2 class=</text:span><text:span text:style-name="T7">"font-semibold text-xl text-gray-800 leading-tight"</text:span><text:span text:style-name="T11">&gt;</text:span></text:p>
      <text:p text:style-name="P7">            <text:span text:style-name="T16">{{</text:span><text:span text:style-name="T8"> </text:span><text:span text:style-name="T16">__(</text:span><text:span text:style-name="T7">'ACRUALIZAR CATEGORIAS'</text:span><text:span text:style-name="T16">)</text:span><text:span text:style-name="T8"> </text:span><text:span text:style-name="T16">}}</text:span></text:p>
      <text:p text:style-name="P7">        <text:span text:style-name="T11">&lt;/h2&gt;</text:span></text:p>
      <text:p text:style-name="P7">    <text:span text:style-name="T11">&lt;/x-slot&gt;</text:span></text:p>
      <text:p text:style-name="P7">    <text:span text:style-name="T11">&lt;x-slot name=</text:span><text:span text:style-name="T7">"slot"</text:span><text:span text:style-name="T11">&gt;</text:span></text:p>
      <text:p text:style-name="P7">        <text:span text:style-name="T11">&lt;div class=</text:span><text:span text:style-name="T7">"flex mx-auto my-auto"</text:span><text:span text:style-name="T11">&gt;</text:span></text:p>
      <text:p text:style-name="P7">        <text:span text:style-name="T11">&lt;form action=</text:span><text:span text:style-name="T7">"</text:span><text:span text:style-name="T16">{{route(</text:span><text:span text:style-name="T7">'categories.update'</text:span><text:span text:style-name="T16">,</text:span><text:span text:style-name="T11">$category</text:span><text:span text:style-name="T16">)}}</text:span><text:span text:style-name="T7">"</text:span><text:span text:style-name="T11"> name=</text:span><text:span text:style-name="T7">"c"</text:span><text:span text:style-name="T11"> method=</text:span><text:span text:style-name="T7">"POST"</text:span><text:span text:style-name="T11"> </text:span><text:soft-page-break/><text:span text:style-name="T11">&gt;</text:span></text:p>
      <text:p text:style-name="P7">            <text:span text:style-name="T2">@method</text:span><text:span text:style-name="T8">(</text:span><text:span text:style-name="T7">'PUT'</text:span><text:span text:style-name="T8">)</text:span></text:p>
      <text:p text:style-name="P7">            <text:span text:style-name="T2">@csrf</text:span></text:p>
      <text:p text:style-name="P7">            <text:span text:style-name="T11">&lt;div class=</text:span><text:span text:style-name="T7">"flex"</text:span><text:span text:style-name="T11">&gt;</text:span></text:p>
      <text:p text:style-name="P7">            <text:span text:style-name="T11">&lt;x-jet-label value=</text:span><text:span text:style-name="T7">"Nombre"</text:span><text:span text:style-name="T11">&gt;&lt;/x-jet-label&gt;</text:span></text:p>
      <text:p text:style-name="P7">            <text:span text:style-name="T11">&lt;x-jet-input name=</text:span><text:span text:style-name="T7">"nombre"</text:span><text:span text:style-name="T11"> value=</text:span><text:span text:style-name="T7">"</text:span><text:span text:style-name="T16">{{</text:span><text:span text:style-name="T11">$category</text:span><text:span text:style-name="T8">-&gt;</text:span><text:span text:style-name="T11">nombre</text:span><text:span text:style-name="T16">}}</text:span><text:span text:style-name="T7">"</text:span><text:span text:style-name="T11">&gt;&lt;/x-jet-input&gt;</text:span></text:p>
      <text:p text:style-name="P7">            <text:span text:style-name="T2">@error</text:span><text:span text:style-name="T8">(</text:span><text:span text:style-name="T7">'nombre'</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11">$message</text:span><text:span text:style-name="T16">}}</text:span><text:span text:style-name="T11">&lt;/p&gt;</text:span></text:p>
      <text:p text:style-name="P7">            <text:span text:style-name="T2">@enderror</text:span></text:p>
      <text:p text:style-name="P7">        <text:span text:style-name="T11">&lt;/div&gt;</text:span></text:p>
      <text:p text:style-name="P7">        <text:span text:style-name="T11">&lt;div class=</text:span><text:span text:style-name="T7">"flex"</text:span><text:span text:style-name="T11">&gt;</text:span></text:p>
      <text:p text:style-name="P7">            <text:span text:style-name="T11">&lt;x-jet-label value=</text:span><text:span text:style-name="T7">"Descripcion"</text:span><text:span text:style-name="T11">&gt;&lt;/x-jet-label&gt;</text:span></text:p>
      <text:p text:style-name="P7">            <text:span text:style-name="T11">&lt;x-jet-input name=</text:span><text:span text:style-name="T7">"descripcion"</text:span><text:span text:style-name="T11"> value=</text:span><text:span text:style-name="T7">"</text:span><text:span text:style-name="T16">{{</text:span><text:span text:style-name="T11">$category</text:span><text:span text:style-name="T8">-&gt;</text:span><text:span text:style-name="T11">descripcion</text:span><text:span text:style-name="T16">}}</text:span><text:span text:style-name="T7">"</text:span><text:span text:style-name="T11">&gt;&lt;/x-jet-input&gt;</text:span></text:p>
      <text:p text:style-name="P7">            <text:span text:style-name="T2">@error</text:span><text:span text:style-name="T8">(</text:span><text:span text:style-name="T7">'descripcion'</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11">$message</text:span><text:span text:style-name="T16">}}</text:span><text:span text:style-name="T11">&lt;/p&gt;</text:span></text:p>
      <text:p text:style-name="P7">            <text:span text:style-name="T2">@enderror</text:span></text:p>
      <text:p text:style-name="P7">        <text:span text:style-name="T11">&lt;/div&gt;</text:span></text:p>
      <text:p text:style-name="P7">        <text:span text:style-name="T11">&lt;x-jet-button type=</text:span><text:span text:style-name="T7">"submit"</text:span><text:span text:style-name="T11"> &gt;&lt;i class=</text:span><text:span text:style-name="T7">"fa-solid fa-pen-to-square"</text:span><text:span text:style-name="T11">&gt;&lt;/i&gt;</text:span><text:span text:style-name="T8">Actualizar</text:span><text:span text:style-name="T11">&lt;/x-jet-button&gt;</text:span></text:p>
      <text:p text:style-name="P7">        <text:span text:style-name="T11">&lt;x-jet-button type=</text:span><text:span text:style-name="T7">"clear"</text:span><text:span text:style-name="T11"> &gt;&lt;i class=</text:span><text:span text:style-name="T7">"fas fa-broom"</text:span><text:span text:style-name="T11">&gt;&lt;/i&gt;</text:span><text:span text:style-name="T8">Reset</text:span><text:span text:style-name="T11">&lt;/x-jet-button&gt;</text:span></text:p>
      <text:p text:style-name="P9"/>
      <text:p text:style-name="P7">        <text:span text:style-name="T11">&lt;/form&gt;</text:span></text:p>
      <text:p text:style-name="P7">    <text:span text:style-name="T11">&lt;/div&gt;</text:span></text:p>
      <text:p text:style-name="P9"/>
      <text:p text:style-name="P7">    <text:span text:style-name="T11">&lt;/x-slot&gt;</text:span></text:p>
      <text:p text:style-name="P16"/>
      <text:p text:style-name="P12">&lt;/x-app-layout&gt;</text:p>
      <text:p text:style-name="P6"/>
      <text:p text:style-name="P2"/>
      <text:list xml:id="list40493972" text:continue-numbering="true" text:style-name="L1">
        <text:list-item>
          <text:p text:style-name="P21">Metodo update que guarda los cambios, aqui en las validaciones con los campos unicos hay que añair una excepcion para que permita guardar el mismo nombre si tiene la misma id</text:p>
        </text:list-item>
      </text:list>
      <text:p text:style-name="P5"><text:span text:style-name="T1">public</text:span> <text:span text:style-name="T1">function</text:span> <text:span text:style-name="T15">update</text:span>(<text:span text:style-name="T4">Request</text:span> <text:span text:style-name="T10">$request</text:span>, <text:span text:style-name="T4">Category</text:span> <text:span text:style-name="T10">$category</text:span>)</text:p>
      <text:p text:style-name="P7">    <text:span text:style-name="T8">{</text:span></text:p>
      <text:p text:style-name="P7">        <text:span text:style-name="T11">$request</text:span><text:span text:style-name="T8">-&gt;</text:span><text:span text:style-name="T16">validate</text:span><text:span text:style-name="T8">([</text:span></text:p>
      <text:p text:style-name="P7">            <text:span text:style-name="T7">'nombre'</text:span><text:span text:style-name="T13">=&gt;</text:span><text:span text:style-name="T8">[</text:span><text:span text:style-name="T7">'required'</text:span><text:span text:style-name="T8">,</text:span><text:span text:style-name="T7">'string'</text:span><text:span text:style-name="T8">,</text:span><text:span text:style-name="T7">'min:3'</text:span><text:span text:style-name="T8">,</text:span><text:span text:style-name="T7">'unique:categories,nombre,'</text:span><text:span text:style-name="T13">.</text:span><text:span text:style-name="T11">$category</text:span><text:span text:style-name="T8">-&gt;</text:span><text:span text:style-name="T11">id</text:span><text:span text:style-name="T8">],</text:span></text:p>
      <text:p text:style-name="P7">            <text:span text:style-name="T7">'descripcion'</text:span><text:span text:style-name="T13">=&gt;</text:span><text:span text:style-name="T8">[</text:span><text:span text:style-name="T7">'required'</text:span><text:span text:style-name="T8">,</text:span><text:span text:style-name="T7">'string'</text:span><text:span text:style-name="T8">,</text:span><text:span text:style-name="T7">'min:10'</text:span><text:span text:style-name="T8">]</text:span></text:p>
      <text:p text:style-name="P7">        <text:span text:style-name="T8">]);</text:span></text:p>
      <text:p text:style-name="P9"/>
      <text:p text:style-name="P7">        <text:span text:style-name="T11">$category</text:span><text:span text:style-name="T8">-&gt;</text:span><text:span text:style-name="T16">update</text:span><text:span text:style-name="T8">(</text:span><text:span text:style-name="T11">$request</text:span><text:span text:style-name="T8">-&gt;</text:span><text:span text:style-name="T16">all</text:span><text:span text:style-name="T8">());</text:span></text:p>
      <text:p text:style-name="P9"/>
      <text:p text:style-name="P7">        <text:span text:style-name="T2">return</text:span><text:span text:style-name="T8"> </text:span><text:span text:style-name="T16">redirect()</text:span><text:span text:style-name="T8">-&gt;</text:span><text:span text:style-name="T16">route</text:span><text:span text:style-name="T8">(</text:span><text:span text:style-name="T7">'categories.index'</text:span><text:span text:style-name="T8">)-&gt;</text:span><text:span text:style-name="T16">with</text:span><text:span text:style-name="T8">(</text:span><text:span text:style-name="T7">'info'</text:span><text:span text:style-name="T8">,</text:span><text:span text:style-name="T7">'Categoria actualizada'</text:span><text:span text:style-name="T8">);</text:span></text:p>
      <text:p text:style-name="P9"/>
      <text:p text:style-name="P7">    <text:span text:style-name="T8">}</text:span></text:p>
      <text:p text:style-name="P11"/>
      <text:p text:style-name="P11"/>
      <text:p text:style-name="P2"><text:soft-page-break/></text:p>
      <text:p text:style-name="P2"/>
      <text:p text:style-name="P2"/>
      <text:list xml:id="list40476585" text:continue-numbering="true" text:style-name="L1">
        <text:list-item>
          <text:p text:style-name="P21">Metodo destroy, no devuelve vista, solo lleva de vuelta al index tras borrar la entrada</text:p>
        </text:list-item>
      </text:list>
      <text:p text:style-name="P8">   <text:span text:style-name="T2">public</text:span><text:span text:style-name="T8"> </text:span><text:span text:style-name="T2">function</text:span><text:span text:style-name="T8"> </text:span><text:span text:style-name="T16">destroy</text:span><text:span text:style-name="T8">(</text:span><text:span text:style-name="T5">Category</text:span><text:span text:style-name="T8"> </text:span><text:span text:style-name="T11">$category</text:span><text:span text:style-name="T8">)</text:span></text:p>
      <text:p text:style-name="P7">    <text:span text:style-name="T8">{</text:span></text:p>
      <text:p text:style-name="P7">        <text:span text:style-name="T11">$category</text:span><text:span text:style-name="T8">-&gt;</text:span><text:span text:style-name="T16">delete</text:span><text:span text:style-name="T8">();</text:span></text:p>
      <text:p text:style-name="P7">        <text:span text:style-name="T2">return</text:span><text:span text:style-name="T8"> </text:span><text:span text:style-name="T16">redirect()</text:span><text:span text:style-name="T8">-&gt;</text:span><text:span text:style-name="T16">route</text:span><text:span text:style-name="T8">(</text:span><text:span text:style-name="T7">'categories.index'</text:span><text:span text:style-name="T8">)-&gt;</text:span><text:span text:style-name="T16">with</text:span><text:span text:style-name="T8">(</text:span><text:span text:style-name="T7">'info'</text:span><text:span text:style-name="T8">,</text:span><text:span text:style-name="T7">'Categoria borrada con éxito'</text:span><text:span text:style-name="T8">);</text:span></text:p>
      <text:p text:style-name="P7">    <text:span text:style-name="T8">}</text:span></text:p>
      <text:p text:style-name="P11"/>
      <text:list xml:id="list40492067" text:continue-numbering="true" text:style-name="L1">
        <text:list-item>
          <text:p text:style-name="P21">Metodo show, enseña los datos de la entrada, asi que necesita el objeto categoria y no necesita modificar la BBDD</text:p>
        </text:list-item>
      </text:list>
      <text:p text:style-name="P5"><text:span text:style-name="T1">public</text:span> <text:span text:style-name="T1">function</text:span> <text:span text:style-name="T15">show</text:span>(<text:span text:style-name="T4">Category</text:span> <text:span text:style-name="T10">$category</text:span>)</text:p>
      <text:p text:style-name="P7">    <text:span text:style-name="T8">{</text:span></text:p>
      <text:p text:style-name="P7">        <text:span text:style-name="T2">return</text:span><text:span text:style-name="T8"> </text:span><text:span text:style-name="T16">view(</text:span><text:span text:style-name="T7">'categories.show'</text:span><text:span text:style-name="T16">,compact(</text:span><text:span text:style-name="T7">'category'</text:span><text:span text:style-name="T16">))</text:span><text:span text:style-name="T8">;</text:span></text:p>
      <text:p text:style-name="P7">    <text:span text:style-name="T8">}</text:span></text:p>
      <text:p text:style-name="P2"/>
      <text:list xml:id="list40490566" text:continue-numbering="true" text:style-name="L1">
        <text:list-item>
          <text:p text:style-name="P21">Vista de show</text:p>
        </text:list-item>
      </text:list>
      <text:p text:style-name="P13">&lt;x-app-layout&gt;</text:p>
      <text:p text:style-name="P7">    <text:span text:style-name="T11">&lt;x-slot name=</text:span><text:span text:style-name="T7">"header"</text:span><text:span text:style-name="T11">&gt;</text:span></text:p>
      <text:p text:style-name="P7">        <text:span text:style-name="T11">&lt;h2 class=</text:span><text:span text:style-name="T7">"font-semibold text-xl text-gray-800 leading-tight"</text:span><text:span text:style-name="T11">&gt;</text:span></text:p>
      <text:p text:style-name="P7">            <text:span text:style-name="T16">{{</text:span><text:span text:style-name="T8"> </text:span><text:span text:style-name="T16">__(</text:span><text:span text:style-name="T7">'MOSTRAR CATEGORIAS'</text:span><text:span text:style-name="T16">)</text:span><text:span text:style-name="T8"> </text:span><text:span text:style-name="T16">}}</text:span></text:p>
      <text:p text:style-name="P7">        <text:span text:style-name="T11">&lt;/h2&gt;</text:span></text:p>
      <text:p text:style-name="P7">    <text:span text:style-name="T11">&lt;/x-slot&gt;</text:span></text:p>
      <text:p text:style-name="P7">    <text:span text:style-name="T11">&lt;x-slot name=</text:span><text:span text:style-name="T7">"slot"</text:span><text:span text:style-name="T11">&gt;</text:span></text:p>
      <text:p text:style-name="P7">        <text:span text:style-name="T11">&lt;x-plantilla&gt;</text:span></text:p>
      <text:p text:style-name="P7">            <text:span text:style-name="T11">&lt;x-slot name=</text:span><text:span text:style-name="T7">"slot"</text:span><text:span text:style-name="T11">&gt;</text:span></text:p>
      <text:p text:style-name="P9"/>
      <text:p text:style-name="P6"><text:span text:style-name="T10">&lt;a href=</text:span><text:span text:style-name="T6">"#"</text:span><text:span text:style-name="T10"> class=</text:span><text:span text:style-name="T6">"mx-auto block p-6 max-w-sm bg-white rounded-lg border border-gray-200 shadow-md hover:bg-gray-100 dark:bg-gray-800 dark:border-gray-700 dark:hover:bg-gray-700"</text:span><text:span text:style-name="T10">&gt;</text:span></text:p>
      <text:p text:style-name="P7">    <text:span text:style-name="T11">&lt;h5 class=</text:span><text:span text:style-name="T7">"mb-2 text-2xl font-bold tracking-tight text-gray-900 dark:text-white"</text:span><text:span text:style-name="T11">&gt;</text:span><text:span text:style-name="T16">{{</text:span><text:span text:style-name="T11">$category</text:span><text:span text:style-name="T8">-&gt;</text:span><text:span text:style-name="T11">nombre</text:span><text:span text:style-name="T16">}}</text:span><text:span text:style-name="T11">&lt;/h5&gt;</text:span></text:p>
      <text:p text:style-name="P7">    <text:span text:style-name="T11">&lt;p class=</text:span><text:span text:style-name="T7">"font-normal text-gray-700 dark:text-gray-400"</text:span><text:span text:style-name="T11">&gt;</text:span><text:span text:style-name="T16">{{</text:span><text:span text:style-name="T11">$category</text:span><text:span text:style-name="T8">-&gt;</text:span><text:span text:style-name="T11">descripcion</text:span><text:span text:style-name="T16">}}</text:span><text:span text:style-name="T11">&lt;/p&gt;</text:span></text:p>
      <text:p text:style-name="P9"/>
      <text:p text:style-name="P7">    <text:span text:style-name="T11">&lt;/a&gt;</text:span></text:p>
      <text:p text:style-name="P7">    <text:span text:style-name="T11">&lt;a href=</text:span><text:span text:style-name="T7">"</text:span><text:span text:style-name="T16">{{route(</text:span><text:span text:style-name="T7">'categories.index'</text:span><text:span text:style-name="T16">)}}</text:span><text:span text:style-name="T7">"</text:span><text:span text:style-name="T11"> class=</text:span><text:span text:style-name="T7">" bg-blue-500 hover:bg-blue-700 text-white font-bold py-2 px-4 rounded"</text:span><text:span text:style-name="T11">&gt;&lt;i class=</text:span><text:span text:style-name="T7">"fas fa-home"</text:span><text:span text:style-name="T11">&gt;</text:span><text:span text:style-name="T8"> Inicio</text:span><text:span text:style-name="T11">&lt;/i&gt;&lt;/a&gt;</text:span></text:p>
      <text:p text:style-name="P16"/>
      <text:p text:style-name="P7">            <text:span text:style-name="T11">&lt;/x-slot&gt;</text:span></text:p>
      <text:p text:style-name="P9"/>
      <text:p text:style-name="P7">        <text:span text:style-name="T11">&lt;/x-plantilla&gt;</text:span></text:p>
      <text:p text:style-name="P7">    <text:span text:style-name="T11">&lt;/x-slot&gt;</text:span></text:p>
      <text:p text:style-name="P12">&lt;/x-app-layout&gt;</text:p>
      <text:p text:style-name="P6"/>
      <text:p text:style-name="P2"/>
      <text:p text:style-name="P2"/>
      <text:p text:style-name="P2"/>
      <text:p text:style-name="P2"><text:soft-page-break/></text:p>
      <text:list xml:id="list40473625" text:continue-numbering="true" text:style-name="L1">
        <text:list-item>
          <text:p text:style-name="P21">Pasamos a cursos, empezamos con el metodo index, que tiene sus diferencis, aqui como hay mas datos, paginamos el resultado, para que aparezca en varias paginas</text:p>
        </text:list-item>
      </text:list>
      <text:p text:style-name="P8"> <text:span text:style-name="T2">public</text:span><text:span text:style-name="T8"> </text:span><text:span text:style-name="T2">function</text:span><text:span text:style-name="T8"> </text:span><text:span text:style-name="T16">index</text:span><text:span text:style-name="T8">()</text:span></text:p>
      <text:p text:style-name="P7">    <text:span text:style-name="T8">{</text:span></text:p>
      <text:p text:style-name="P7">        <text:span text:style-name="T9">//</text:span></text:p>
      <text:p text:style-name="P9"/>
      <text:p text:style-name="P7">        <text:span text:style-name="T11">$cursos</text:span><text:span text:style-name="T13">=</text:span><text:span text:style-name="T5">Curso</text:span><text:span text:style-name="T8">::</text:span><text:span text:style-name="T16">orderBy</text:span><text:span text:style-name="T8">(</text:span><text:span text:style-name="T7">'id'</text:span><text:span text:style-name="T8">,</text:span><text:span text:style-name="T7">'desc'</text:span><text:span text:style-name="T8">)-&gt;</text:span><text:span text:style-name="T16">paginate</text:span><text:span text:style-name="T8">(</text:span><text:span text:style-name="T17">10</text:span><text:span text:style-name="T8">);</text:span></text:p>
      <text:p text:style-name="P7">        <text:span text:style-name="T2">return</text:span><text:span text:style-name="T8"> </text:span><text:span text:style-name="T16">view(</text:span><text:span text:style-name="T7">'cursos.index'</text:span><text:span text:style-name="T16">,compact(</text:span><text:span text:style-name="T7">'cursos'</text:span><text:span text:style-name="T16">))</text:span><text:span text:style-name="T8">;</text:span></text:p>
      <text:p text:style-name="P7">    <text:span text:style-name="T8">}</text:span></text:p>
      <text:p text:style-name="P11"/>
      <text:list xml:id="list40494374" text:continue-numbering="true" text:style-name="L1">
        <text:list-item>
          <text:p text:style-name="P21">Vista de index de cursos, aqui como diferencia para que funcione la paginacion hay un {{$cursos-&gt;links()}} tras la tabla</text:p>
        </text:list-item>
      </text:list>
      <text:p text:style-name="P13">&lt;x-app-layout&gt;</text:p>
      <text:p text:style-name="P7">    <text:span text:style-name="T11">&lt;x-slot name=</text:span><text:span text:style-name="T7">"header"</text:span><text:span text:style-name="T11">&gt;</text:span></text:p>
      <text:p text:style-name="P7">        <text:span text:style-name="T11">&lt;h2 class=</text:span><text:span text:style-name="T7">"font-semibold text-xl text-gray-800 leading-tight"</text:span><text:span text:style-name="T11">&gt;</text:span></text:p>
      <text:p text:style-name="P7">            <text:span text:style-name="T16">{{</text:span><text:span text:style-name="T8"> </text:span><text:span text:style-name="T16">__(</text:span><text:span text:style-name="T7">'CURSOS'</text:span><text:span text:style-name="T16">)</text:span><text:span text:style-name="T8"> </text:span><text:span text:style-name="T16">}}</text:span></text:p>
      <text:p text:style-name="P7">        <text:span text:style-name="T11">&lt;/h2&gt;</text:span></text:p>
      <text:p text:style-name="P7">    <text:span text:style-name="T11">&lt;/x-slot&gt;</text:span></text:p>
      <text:p text:style-name="P7">    <text:span text:style-name="T11">&lt;x-slot name=</text:span><text:span text:style-name="T7">"slot"</text:span><text:span text:style-name="T11">&gt;</text:span></text:p>
      <text:p text:style-name="P7">        <text:span text:style-name="T11">&lt;x-plantilla&gt;</text:span></text:p>
      <text:p text:style-name="P7">            <text:span text:style-name="T11">&lt;x-slot name=</text:span><text:span text:style-name="T7">"slot"</text:span><text:span text:style-name="T11">&gt;</text:span></text:p>
      <text:p text:style-name="P7">                <text:span text:style-name="T11">&lt;div class=</text:span><text:span text:style-name="T7">"flex flex-row-reverse"</text:span><text:span text:style-name="T11">&gt;</text:span></text:p>
      <text:p text:style-name="P7">                    <text:span text:style-name="T11">&lt;a href=</text:span><text:span text:style-name="T7">"</text:span><text:span text:style-name="T16">{{route(</text:span><text:span text:style-name="T7">'cursos.create'</text:span><text:span text:style-name="T16">)}}</text:span><text:span text:style-name="T7">"</text:span><text:span text:style-name="T11"> class=</text:span><text:span text:style-name="T7">" bg-blue-500 hover:bg-blue-700 text-white font-bold py-2 px-4 rounded"</text:span><text:span text:style-name="T11">&gt;&lt;i class=</text:span><text:span text:style-name="T7">"fas fa-plus"</text:span><text:span text:style-name="T11">&gt;</text:span><text:span text:style-name="T8"> NUEVO</text:span><text:span text:style-name="T11">&lt;/i&gt;&lt;/a&gt;</text:span></text:p>
      <text:p text:style-name="P7">                <text:span text:style-name="T11">&lt;/div&gt;</text:span></text:p>
      <text:p text:style-name="P9"/>
      <text:p text:style-name="P7">                <text:span text:style-name="T11">&lt;table class=</text:span><text:span text:style-name="T7">"w-full text-sm text-left text-gray-500 dark:text-gray-400"</text:span><text:span text:style-name="T11">&gt;</text:span></text:p>
      <text:p text:style-name="P7">                    <text:span text:style-name="T11">&lt;thead class=</text:span><text:span text:style-name="T7">"text-xs text-gray-700 uppercase bg-gray-50 dark:bg-gray-700 dark:text-gray-400"</text:span><text:span text:style-name="T11">&gt;</text:span></text:p>
      <text:p text:style-name="P7">                        <text:span text:style-name="T11">&lt;tr&gt;</text:span></text:p>
      <text:p text:style-name="P7">                            <text:span text:style-name="T11">&lt;th scope=</text:span><text:span text:style-name="T7">"col"</text:span><text:span text:style-name="T11"> class=</text:span><text:span text:style-name="T7">"px-6 py-3"</text:span><text:span text:style-name="T11">&gt;</text:span></text:p>
      <text:p text:style-name="P7">                                <text:span text:style-name="T8">ID</text:span></text:p>
      <text:p text:style-name="P7">                            <text:span text:style-name="T11">&lt;/th&gt;</text:span></text:p>
      <text:p text:style-name="P7">                            <text:span text:style-name="T11">&lt;th scope=</text:span><text:span text:style-name="T7">"col"</text:span><text:span text:style-name="T11"> colspan=</text:span><text:span text:style-name="T7">"2"</text:span><text:span text:style-name="T11"> class=</text:span><text:span text:style-name="T7">"px-6 py-3"</text:span><text:span text:style-name="T11">&gt;</text:span></text:p>
      <text:p text:style-name="P7">                                <text:span text:style-name="T8">Nombre</text:span></text:p>
      <text:p text:style-name="P7">                            <text:span text:style-name="T11">&lt;/th&gt;</text:span></text:p>
      <text:p text:style-name="P7">                            <text:span text:style-name="T11">&lt;th scope=</text:span><text:span text:style-name="T7">"col"</text:span><text:span text:style-name="T11"> class=</text:span><text:span text:style-name="T7">"px-6 py-3"</text:span><text:span text:style-name="T11">&gt;</text:span></text:p>
      <text:p text:style-name="P7">                                <text:span text:style-name="T8">Activo</text:span></text:p>
      <text:p text:style-name="P7">                            <text:span text:style-name="T11">&lt;/th&gt;</text:span></text:p>
      <text:p text:style-name="P9"/>
      <text:p text:style-name="P7">                            <text:span text:style-name="T11">&lt;th scope=</text:span><text:span text:style-name="T7">"col"</text:span><text:span text:style-name="T11"> colspan=</text:span><text:span text:style-name="T7">"2"</text:span><text:span text:style-name="T11"> class=</text:span><text:span text:style-name="T7">"px-6 py-3  mx-auto"</text:span><text:span text:style-name="T11">&gt;</text:span></text:p>
      <text:p text:style-name="P7">                                <text:span text:style-name="T8">Acciones</text:span></text:p>
      <text:p text:style-name="P7">                            <text:span text:style-name="T11">&lt;/th&gt;</text:span></text:p>
      <text:p text:style-name="P16"/>
      <text:p text:style-name="P7">                        <text:span text:style-name="T11">&lt;/tr&gt;</text:span></text:p>
      <text:p text:style-name="P7">                    <text:span text:style-name="T11">&lt;/thead&gt;</text:span></text:p>
      <text:p text:style-name="P7">                    <text:span text:style-name="T11">&lt;tbody&gt;</text:span></text:p>
      <text:p text:style-name="P7">                        <text:span text:style-name="T2">@foreach </text:span><text:span text:style-name="T8">(</text:span><text:span text:style-name="T11">$cursos</text:span><text:span text:style-name="T8"> </text:span><text:span text:style-name="T13">as</text:span><text:span text:style-name="T8"> </text:span><text:span text:style-name="T11">$item</text:span><text:span text:style-name="T8">)</text:span></text:p>
      <text:p text:style-name="P9"/>
      <text:p text:style-name="P7"><text:soft-page-break/>                        <text:span text:style-name="T11">&lt;tr class=</text:span><text:span text:style-name="T7">"bg-white border-b dark:bg-gray-800 dark:border-gray-700"</text:span><text:span text:style-name="T11">&gt;</text:span></text:p>
      <text:p text:style-name="P9"/>
      <text:p text:style-name="P7">                            <text:span text:style-name="T11">&lt;td class=</text:span><text:span text:style-name="T7">"px-6 py-4"</text:span><text:span text:style-name="T11">&gt;</text:span></text:p>
      <text:p text:style-name="P16"/>
      <text:p text:style-name="P7">                                <text:span text:style-name="T11">&lt;a class=</text:span><text:span text:style-name="T7">"rounded-full bg-red-600 text-white"</text:span><text:span text:style-name="T11"> href=</text:span><text:span text:style-name="T7">"</text:span><text:span text:style-name="T16">{{route(</text:span><text:span text:style-name="T7">'cursos.show'</text:span><text:span text:style-name="T16">,</text:span><text:span text:style-name="T11">$item</text:span><text:span text:style-name="T16">)}}</text:span><text:span text:style-name="T7">"</text:span><text:span text:style-name="T11">&gt;&lt;x-jet-button&gt;</text:span><text:span text:style-name="T8"> </text:span><text:span text:style-name="T16">{{</text:span><text:span text:style-name="T11">$item</text:span><text:span text:style-name="T8">-&gt;</text:span><text:span text:style-name="T11">id</text:span><text:span text:style-name="T16">}}</text:span><text:span text:style-name="T11">&lt;/x-jet-button&gt;&lt;/a&gt;</text:span></text:p>
      <text:p text:style-name="P7">                            <text:span text:style-name="T11">&lt;/td&gt;</text:span></text:p>
      <text:p text:style-name="P9"/>
      <text:p text:style-name="P7">                            <text:span text:style-name="T11">&lt;th colspan=</text:span><text:span text:style-name="T7">"2"</text:span><text:span text:style-name="T11"> scope=</text:span><text:span text:style-name="T7">"row"</text:span></text:p>
      <text:p text:style-name="P7"><text:span text:style-name="T10">                                </text:span><text:span text:style-name="T11">class=</text:span><text:span text:style-name="T7">"px-6 py-4 font-medium text-gray-900 dark:text-white whitespace-nowrap content-center"</text:span><text:span text:style-name="T11">&gt;</text:span></text:p>
      <text:p text:style-name="P7">                                <text:span text:style-name="T11">&lt;div class=</text:span><text:span text:style-name="T7">"flex "</text:span><text:span text:style-name="T11">&gt;</text:span></text:p>
      <text:p text:style-name="P7">                                <text:span text:style-name="T11">&lt;img class=</text:span><text:span text:style-name="T7">"w-10 h-10 rounded-full"</text:span><text:span text:style-name="T11"> src=</text:span><text:span text:style-name="T7">"</text:span><text:span text:style-name="T16">{{</text:span><text:span text:style-name="T5">Storage</text:span><text:span text:style-name="T8">::</text:span><text:span text:style-name="T16">url</text:span><text:span text:style-name="T7">(</text:span><text:span text:style-name="T11">$item</text:span><text:span text:style-name="T8">-&gt;</text:span><text:span text:style-name="T11">imagen</text:span><text:span text:style-name="T7">)</text:span><text:span text:style-name="T16">}}</text:span><text:span text:style-name="T7">"</text:span><text:span text:style-name="T11"> alt=</text:span><text:span text:style-name="T7">"Imagen"</text:span><text:span text:style-name="T11">&gt;</text:span></text:p>
      <text:p text:style-name="P7">                                <text:span text:style-name="T16">{{</text:span><text:span text:style-name="T11">$item</text:span><text:span text:style-name="T8">-&gt;</text:span><text:span text:style-name="T11">nombre</text:span><text:span text:style-name="T16">}}</text:span></text:p>
      <text:p text:style-name="P7">                            <text:span text:style-name="T11">&lt;/div&gt;</text:span></text:p>
      <text:p text:style-name="P7">                            <text:span text:style-name="T11">&lt;/th&gt;</text:span></text:p>
      <text:p text:style-name="P7">                            <text:span text:style-name="T11">&lt;td class=</text:span><text:span text:style-name="T7">"px-6 py-4 </text:span><text:span text:style-name="T2">@if </text:span><text:span text:style-name="T7">(</text:span><text:span text:style-name="T11">$item</text:span><text:span text:style-name="T8">-&gt;</text:span><text:span text:style-name="T11">activo</text:span><text:span text:style-name="T13">==</text:span><text:span text:style-name="T7">"SI") text-blue-700 </text:span><text:span text:style-name="T2">@else</text:span><text:span text:style-name="T7"> text-red-700 </text:span><text:span text:style-name="T2">@endif</text:span><text:span text:style-name="T7">"</text:span><text:span text:style-name="T11">&gt;</text:span></text:p>
      <text:p text:style-name="P7">                                <text:span text:style-name="T16">{{</text:span><text:span text:style-name="T11">$item</text:span><text:span text:style-name="T8">-&gt;</text:span><text:span text:style-name="T11">activo</text:span><text:span text:style-name="T16">}}</text:span></text:p>
      <text:p text:style-name="P7">                            <text:span text:style-name="T11">&lt;/td&gt;</text:span></text:p>
      <text:p text:style-name="P9"/>
      <text:p text:style-name="P7">                            <text:span text:style-name="T11">&lt;td colspan=</text:span><text:span text:style-name="T7">"2"</text:span><text:span text:style-name="T11"> class=</text:span><text:span text:style-name="T7">"px-6 py-4"</text:span><text:span text:style-name="T11">&gt;</text:span></text:p>
      <text:p text:style-name="P7">                                <text:span text:style-name="T11">&lt;td colspan=</text:span><text:span text:style-name="T7">"2"</text:span><text:span text:style-name="T11"> class=</text:span><text:span text:style-name="T7">"px-6 py-4"</text:span><text:span text:style-name="T11">&gt;</text:span></text:p>
      <text:p text:style-name="P7">                                    <text:span text:style-name="T11">&lt;form action=</text:span><text:span text:style-name="T7">"</text:span><text:span text:style-name="T16">{{route(</text:span><text:span text:style-name="T7">'cursos.destroy'</text:span><text:span text:style-name="T16">,</text:span><text:span text:style-name="T11">$item</text:span><text:span text:style-name="T16">)}}</text:span><text:span text:style-name="T7">"</text:span><text:span text:style-name="T11"> method=</text:span><text:span text:style-name="T7">"POST"</text:span><text:span text:style-name="T11">&gt;</text:span></text:p>
      <text:p text:style-name="P7">                                    <text:span text:style-name="T2">@csrf</text:span></text:p>
      <text:p text:style-name="P7">                                        <text:span text:style-name="T2">@method</text:span><text:span text:style-name="T8">(</text:span><text:span text:style-name="T7">'</text:span><text:span text:style-name="T2">DELETE</text:span><text:span text:style-name="T7">'</text:span><text:span text:style-name="T8">)</text:span></text:p>
      <text:p text:style-name="P7">                                        <text:span text:style-name="T11">&lt;div class=</text:span><text:span text:style-name="T7">"flex"</text:span><text:span text:style-name="T11">&gt;</text:span></text:p>
      <text:p text:style-name="P7">                                        <text:span text:style-name="T11">&lt;x-jet-button class=</text:span><text:span text:style-name="T7">"bg-blue-600 hover:bg-blue-700 active:bg-blue-900 focus:outline-none focus:border-blue-900 focus:ring focus:ring-blue-300"</text:span><text:span text:style-name="T11">&gt;&lt;i class=</text:span><text:span text:style-name="T7">"fas fa-trash "</text:span><text:span text:style-name="T11">&gt;&lt;/i&gt;</text:span><text:span text:style-name="T8"> Borrar</text:span><text:span text:style-name="T11">&lt;/x-jet-button&gt;</text:span></text:p>
      <text:p text:style-name="P9"/>
      <text:p text:style-name="P7">                                <text:span text:style-name="T11">&lt;/form&gt;</text:span></text:p>
      <text:p text:style-name="P7">                                <text:span text:style-name="T11">&lt;a href=</text:span><text:span text:style-name="T7">"</text:span><text:span text:style-name="T16">{{route(</text:span><text:span text:style-name="T7">'cursos.edit'</text:span><text:span text:style-name="T16">,</text:span><text:span text:style-name="T11">$item</text:span><text:span text:style-name="T16">)}}</text:span><text:span text:style-name="T7">"</text:span><text:span text:style-name="T11"> class=</text:span><text:span text:style-name="T7">"inline-flex items-center px-4 py-2 bg-yellow-800 border border-transparent rounded-md font-semibold text-xs text-black uppercase tracking-widest hover:bg-yellow-700 active:bg-yellow-900 focus:outline-none focus:border-yellow-900 focus:ring focus:ring-yellow-300 disabled:opacity-25 transition"</text:span><text:span text:style-name="T11">&gt;&lt;i class=</text:span><text:span text:style-name="T7">"fa-solid fa-pen-to-square"</text:span><text:span text:style-name="T11">&gt;&lt;/i&gt;</text:span><text:span text:style-name="T8">Update</text:span><text:span text:style-name="T11">&lt;/a&gt;</text:span></text:p>
      <text:p text:style-name="P7">                            <text:span text:style-name="T11">&lt;/td&gt;</text:span></text:p>
      <text:p text:style-name="P16"/>
      <text:p text:style-name="P7">                        <text:span text:style-name="T11">&lt;/tr&gt;</text:span></text:p>
      <text:p text:style-name="P7">                        <text:span text:style-name="T2">@endforeach</text:span></text:p>
      <text:p text:style-name="P9"/>
      <text:p text:style-name="P7">                        <text:span text:style-name="T11">&lt;div class=</text:span><text:span text:style-name="T7">"mt-2"</text:span><text:span text:style-name="T11">&gt;</text:span></text:p>
      <text:p text:style-name="P9"/>
      <text:p text:style-name="P7">                            <text:span text:style-name="T16">{{</text:span><text:span text:style-name="T8"> </text:span><text:span text:style-name="T11">$cursos</text:span><text:span text:style-name="T8">-&gt;</text:span><text:span text:style-name="T16">links</text:span><text:span text:style-name="T8">() </text:span><text:span text:style-name="T16">}}</text:span></text:p>
      <text:p text:style-name="P7">                        <text:span text:style-name="T11">&lt;/div&gt;</text:span></text:p>
      <text:p text:style-name="P7">                    <text:span text:style-name="T11">&lt;/tbody&gt;</text:span></text:p>
      <text:p text:style-name="P9"><text:soft-page-break/></text:p>
      <text:p text:style-name="P7">                <text:span text:style-name="T11">&lt;/table&gt;</text:span></text:p>
      <text:p text:style-name="P9"/>
      <text:p text:style-name="P7">            <text:span text:style-name="T11">&lt;/x-slot&gt;</text:span></text:p>
      <text:p text:style-name="P7">        <text:span text:style-name="T11">&lt;/x-plantilla&gt;</text:span></text:p>
      <text:p text:style-name="P9"/>
      <text:p text:style-name="P7">    <text:span text:style-name="T11">&lt;/x-slot&gt;</text:span></text:p>
      <text:p text:style-name="P12">&lt;/x-app-layout&gt;</text:p>
      <text:p text:style-name="P6"/>
      <text:p text:style-name="P2"/>
      <text:list xml:id="list40494315" text:continue-numbering="true" text:style-name="L1">
        <text:list-item>
          <text:p text:style-name="P21">Metodo create de cursos, esta tabla tiene clave foránea de categorias, asi que para trabajr con esta tabla vamos a necesitar traernos las categorias en multiples ocasiones</text:p>
        </text:list-item>
      </text:list>
      <text:p text:style-name="P8">  <text:span text:style-name="T2">public</text:span><text:span text:style-name="T8"> </text:span><text:span text:style-name="T2">function</text:span><text:span text:style-name="T8"> </text:span><text:span text:style-name="T16">create</text:span><text:span text:style-name="T8">()</text:span></text:p>
      <text:p text:style-name="P7">    <text:span text:style-name="T8">{</text:span></text:p>
      <text:p text:style-name="P7">        <text:span text:style-name="T11">$category</text:span><text:span text:style-name="T13">=</text:span><text:span text:style-name="T5">Category</text:span><text:span text:style-name="T8">::</text:span><text:span text:style-name="T16">all</text:span><text:span text:style-name="T8">();</text:span></text:p>
      <text:p text:style-name="P7">        <text:span text:style-name="T2">return</text:span><text:span text:style-name="T8"> </text:span><text:span text:style-name="T16">view(</text:span><text:span text:style-name="T7">'cursos.create'</text:span><text:span text:style-name="T16">,compact(</text:span><text:span text:style-name="T7">'category'</text:span><text:span text:style-name="T16">))</text:span><text:span text:style-name="T8">;</text:span></text:p>
      <text:p text:style-name="P7">    <text:span text:style-name="T8">}</text:span></text:p>
      <text:p text:style-name="P11"/>
      <text:list xml:id="list40474001" text:continue-numbering="true" text:style-name="L1">
        <text:list-item>
          <text:p text:style-name="P21">Vista de create , aqui hemos introducido un script para hacer que al cambiar la imagen seleccionada se muestre la nueva en pantalla</text:p>
        </text:list-item>
      </text:list>
      <text:p text:style-name="P13">&lt;x-app-layout&gt;</text:p>
      <text:p text:style-name="P7">    <text:span text:style-name="T11">&lt;x-slot name=</text:span><text:span text:style-name="T7">"header"</text:span><text:span text:style-name="T11">&gt;</text:span></text:p>
      <text:p text:style-name="P7">        <text:span text:style-name="T11">&lt;h2 class=</text:span><text:span text:style-name="T7">"font-semibold text-xl text-gray-800 leading-tight"</text:span><text:span text:style-name="T11">&gt;</text:span></text:p>
      <text:p text:style-name="P7">            <text:span text:style-name="T16">{{</text:span><text:span text:style-name="T8"> </text:span><text:span text:style-name="T16">__(</text:span><text:span text:style-name="T7">'CREAR CURSOS'</text:span><text:span text:style-name="T16">)</text:span><text:span text:style-name="T8"> </text:span><text:span text:style-name="T16">}}</text:span></text:p>
      <text:p text:style-name="P7">        <text:span text:style-name="T11">&lt;/h2&gt;</text:span></text:p>
      <text:p text:style-name="P7">    <text:span text:style-name="T11">&lt;/x-slot&gt;</text:span></text:p>
      <text:p text:style-name="P7">    <text:span text:style-name="T11">&lt;x-slot name=</text:span><text:span text:style-name="T7">"slot"</text:span><text:span text:style-name="T11">&gt;</text:span></text:p>
      <text:p text:style-name="P7">        <text:span text:style-name="T11">&lt;div class=</text:span><text:span text:style-name="T7">"flex mx-auto my-auto"</text:span><text:span text:style-name="T11">&gt;</text:span></text:p>
      <text:p text:style-name="P7">        <text:span text:style-name="T11">&lt;form action=</text:span><text:span text:style-name="T7">"</text:span><text:span text:style-name="T16">{{route(</text:span><text:span text:style-name="T7">'cursos.store'</text:span><text:span text:style-name="T16">)}}</text:span><text:span text:style-name="T7">"</text:span><text:span text:style-name="T11"> name=</text:span><text:span text:style-name="T7">"c"</text:span><text:span text:style-name="T11"> method=</text:span><text:span text:style-name="T7">"POST"</text:span><text:span text:style-name="T11">  enctype=</text:span><text:span text:style-name="T7">"multipart/form-data"</text:span><text:span text:style-name="T11">&gt;</text:span></text:p>
      <text:p text:style-name="P7">            <text:span text:style-name="T2">@csrf</text:span></text:p>
      <text:p text:style-name="P7">            <text:span text:style-name="T11">&lt;div class=</text:span><text:span text:style-name="T7">"flex"</text:span><text:span text:style-name="T11">&gt;</text:span></text:p>
      <text:p text:style-name="P7">            <text:span text:style-name="T11">&lt;x-jet-label value=</text:span><text:span text:style-name="T7">"Nombre"</text:span><text:span text:style-name="T11">&gt;&lt;/x-jet-label&gt;</text:span></text:p>
      <text:p text:style-name="P7">            <text:span text:style-name="T11">&lt;x-jet-input name=</text:span><text:span text:style-name="T7">"nombre"</text:span><text:span text:style-name="T11"> value=</text:span><text:span text:style-name="T7">"</text:span><text:span text:style-name="T16">{{old(</text:span><text:span text:style-name="T7">'nombre'</text:span><text:span text:style-name="T16">)}}</text:span><text:span text:style-name="T7">"</text:span><text:span text:style-name="T11">&gt;&lt;/x-jet-input&gt;</text:span></text:p>
      <text:p text:style-name="P7">            <text:span text:style-name="T2">@error</text:span><text:span text:style-name="T8">(</text:span><text:span text:style-name="T7">'nombre'</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11">$message</text:span><text:span text:style-name="T16">}}</text:span><text:span text:style-name="T11">&lt;/p&gt;</text:span></text:p>
      <text:p text:style-name="P7">            <text:span text:style-name="T2">@enderror</text:span></text:p>
      <text:p text:style-name="P7">        <text:span text:style-name="T11">&lt;/div&gt;</text:span></text:p>
      <text:p text:style-name="P7">        <text:span text:style-name="T11">&lt;div class=</text:span><text:span text:style-name="T7">"flex"</text:span><text:span text:style-name="T11">&gt;</text:span></text:p>
      <text:p text:style-name="P7">            <text:span text:style-name="T11">&lt;x-jet-label value=</text:span><text:span text:style-name="T7">"Descripcion"</text:span><text:span text:style-name="T11">&gt;&lt;/x-jet-label&gt;</text:span></text:p>
      <text:p text:style-name="P7">            <text:span text:style-name="T11">&lt;x-jet-input name=</text:span><text:span text:style-name="T7">"descripcion"</text:span><text:span text:style-name="T11"> value=</text:span><text:span text:style-name="T7">"</text:span><text:span text:style-name="T16">{{old(</text:span><text:span text:style-name="T7">'descripcion'</text:span><text:span text:style-name="T16">)}}</text:span><text:span text:style-name="T7">"</text:span><text:span text:style-name="T11">&gt;&lt;/x-jet-input&gt;</text:span></text:p>
      <text:p text:style-name="P7">            <text:span text:style-name="T2">@error</text:span><text:span text:style-name="T8">(</text:span><text:span text:style-name="T7">'descripcion'</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11">$message</text:span><text:span text:style-name="T16">}}</text:span><text:span text:style-name="T11">&lt;/p&gt;</text:span></text:p>
      <text:p text:style-name="P7">            <text:span text:style-name="T2">@enderror</text:span></text:p>
      <text:p text:style-name="P7">        <text:span text:style-name="T11">&lt;/div&gt;</text:span></text:p>
      <text:p text:style-name="P9"/>
      <text:p text:style-name="P7">        <text:span text:style-name="T11">&lt;div class=</text:span><text:span text:style-name="T7">"flex"</text:span><text:span text:style-name="T11">&gt;</text:span></text:p>
      <text:p text:style-name="P7">            <text:span text:style-name="T11">&lt;x-jet-label&gt;</text:span><text:span text:style-name="T8">Activo:</text:span><text:span text:style-name="T11">&lt;/x-jet-label&gt;</text:span></text:p>
      <text:p text:style-name="P7">            <text:span text:style-name="T11">&lt;br&gt;</text:span></text:p>
      <text:p text:style-name="P7"><text:soft-page-break/>            <text:span text:style-name="T11">&lt;x-jet-label&gt;</text:span><text:span text:style-name="T8">SI</text:span><text:span text:style-name="T11">&lt;/x-jet-label&gt;</text:span></text:p>
      <text:p text:style-name="P7">            <text:span text:style-name="T11">&lt;x-jet-input type=</text:span><text:span text:style-name="T7">"radio"</text:span><text:span text:style-name="T11"> name=</text:span><text:span text:style-name="T7">"activo"</text:span><text:span text:style-name="T11"> value=</text:span><text:span text:style-name="T7">"1"</text:span><text:span text:style-name="T11">&gt;&lt;/x-jet-input&gt;</text:span></text:p>
      <text:p text:style-name="P7">            <text:span text:style-name="T11">&lt;x-jet-label&gt;</text:span><text:span text:style-name="T8">NO</text:span><text:span text:style-name="T11">&lt;/x-jet-label&gt;</text:span></text:p>
      <text:p text:style-name="P7">            <text:span text:style-name="T11">&lt;x-jet-input type=</text:span><text:span text:style-name="T7">"radio"</text:span><text:span text:style-name="T11"> name=</text:span><text:span text:style-name="T7">"activo"</text:span><text:span text:style-name="T11"> value=</text:span><text:span text:style-name="T7">"2"</text:span><text:span text:style-name="T11">&gt;&lt;/x-jet-input&gt;</text:span></text:p>
      <text:p text:style-name="P7">            </text:p>
      <text:p text:style-name="P7">            <text:span text:style-name="T2">@error</text:span><text:span text:style-name="T8">(</text:span><text:span text:style-name="T7">'activo'</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11">$message</text:span><text:span text:style-name="T16">}}</text:span><text:span text:style-name="T11">&lt;/p&gt;</text:span></text:p>
      <text:p text:style-name="P7">            <text:span text:style-name="T2">@enderror</text:span></text:p>
      <text:p text:style-name="P7">        <text:span text:style-name="T11">&lt;/div&gt;</text:span></text:p>
      <text:p text:style-name="P9"/>
      <text:p text:style-name="P7">        <text:span text:style-name="T11">&lt;div class=</text:span><text:span text:style-name="T7">"flex"</text:span><text:span text:style-name="T11">&gt;</text:span></text:p>
      <text:p text:style-name="P7">            <text:span text:style-name="T11">&lt;x-jet-label&gt;</text:span><text:span text:style-name="T8">Imagen:</text:span><text:span text:style-name="T11">&lt;/x-jet-label&gt;</text:span></text:p>
      <text:p text:style-name="P7">            <text:span text:style-name="T11">&lt;input type=</text:span><text:span text:style-name="T7">"file"</text:span><text:span text:style-name="T11"> name=</text:span><text:span text:style-name="T7">"imagen"</text:span><text:span text:style-name="T11">  accept=</text:span><text:span text:style-name="T7">"image/*"</text:span><text:span text:style-name="T11"> id=</text:span><text:span text:style-name="T7">"image"</text:span><text:span text:style-name="T11"> &gt;</text:span></text:p>
      <text:p text:style-name="P7">            <text:span text:style-name="T11">&lt;img src=</text:span><text:span text:style-name="T7">"/storage/cursos/no-img.png"</text:span><text:span text:style-name="T11"> class=</text:span><text:span text:style-name="T7">"bg-cover bg-center"</text:span><text:span text:style-name="T11"> id=</text:span><text:span text:style-name="T7">"img"</text:span><text:span text:style-name="T11">&gt;</text:span></text:p>
      <text:p text:style-name="P9"/>
      <text:p text:style-name="P7">            <text:span text:style-name="T2">@error</text:span><text:span text:style-name="T8">(</text:span><text:span text:style-name="T7">'imagen'</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11">$message</text:span><text:span text:style-name="T16">}}</text:span><text:span text:style-name="T11">&lt;/p&gt;</text:span></text:p>
      <text:p text:style-name="P7">            <text:span text:style-name="T2">@enderror</text:span></text:p>
      <text:p text:style-name="P9"/>
      <text:p text:style-name="P7">        <text:span text:style-name="T11">&lt;/div&gt;</text:span></text:p>
      <text:p text:style-name="P9"/>
      <text:p text:style-name="P7">        <text:span text:style-name="T11">&lt;div class=</text:span><text:span text:style-name="T7">"flex mt-2 mb-2"</text:span><text:span text:style-name="T11">&gt;</text:span></text:p>
      <text:p text:style-name="P7">            <text:span text:style-name="T11">&lt;x-jet-label&gt;</text:span><text:span text:style-name="T8">Categoria:</text:span><text:span text:style-name="T11">&lt;/x-jet-label&gt;</text:span></text:p>
      <text:p text:style-name="P7">            <text:span text:style-name="T11">&lt;select name=</text:span><text:span text:style-name="T7">"category_id"</text:span><text:span text:style-name="T11">&gt;</text:span></text:p>
      <text:p text:style-name="P9"/>
      <text:p text:style-name="P7">            <text:span text:style-name="T2">@foreach </text:span><text:span text:style-name="T8">(</text:span><text:span text:style-name="T11">$category</text:span><text:span text:style-name="T8"> </text:span><text:span text:style-name="T13">as</text:span><text:span text:style-name="T8"> </text:span><text:span text:style-name="T11">$item</text:span><text:span text:style-name="T8">)</text:span></text:p>
      <text:p text:style-name="P9"/>
      <text:p text:style-name="P7">                <text:span text:style-name="T11">&lt;option class=</text:span><text:span text:style-name="T7">"border-gray-300 focus:border-indigo-300 focus:ring focus:ring-indigo-200 focus:ring-opacity-50 rounded-md shadow-sm"</text:span><text:span text:style-name="T11"> value=</text:span><text:span text:style-name="T7">"</text:span><text:span text:style-name="T16">{{</text:span><text:span text:style-name="T11">$item</text:span><text:span text:style-name="T8">-&gt;</text:span><text:span text:style-name="T11">id</text:span><text:span text:style-name="T16">}}</text:span><text:span text:style-name="T7">"</text:span><text:span text:style-name="T11">&gt;</text:span><text:span text:style-name="T16">{{</text:span><text:span text:style-name="T11">$item</text:span><text:span text:style-name="T8">-&gt;</text:span><text:span text:style-name="T11">nombre</text:span><text:span text:style-name="T16">}}</text:span><text:span text:style-name="T11">&lt;/option&gt;</text:span></text:p>
      <text:p text:style-name="P9"/>
      <text:p text:style-name="P7">            <text:span text:style-name="T2">@endforeach</text:span></text:p>
      <text:p text:style-name="P7">        <text:span text:style-name="T11">&lt;/select&gt;</text:span></text:p>
      <text:p text:style-name="P16"/>
      <text:p text:style-name="P7">        <text:span text:style-name="T11">&lt;/div&gt;</text:span></text:p>
      <text:p text:style-name="P9"/>
      <text:p text:style-name="P7">        <text:span text:style-name="T11">&lt;x-jet-button type=</text:span><text:span text:style-name="T7">"submit"</text:span><text:span text:style-name="T11"> &gt;&lt;i class=</text:span><text:span text:style-name="T7">"fas fa-save"</text:span><text:span text:style-name="T11">&gt;&lt;/i&gt;</text:span><text:span text:style-name="T8">Crear</text:span><text:span text:style-name="T11">&lt;/x-jet-button&gt;</text:span></text:p>
      <text:p text:style-name="P7">        <text:span text:style-name="T11">&lt;x-jet-button type=</text:span><text:span text:style-name="T7">"clear"</text:span><text:span text:style-name="T11"> &gt;&lt;i class=</text:span><text:span text:style-name="T7">"fas fa-broom"</text:span><text:span text:style-name="T11">&gt;&lt;/i&gt;</text:span><text:span text:style-name="T8">Reset</text:span><text:span text:style-name="T11">&lt;/x-jet-button&gt;</text:span></text:p>
      <text:p text:style-name="P9"/>
      <text:p text:style-name="P7">        <text:span text:style-name="T11">&lt;/form&gt;</text:span></text:p>
      <text:p text:style-name="P7">    <text:span text:style-name="T11">&lt;/div&gt;</text:span></text:p>
      <text:p text:style-name="P9"/>
      <text:p text:style-name="P7">    <text:span text:style-name="T11">&lt;script&gt;</text:span></text:p>
      <text:p text:style-name="P7">        <text:span text:style-name="T9">//Cambiar imagen</text:span></text:p>
      <text:p text:style-name="P7">        <text:span text:style-name="T11">document</text:span><text:span text:style-name="T16">.getElementById</text:span><text:span text:style-name="T8">(</text:span><text:span text:style-name="T7">"image"</text:span><text:span text:style-name="T8">)</text:span><text:span text:style-name="T16">.addEventListener</text:span><text:span text:style-name="T8">(</text:span><text:span text:style-name="T7">'change'</text:span><text:span text:style-name="T8">, </text:span><text:span text:style-name="T11">cambiarImagen</text:span><text:span text:style-name="T8">);</text:span></text:p>
      <text:p text:style-name="P7">        <text:span text:style-name="T2">function</text:span><text:span text:style-name="T8"> </text:span><text:span text:style-name="T16">cambiarImagen</text:span><text:span text:style-name="T8">(</text:span><text:span text:style-name="T17">event</text:span><text:span text:style-name="T8">){</text:span></text:p>
      <text:p text:style-name="P7">            <text:span text:style-name="T2">var</text:span><text:span text:style-name="T8"> </text:span><text:span text:style-name="T11">file</text:span><text:span text:style-name="T8"> </text:span><text:span text:style-name="T13">=</text:span><text:span text:style-name="T8"> </text:span><text:span text:style-name="T11">event</text:span><text:span text:style-name="T8">.</text:span><text:span text:style-name="T11">target</text:span><text:span text:style-name="T8">.</text:span><text:span text:style-name="T11">files</text:span><text:span text:style-name="T8">[</text:span><text:span text:style-name="T17">0</text:span><text:span text:style-name="T8">];</text:span></text:p>
      <text:p text:style-name="P7">            <text:span text:style-name="T2">var</text:span><text:span text:style-name="T8"> </text:span><text:span text:style-name="T11">reader</text:span><text:span text:style-name="T8"> </text:span><text:span text:style-name="T13">=</text:span><text:span text:style-name="T8"> </text:span><text:span text:style-name="T13">new</text:span><text:span text:style-name="T8"> </text:span><text:span text:style-name="T16">FileReader</text:span><text:span text:style-name="T8">();</text:span></text:p>
      <text:p text:style-name="P7"><text:soft-page-break/>            <text:span text:style-name="T11">reader</text:span><text:span text:style-name="T8">.</text:span><text:span text:style-name="T16">onload</text:span><text:span text:style-name="T13">=</text:span><text:span text:style-name="T8">(</text:span><text:span text:style-name="T17">event</text:span><text:span text:style-name="T8">)</text:span><text:span text:style-name="T2">=&gt;</text:span><text:span text:style-name="T8">{</text:span></text:p>
      <text:p text:style-name="P7">                <text:span text:style-name="T11">document</text:span><text:span text:style-name="T16">.getElementById</text:span><text:span text:style-name="T8">(</text:span><text:span text:style-name="T7">"img"</text:span><text:span text:style-name="T8">)</text:span><text:span text:style-name="T16">.setAttribute</text:span><text:span text:style-name="T8">(</text:span><text:span text:style-name="T7">'src'</text:span><text:span text:style-name="T8">, </text:span><text:span text:style-name="T11">event</text:span><text:span text:style-name="T8">.</text:span><text:span text:style-name="T11">target</text:span><text:span text:style-name="T8">.</text:span><text:span text:style-name="T11">result</text:span><text:span text:style-name="T8">)</text:span></text:p>
      <text:p text:style-name="P7">            <text:span text:style-name="T8">};</text:span></text:p>
      <text:p text:style-name="P7">            <text:span text:style-name="T11">reader</text:span><text:span text:style-name="T16">.readAsDataURL</text:span><text:span text:style-name="T8">(</text:span><text:span text:style-name="T11">file</text:span><text:span text:style-name="T8">);</text:span></text:p>
      <text:p text:style-name="P7">        <text:span text:style-name="T8">}</text:span></text:p>
      <text:p text:style-name="P7">    <text:span text:style-name="T11">&lt;/script&gt;</text:span></text:p>
      <text:p text:style-name="P16"/>
      <text:p text:style-name="P7">    <text:span text:style-name="T11">&lt;/x-slot&gt;</text:span></text:p>
      <text:p text:style-name="P16"/>
      <text:p text:style-name="P12">&lt;/x-app-layout&gt;</text:p>
      <text:p text:style-name="P6"/>
      <text:p text:style-name="P2"/>
      <text:list xml:id="list40475071" text:continue-numbering="true" text:style-name="L1">
        <text:list-item>
          <text:p text:style-name="P21">Metodo store, aqui a la hora de guardar la iamgen, usamos un metodo store() para guardarla en una carpeta especifica, en este caso cursos, ya que la ruta de guardado solo llega hasta storage/app/public como hemos configurado en el driver</text:p>
          <text:p text:style-name="P27"> <text:span text:style-name="T2">public</text:span><text:span text:style-name="T8"> </text:span><text:span text:style-name="T2">function</text:span><text:span text:style-name="T8"> </text:span><text:span text:style-name="T16">store</text:span><text:span text:style-name="T8">(</text:span><text:span text:style-name="T5">Request</text:span><text:span text:style-name="T8"> </text:span><text:span text:style-name="T11">$request</text:span><text:span text:style-name="T8">)</text:span></text:p>
        </text:list-item>
      </text:list>
      <text:p text:style-name="P7">    <text:span text:style-name="T8">{</text:span></text:p>
      <text:p text:style-name="P7">        <text:span text:style-name="T11">$request</text:span><text:span text:style-name="T8">-&gt;</text:span><text:span text:style-name="T16">validate</text:span><text:span text:style-name="T8">([</text:span></text:p>
      <text:p text:style-name="P7">            <text:span text:style-name="T7">'nombre'</text:span><text:span text:style-name="T13">=&gt;</text:span><text:span text:style-name="T8">[</text:span><text:span text:style-name="T7">'string'</text:span><text:span text:style-name="T8">,</text:span><text:span text:style-name="T7">'min:3'</text:span><text:span text:style-name="T8">,</text:span><text:span text:style-name="T7">'required'</text:span><text:span text:style-name="T8">,</text:span><text:span text:style-name="T7">'unique:cursos,nombre'</text:span><text:span text:style-name="T8">],</text:span></text:p>
      <text:p text:style-name="P7">            <text:span text:style-name="T7">'descripcion'</text:span><text:span text:style-name="T13">=&gt;</text:span><text:span text:style-name="T8">[</text:span><text:span text:style-name="T7">'string'</text:span><text:span text:style-name="T8">,</text:span><text:span text:style-name="T7">'min:10'</text:span><text:span text:style-name="T8">,</text:span><text:span text:style-name="T7">'required'</text:span><text:span text:style-name="T8">],</text:span></text:p>
      <text:p text:style-name="P7">            <text:span text:style-name="T7">'activo'</text:span><text:span text:style-name="T13">=&gt;</text:span><text:span text:style-name="T8">[</text:span><text:span text:style-name="T7">'required'</text:span><text:span text:style-name="T8">],</text:span></text:p>
      <text:p text:style-name="P7">            <text:span text:style-name="T7">'imagen'</text:span><text:span text:style-name="T13">=&gt;</text:span><text:span text:style-name="T8">[</text:span><text:span text:style-name="T7">'image'</text:span><text:span text:style-name="T8">,</text:span><text:span text:style-name="T7">'required'</text:span><text:span text:style-name="T8">,</text:span><text:span text:style-name="T7">'max:2048'</text:span><text:span text:style-name="T8">],</text:span></text:p>
      <text:p text:style-name="P7">            <text:span text:style-name="T7">'category_id'</text:span><text:span text:style-name="T13">=&gt;</text:span><text:span text:style-name="T8">[</text:span><text:span text:style-name="T7">'required'</text:span><text:span text:style-name="T8">]</text:span></text:p>
      <text:p text:style-name="P7">        <text:span text:style-name="T8">]);</text:span></text:p>
      <text:p text:style-name="P9"/>
      <text:p text:style-name="P7">        <text:span text:style-name="T5">Curso</text:span><text:span text:style-name="T8">::</text:span><text:span text:style-name="T16">create</text:span><text:span text:style-name="T8">([</text:span></text:p>
      <text:p text:style-name="P7">            <text:span text:style-name="T7">'nombre'</text:span><text:span text:style-name="T13">=&gt;</text:span><text:span text:style-name="T11">$request</text:span><text:span text:style-name="T8">-&gt;</text:span><text:span text:style-name="T11">nombre</text:span><text:span text:style-name="T8">,</text:span></text:p>
      <text:p text:style-name="P7">            <text:span text:style-name="T7">'descripcion'</text:span><text:span text:style-name="T13">=&gt;</text:span><text:span text:style-name="T11">$request</text:span><text:span text:style-name="T8">-&gt;</text:span><text:span text:style-name="T11">descripcion</text:span><text:span text:style-name="T8">,</text:span></text:p>
      <text:p text:style-name="P7">            <text:span text:style-name="T7">'activo'</text:span><text:span text:style-name="T13">=&gt;</text:span><text:span text:style-name="T11">$request</text:span><text:span text:style-name="T8">-&gt;</text:span><text:span text:style-name="T11">activo</text:span><text:span text:style-name="T8">,</text:span></text:p>
      <text:p text:style-name="P7">            <text:span text:style-name="T7">'imagen'</text:span><text:span text:style-name="T13">=&gt;</text:span><text:span text:style-name="T11">$request</text:span><text:span text:style-name="T8">-&gt;</text:span><text:span text:style-name="T11">imagen</text:span><text:span text:style-name="T8">-&gt;</text:span><text:span text:style-name="T16">store</text:span><text:span text:style-name="T8">(</text:span><text:span text:style-name="T7">'cursos'</text:span><text:span text:style-name="T8">),</text:span></text:p>
      <text:p text:style-name="P7">            <text:span text:style-name="T7">'category_id'</text:span><text:span text:style-name="T13">=&gt;</text:span><text:span text:style-name="T11">$request</text:span><text:span text:style-name="T8">-&gt;</text:span><text:span text:style-name="T11">category_id</text:span></text:p>
      <text:p text:style-name="P7">        <text:span text:style-name="T8">]);</text:span></text:p>
      <text:p text:style-name="P9"/>
      <text:p text:style-name="P7">        <text:span text:style-name="T2">return</text:span><text:span text:style-name="T8"> </text:span><text:span text:style-name="T16">redirect()</text:span><text:span text:style-name="T8">-&gt;</text:span><text:span text:style-name="T16">route</text:span><text:span text:style-name="T8">(</text:span><text:span text:style-name="T7">'cursos.index'</text:span><text:span text:style-name="T8">)-&gt;</text:span><text:span text:style-name="T16">with</text:span><text:span text:style-name="T8">(</text:span><text:span text:style-name="T7">'info'</text:span><text:span text:style-name="T8">,</text:span><text:span text:style-name="T7">'Curso creado con éxito'</text:span><text:span text:style-name="T8">);</text:span></text:p>
      <text:p text:style-name="P9"/>
      <text:p text:style-name="P7">    <text:span text:style-name="T8">}</text:span></text:p>
      <text:list xml:id="list40474903" text:continue-numbering="true" text:style-name="L1">
        <text:list-item>
          <text:p text:style-name="P21">Metodo destroy</text:p>
        </text:list-item>
      </text:list>
      <text:p text:style-name="P8"> <text:span text:style-name="T2">public</text:span><text:span text:style-name="T8"> </text:span><text:span text:style-name="T2">function</text:span><text:span text:style-name="T8"> </text:span><text:span text:style-name="T16">destroy</text:span><text:span text:style-name="T8">(</text:span><text:span text:style-name="T5">Curso</text:span><text:span text:style-name="T8"> </text:span><text:span text:style-name="T11">$curso</text:span><text:span text:style-name="T8">)</text:span></text:p>
      <text:p text:style-name="P7">    <text:span text:style-name="T8">{</text:span></text:p>
      <text:p text:style-name="P7">        <text:span text:style-name="T11">$curso</text:span><text:span text:style-name="T8">-&gt;</text:span><text:span text:style-name="T16">delete</text:span><text:span text:style-name="T8">();</text:span></text:p>
      <text:p text:style-name="P7">        <text:span text:style-name="T2">return</text:span><text:span text:style-name="T8"> </text:span><text:span text:style-name="T16">redirect()</text:span><text:span text:style-name="T8">-&gt;</text:span><text:span text:style-name="T16">route</text:span><text:span text:style-name="T8">(</text:span><text:span text:style-name="T7">'cursos.index'</text:span><text:span text:style-name="T8">)-&gt;</text:span><text:span text:style-name="T16">with</text:span><text:span text:style-name="T8">(</text:span><text:span text:style-name="T7">'info'</text:span><text:span text:style-name="T8">,</text:span><text:span text:style-name="T7">'Curso Borrado con éxito'</text:span><text:span text:style-name="T8">);</text:span></text:p>
      <text:p text:style-name="P7">    <text:span text:style-name="T8">}</text:span></text:p>
      <text:p text:style-name="P2"/>
      <text:p text:style-name="P2"/>
      <text:p text:style-name="P2"/>
      <text:p text:style-name="P2"/>
      <text:p text:style-name="P2"/>
      <text:list xml:id="list40488189" text:continue-numbering="true" text:style-name="L1">
        <text:list-item>
          <text:p text:style-name="P21"><text:soft-page-break/>Metodo edit, aqui necesitamos las categorias y un array para no introducir los campos de un input type enum manualmente</text:p>
          <text:p text:style-name="P27"> <text:span text:style-name="T2">public</text:span><text:span text:style-name="T8"> </text:span><text:span text:style-name="T2">function</text:span><text:span text:style-name="T8"> </text:span><text:span text:style-name="T16">edit</text:span><text:span text:style-name="T8">(</text:span><text:span text:style-name="T5">Curso</text:span><text:span text:style-name="T8"> </text:span><text:span text:style-name="T11">$curso</text:span><text:span text:style-name="T8">)</text:span></text:p>
        </text:list-item>
      </text:list>
      <text:p text:style-name="P7">    <text:span text:style-name="T8">{</text:span></text:p>
      <text:p text:style-name="P7">        <text:span text:style-name="T11">$category</text:span><text:span text:style-name="T13">=</text:span><text:span text:style-name="T5">Category</text:span><text:span text:style-name="T8">::</text:span><text:span text:style-name="T16">all</text:span><text:span text:style-name="T8">();</text:span></text:p>
      <text:p text:style-name="P7">        <text:span text:style-name="T11">$activo</text:span><text:span text:style-name="T13">=</text:span><text:span text:style-name="T8">[</text:span><text:span text:style-name="T7">'SI'</text:span><text:span text:style-name="T8">,</text:span><text:span text:style-name="T7">'NO'</text:span><text:span text:style-name="T8">];</text:span></text:p>
      <text:p text:style-name="P7">        <text:span text:style-name="T2">return</text:span><text:span text:style-name="T8"> </text:span><text:span text:style-name="T16">view(</text:span><text:span text:style-name="T7">'cursos.update'</text:span><text:span text:style-name="T16">,compact(</text:span><text:span text:style-name="T7">'curso'</text:span><text:span text:style-name="T16">,</text:span><text:span text:style-name="T7">'category'</text:span><text:span text:style-name="T16">,</text:span><text:span text:style-name="T7">'activo'</text:span><text:span text:style-name="T16">))</text:span><text:span text:style-name="T8">;</text:span></text:p>
      <text:p text:style-name="P7">    <text:span text:style-name="T8">}</text:span></text:p>
      <text:list xml:id="list40491830" text:continue-numbering="true" text:style-name="L1">
        <text:list-item>
          <text:p text:style-name="P21">Vista de edit</text:p>
        </text:list-item>
      </text:list>
      <text:p text:style-name="P13">&lt;x-app-layout&gt;</text:p>
      <text:p text:style-name="P7">    <text:span text:style-name="T11">&lt;x-slot name=</text:span><text:span text:style-name="T7">"header"</text:span><text:span text:style-name="T11">&gt;</text:span></text:p>
      <text:p text:style-name="P7">        <text:span text:style-name="T11">&lt;h2 class=</text:span><text:span text:style-name="T7">"font-semibold text-xl text-gray-800 leading-tight"</text:span><text:span text:style-name="T11">&gt;</text:span></text:p>
      <text:p text:style-name="P7">            <text:span text:style-name="T16">{{</text:span><text:span text:style-name="T8"> </text:span><text:span text:style-name="T16">__(</text:span><text:span text:style-name="T7">'ACTUALIZAR CURSO'</text:span><text:span text:style-name="T16">)</text:span><text:span text:style-name="T8"> </text:span><text:span text:style-name="T16">}}</text:span></text:p>
      <text:p text:style-name="P7">        <text:span text:style-name="T11">&lt;/h2&gt;</text:span></text:p>
      <text:p text:style-name="P7">    <text:span text:style-name="T11">&lt;/x-slot&gt;</text:span></text:p>
      <text:p text:style-name="P7">    <text:span text:style-name="T11">&lt;x-slot name=</text:span><text:span text:style-name="T7">"slot"</text:span><text:span text:style-name="T11">&gt;</text:span></text:p>
      <text:p text:style-name="P7">        <text:span text:style-name="T11">&lt;div class=</text:span><text:span text:style-name="T7">"flex mx-auto my-auto"</text:span><text:span text:style-name="T11">&gt;</text:span></text:p>
      <text:p text:style-name="P7">            <text:span text:style-name="T11">&lt;form action=</text:span><text:span text:style-name="T7">"</text:span><text:span text:style-name="T16">{{</text:span><text:span text:style-name="T7"> </text:span><text:span text:style-name="T16">route(</text:span><text:span text:style-name="T7">'cursos.update'</text:span><text:span text:style-name="T16">, </text:span><text:span text:style-name="T11">$curso</text:span><text:span text:style-name="T16">)</text:span><text:span text:style-name="T7"> </text:span><text:span text:style-name="T16">}}</text:span><text:span text:style-name="T7">"</text:span><text:span text:style-name="T11"> name=</text:span><text:span text:style-name="T7">"c"</text:span><text:span text:style-name="T11"> method=</text:span><text:span text:style-name="T7">"POST"</text:span><text:span text:style-name="T11"> enctype=</text:span><text:span text:style-name="T7">"multipart/form-data"</text:span><text:span text:style-name="T11">&gt;</text:span></text:p>
      <text:p text:style-name="P7">                <text:span text:style-name="T2">@method</text:span><text:span text:style-name="T8">(</text:span><text:span text:style-name="T7">'PUT'</text:span><text:span text:style-name="T8">)</text:span></text:p>
      <text:p text:style-name="P7">                <text:span text:style-name="T2">@csrf</text:span></text:p>
      <text:p text:style-name="P7">                <text:span text:style-name="T11">&lt;div class=</text:span><text:span text:style-name="T7">"flex"</text:span><text:span text:style-name="T11">&gt;</text:span></text:p>
      <text:p text:style-name="P7">                    <text:span text:style-name="T11">&lt;x-jet-label value=</text:span><text:span text:style-name="T7">"Nombre"</text:span><text:span text:style-name="T11">&gt;&lt;/x-jet-label&gt;</text:span></text:p>
      <text:p text:style-name="P7">                    <text:span text:style-name="T11">&lt;x-jet-input name=</text:span><text:span text:style-name="T7">"nombre"</text:span><text:span text:style-name="T11"> value=</text:span><text:span text:style-name="T7">"</text:span><text:span text:style-name="T16">{{</text:span><text:span text:style-name="T7"> </text:span><text:span text:style-name="T11">$curso</text:span><text:span text:style-name="T8">-&gt;</text:span><text:span text:style-name="T11">nombre</text:span><text:span text:style-name="T7"> </text:span><text:span text:style-name="T16">}}</text:span><text:span text:style-name="T7">"</text:span><text:span text:style-name="T11">&gt;&lt;/x-jet-input&gt;</text:span></text:p>
      <text:p text:style-name="P7">                    <text:span text:style-name="T2">@error</text:span><text:span text:style-name="T8">(</text:span><text:span text:style-name="T7">'nombre'</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8"> </text:span><text:span text:style-name="T11">$message</text:span><text:span text:style-name="T8"> </text:span><text:span text:style-name="T16">}}</text:span><text:span text:style-name="T11">&lt;/p&gt;</text:span></text:p>
      <text:p text:style-name="P7">                    <text:span text:style-name="T2">@enderror</text:span></text:p>
      <text:p text:style-name="P7">                <text:span text:style-name="T11">&lt;/div&gt;</text:span></text:p>
      <text:p text:style-name="P7">                <text:span text:style-name="T11">&lt;div class=</text:span><text:span text:style-name="T7">"flex"</text:span><text:span text:style-name="T11">&gt;</text:span></text:p>
      <text:p text:style-name="P7">                    <text:span text:style-name="T11">&lt;x-jet-label value=</text:span><text:span text:style-name="T7">"Descripcion"</text:span><text:span text:style-name="T11">&gt;&lt;/x-jet-label&gt;</text:span></text:p>
      <text:p text:style-name="P7">                    <text:span text:style-name="T11">&lt;x-jet-input name=</text:span><text:span text:style-name="T7">"descripcion"</text:span><text:span text:style-name="T11"> value=</text:span><text:span text:style-name="T7">"</text:span><text:span text:style-name="T16">{{</text:span><text:span text:style-name="T7"> </text:span><text:span text:style-name="T11">$curso</text:span><text:span text:style-name="T8">-&gt;</text:span><text:span text:style-name="T11">descripcion</text:span><text:span text:style-name="T7"> </text:span><text:span text:style-name="T16">}}</text:span><text:span text:style-name="T7">"</text:span><text:span text:style-name="T11">&gt;&lt;/x-jet-input&gt;</text:span></text:p>
      <text:p text:style-name="P7">                    <text:span text:style-name="T2">@error</text:span><text:span text:style-name="T8">(</text:span><text:span text:style-name="T7">'descripcion'</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8"> </text:span><text:span text:style-name="T11">$message</text:span><text:span text:style-name="T8"> </text:span><text:span text:style-name="T16">}}</text:span><text:span text:style-name="T11">&lt;/p&gt;</text:span></text:p>
      <text:p text:style-name="P7">                    <text:span text:style-name="T2">@enderror</text:span></text:p>
      <text:p text:style-name="P7">                <text:span text:style-name="T11">&lt;/div&gt;</text:span></text:p>
      <text:p text:style-name="P9"/>
      <text:p text:style-name="P7">                <text:span text:style-name="T11">&lt;div class=</text:span><text:span text:style-name="T7">"flex"</text:span><text:span text:style-name="T11">&gt;</text:span></text:p>
      <text:p text:style-name="P7">                    <text:span text:style-name="T11">&lt;x-jet-label&gt;</text:span><text:span text:style-name="T8">Activo:</text:span><text:span text:style-name="T11">&lt;/x-jet-label&gt;</text:span></text:p>
      <text:p text:style-name="P7">                    <text:span text:style-name="T11">&lt;br&gt;</text:span></text:p>
      <text:p text:style-name="P7">                    <text:span text:style-name="T2">@foreach </text:span><text:span text:style-name="T8">(</text:span><text:span text:style-name="T11">$activo</text:span><text:span text:style-name="T8"> </text:span><text:span text:style-name="T13">as</text:span><text:span text:style-name="T8"> </text:span><text:span text:style-name="T11">$item</text:span><text:span text:style-name="T8">)</text:span></text:p>
      <text:p text:style-name="P9"/>
      <text:p text:style-name="P7">                    <text:span text:style-name="T11">&lt;x-jet-label&gt;</text:span><text:span text:style-name="T16">{{</text:span><text:span text:style-name="T11">$item</text:span><text:span text:style-name="T16">}}</text:span><text:span text:style-name="T11">&lt;/x-jet-label&gt;</text:span></text:p>
      <text:p text:style-name="P7">                    <text:span text:style-name="T2">@if </text:span><text:span text:style-name="T8">(</text:span><text:span text:style-name="T11">$item</text:span><text:span text:style-name="T13">==</text:span><text:span text:style-name="T11">$curso</text:span><text:span text:style-name="T8">-&gt;</text:span><text:span text:style-name="T11">activo</text:span><text:span text:style-name="T8">)</text:span></text:p>
      <text:p text:style-name="P7">                    <text:span text:style-name="T11">&lt;x-jet-input type=</text:span><text:span text:style-name="T7">"radio"</text:span><text:span text:style-name="T11"> name=</text:span><text:span text:style-name="T7">"activo"</text:span><text:span text:style-name="T11"> value=</text:span><text:span text:style-name="T7">"</text:span><text:span text:style-name="T16">{{</text:span><text:span text:style-name="T11">$item</text:span><text:span text:style-name="T16">}}</text:span><text:span text:style-name="T7">"</text:span><text:span text:style-name="T11"> checked&gt;&lt;/x-jet-input&gt;</text:span></text:p>
      <text:p text:style-name="P7">                    <text:span text:style-name="T2">@else</text:span></text:p>
      <text:p text:style-name="P7">                    <text:span text:style-name="T11">&lt;x-jet-input type=</text:span><text:span text:style-name="T7">"radio"</text:span><text:span text:style-name="T11"> name=</text:span><text:span text:style-name="T7">"activo"</text:span><text:span text:style-name="T11"> value=</text:span><text:span text:style-name="T7">"</text:span><text:span text:style-name="T16">{{</text:span><text:span text:style-name="T11">$item</text:span><text:span text:style-name="T16">}}</text:span><text:span text:style-name="T7">"</text:span><text:span text:style-name="T11">&gt;&lt;/x-jet-input&gt;</text:span></text:p>
      <text:p text:style-name="P9"/>
      <text:p text:style-name="P7"><text:soft-page-break/>                    <text:span text:style-name="T2">@endif</text:span></text:p>
      <text:p text:style-name="P9"/>
      <text:p text:style-name="P7">                    <text:span text:style-name="T2">@endforeach</text:span></text:p>
      <text:p text:style-name="P9"/>
      <text:p text:style-name="P7">                <text:span text:style-name="T11">&lt;/div&gt;</text:span></text:p>
      <text:p text:style-name="P9"/>
      <text:p text:style-name="P7">                <text:span text:style-name="T11">&lt;div class=</text:span><text:span text:style-name="T7">"flex"</text:span><text:span text:style-name="T11">&gt;</text:span></text:p>
      <text:p text:style-name="P7">                    <text:span text:style-name="T11">&lt;x-jet-label&gt;</text:span><text:span text:style-name="T8">Imagen:</text:span><text:span text:style-name="T11">&lt;/x-jet-label&gt;</text:span></text:p>
      <text:p text:style-name="P7">                    <text:span text:style-name="T11">&lt;input type=</text:span><text:span text:style-name="T7">"file"</text:span><text:span text:style-name="T11"> name=</text:span><text:span text:style-name="T7">"imagen"</text:span><text:span text:style-name="T11"> accept=</text:span><text:span text:style-name="T7">"image/*"</text:span><text:span text:style-name="T11"> id=</text:span><text:span text:style-name="T7">"image"</text:span><text:span text:style-name="T11">&gt;</text:span></text:p>
      <text:p text:style-name="P7">                    <text:span text:style-name="T11">&lt;img src=</text:span><text:span text:style-name="T7">"</text:span><text:span text:style-name="T16">{{</text:span><text:span text:style-name="T5">Storage</text:span><text:span text:style-name="T8">::</text:span><text:span text:style-name="T16">url</text:span><text:span text:style-name="T7">(</text:span><text:span text:style-name="T11">$curso</text:span><text:span text:style-name="T8">-&gt;</text:span><text:span text:style-name="T11">imagen</text:span><text:span text:style-name="T7">)</text:span><text:span text:style-name="T16">}}</text:span><text:span text:style-name="T7">"</text:span><text:span text:style-name="T11"> class=</text:span><text:span text:style-name="T7">"bg-cover bg-center"</text:span><text:span text:style-name="T11"> id=</text:span><text:span text:style-name="T7">"img"</text:span><text:span text:style-name="T11">&gt;</text:span></text:p>
      <text:p text:style-name="P9"/>
      <text:p text:style-name="P7">                    <text:span text:style-name="T2">@error</text:span><text:span text:style-name="T8">(</text:span><text:span text:style-name="T7">'imagen'</text:span><text:span text:style-name="T8">)</text:span></text:p>
      <text:p text:style-name="P7">                        <text:span text:style-name="T11">&lt;br&gt;</text:span></text:p>
      <text:p text:style-name="P7">                        <text:span text:style-name="T11">&lt;p class=</text:span><text:span text:style-name="T7">"text-red-800"</text:span><text:span text:style-name="T11">&gt;</text:span><text:span text:style-name="T16">{{</text:span><text:span text:style-name="T8"> </text:span><text:span text:style-name="T11">$message</text:span><text:span text:style-name="T8"> </text:span><text:span text:style-name="T16">}}</text:span><text:span text:style-name="T11">&lt;/p&gt;</text:span></text:p>
      <text:p text:style-name="P7">                    <text:span text:style-name="T2">@enderror</text:span></text:p>
      <text:p text:style-name="P9"/>
      <text:p text:style-name="P7">                <text:span text:style-name="T11">&lt;/div&gt;</text:span></text:p>
      <text:p text:style-name="P9"/>
      <text:p text:style-name="P7">                <text:span text:style-name="T11">&lt;div class=</text:span><text:span text:style-name="T7">"flex mt-2 mb-2"</text:span><text:span text:style-name="T11">&gt;</text:span></text:p>
      <text:p text:style-name="P7">                    <text:span text:style-name="T11">&lt;x-jet-label&gt;</text:span><text:span text:style-name="T8">Categoria:</text:span><text:span text:style-name="T11">&lt;/x-jet-label&gt;</text:span></text:p>
      <text:p text:style-name="P7">                    <text:span text:style-name="T11">&lt;select name=</text:span><text:span text:style-name="T7">"category_id"</text:span><text:span text:style-name="T11">&gt;</text:span></text:p>
      <text:p text:style-name="P9"/>
      <text:p text:style-name="P7">                        <text:span text:style-name="T2">@foreach </text:span><text:span text:style-name="T8">(</text:span><text:span text:style-name="T11">$category</text:span><text:span text:style-name="T8"> </text:span><text:span text:style-name="T13">as</text:span><text:span text:style-name="T8"> </text:span><text:span text:style-name="T11">$item</text:span><text:span text:style-name="T8">)</text:span></text:p>
      <text:p text:style-name="P7">                        <text:span text:style-name="T2">@if </text:span><text:span text:style-name="T8">(</text:span><text:span text:style-name="T11">$curso</text:span><text:span text:style-name="T8">-&gt;</text:span><text:span text:style-name="T11">category_id</text:span><text:span text:style-name="T13">==</text:span><text:span text:style-name="T11">$item</text:span><text:span text:style-name="T8">-&gt;</text:span><text:span text:style-name="T11">id</text:span><text:span text:style-name="T8">)</text:span></text:p>
      <text:p text:style-name="P7">                        <text:span text:style-name="T11">&lt;option</text:span></text:p>
      <text:p text:style-name="P7"><text:span text:style-name="T10">                                </text:span><text:span text:style-name="T11">class=</text:span><text:span text:style-name="T7">"border-gray-300 focus:border-indigo-300 focus:ring focus:ring-indigo-200 focus:ring-opacity-50 rounded-md shadow-sm"</text:span></text:p>
      <text:p text:style-name="P7"><text:span text:style-name="T10">                                </text:span><text:span text:style-name="T11">value=</text:span><text:span text:style-name="T7">"</text:span><text:span text:style-name="T16">{{</text:span><text:span text:style-name="T7"> </text:span><text:span text:style-name="T11">$curso</text:span><text:span text:style-name="T8">-&gt;</text:span><text:span text:style-name="T11">category_id</text:span><text:span text:style-name="T7"> </text:span><text:span text:style-name="T16">}}</text:span><text:span text:style-name="T7">"</text:span><text:span text:style-name="T11"> selected&gt;</text:span><text:span text:style-name="T16">{{</text:span><text:span text:style-name="T8"> </text:span><text:span text:style-name="T11">$item</text:span><text:span text:style-name="T8">-&gt;</text:span><text:span text:style-name="T11">nombre</text:span><text:span text:style-name="T8"> </text:span><text:span text:style-name="T16">}}</text:span><text:span text:style-name="T11">&lt;/option&gt;</text:span></text:p>
      <text:p text:style-name="P7">                        <text:span text:style-name="T2">@else</text:span></text:p>
      <text:p text:style-name="P7">                            <text:span text:style-name="T11">&lt;option</text:span></text:p>
      <text:p text:style-name="P7"><text:span text:style-name="T10">                                </text:span><text:span text:style-name="T11">class=</text:span><text:span text:style-name="T7">"border-gray-300 focus:border-indigo-300 focus:ring focus:ring-indigo-200 focus:ring-opacity-50 rounded-md shadow-sm"</text:span></text:p>
      <text:p text:style-name="P7"><text:span text:style-name="T10">                                </text:span><text:span text:style-name="T11">value=</text:span><text:span text:style-name="T7">"</text:span><text:span text:style-name="T16">{{</text:span><text:span text:style-name="T7"> </text:span><text:span text:style-name="T11">$curso</text:span><text:span text:style-name="T8">-&gt;</text:span><text:span text:style-name="T11">category_id</text:span><text:span text:style-name="T7"> </text:span><text:span text:style-name="T16">}}</text:span><text:span text:style-name="T7">"</text:span><text:span text:style-name="T11">&gt;</text:span><text:span text:style-name="T16">{{</text:span><text:span text:style-name="T8"> </text:span><text:span text:style-name="T11">$item</text:span><text:span text:style-name="T8">-&gt;</text:span><text:span text:style-name="T11">nombre</text:span><text:span text:style-name="T8"> </text:span><text:span text:style-name="T16">}}</text:span><text:span text:style-name="T11">&lt;/option&gt;</text:span></text:p>
      <text:p text:style-name="P7">                                <text:span text:style-name="T2">@endif</text:span></text:p>
      <text:p text:style-name="P9"/>
      <text:p text:style-name="P7">                        <text:span text:style-name="T2">@endforeach</text:span></text:p>
      <text:p text:style-name="P7">                    <text:span text:style-name="T11">&lt;/select&gt;</text:span></text:p>
      <text:p text:style-name="P16"/>
      <text:p text:style-name="P7">                <text:span text:style-name="T11">&lt;/div&gt;</text:span></text:p>
      <text:p text:style-name="P7">                <text:span text:style-name="T11">&lt;x-jet-button type=</text:span><text:span text:style-name="T7">"submit"</text:span><text:span text:style-name="T11">&gt;&lt;i class=</text:span><text:span text:style-name="T7">"fa-solid fa-pen-to-square"</text:span><text:span text:style-name="T11">&gt;&lt;/i&gt;</text:span><text:span text:style-name="T8">Actualizar</text:span><text:span text:style-name="T11">&lt;/x-jet-button&gt;</text:span></text:p>
      <text:p text:style-name="P7">                <text:span text:style-name="T11">&lt;x-jet-button type=</text:span><text:span text:style-name="T7">"clear"</text:span><text:span text:style-name="T11">&gt;&lt;i class=</text:span><text:span text:style-name="T7">"fas fa-broom"</text:span><text:span text:style-name="T11">&gt;&lt;/i&gt;</text:span><text:span text:style-name="T8">Reset</text:span><text:span text:style-name="T11">&lt;/x-jet-button&gt;</text:span></text:p>
      <text:p text:style-name="P9"/>
      <text:p text:style-name="P7">            <text:span text:style-name="T11">&lt;/form&gt;</text:span></text:p>
      <text:p text:style-name="P7">        <text:span text:style-name="T11">&lt;/div&gt;</text:span></text:p>
      <text:p text:style-name="P9"/>
      <text:p text:style-name="P7">        <text:span text:style-name="T11">&lt;script&gt;</text:span></text:p>
      <text:p text:style-name="P7">            <text:span text:style-name="T9">//Cambiar imagen</text:span></text:p>
      <text:p text:style-name="P7"><text:soft-page-break/>            <text:span text:style-name="T11">document</text:span><text:span text:style-name="T16">.getElementById</text:span><text:span text:style-name="T8">(</text:span><text:span text:style-name="T7">"image"</text:span><text:span text:style-name="T8">)</text:span><text:span text:style-name="T16">.addEventListener</text:span><text:span text:style-name="T8">(</text:span><text:span text:style-name="T7">'change'</text:span><text:span text:style-name="T8">, </text:span><text:span text:style-name="T11">cambiarImagen</text:span><text:span text:style-name="T8">);</text:span></text:p>
      <text:p text:style-name="P7">            <text:span text:style-name="T2">function</text:span><text:span text:style-name="T8"> </text:span><text:span text:style-name="T16">cambiarImagen</text:span><text:span text:style-name="T8">(</text:span><text:span text:style-name="T17">event</text:span><text:span text:style-name="T8">){</text:span></text:p>
      <text:p text:style-name="P7">                <text:span text:style-name="T2">var</text:span><text:span text:style-name="T8"> </text:span><text:span text:style-name="T11">file</text:span><text:span text:style-name="T8"> </text:span><text:span text:style-name="T13">=</text:span><text:span text:style-name="T8"> </text:span><text:span text:style-name="T11">event</text:span><text:span text:style-name="T8">.</text:span><text:span text:style-name="T11">target</text:span><text:span text:style-name="T8">.</text:span><text:span text:style-name="T11">files</text:span><text:span text:style-name="T8">[</text:span><text:span text:style-name="T17">0</text:span><text:span text:style-name="T8">];</text:span></text:p>
      <text:p text:style-name="P7">                <text:span text:style-name="T2">var</text:span><text:span text:style-name="T8"> </text:span><text:span text:style-name="T11">reader</text:span><text:span text:style-name="T8"> </text:span><text:span text:style-name="T13">=</text:span><text:span text:style-name="T8"> </text:span><text:span text:style-name="T13">new</text:span><text:span text:style-name="T8"> </text:span><text:span text:style-name="T16">FileReader</text:span><text:span text:style-name="T8">();</text:span></text:p>
      <text:p text:style-name="P7">                <text:span text:style-name="T11">reader</text:span><text:span text:style-name="T8">.</text:span><text:span text:style-name="T16">onload</text:span><text:span text:style-name="T13">=</text:span><text:span text:style-name="T8">(</text:span><text:span text:style-name="T17">event</text:span><text:span text:style-name="T8">)</text:span><text:span text:style-name="T2">=&gt;</text:span><text:span text:style-name="T8">{</text:span></text:p>
      <text:p text:style-name="P7">                    <text:span text:style-name="T11">document</text:span><text:span text:style-name="T16">.getElementById</text:span><text:span text:style-name="T8">(</text:span><text:span text:style-name="T7">"img"</text:span><text:span text:style-name="T8">)</text:span><text:span text:style-name="T16">.setAttribute</text:span><text:span text:style-name="T8">(</text:span><text:span text:style-name="T7">'src'</text:span><text:span text:style-name="T8">, </text:span><text:span text:style-name="T11">event</text:span><text:span text:style-name="T8">.</text:span><text:span text:style-name="T11">target</text:span><text:span text:style-name="T8">.</text:span><text:span text:style-name="T11">result</text:span><text:span text:style-name="T8">)</text:span></text:p>
      <text:p text:style-name="P7">                <text:span text:style-name="T8">};</text:span></text:p>
      <text:p text:style-name="P7">                <text:span text:style-name="T11">reader</text:span><text:span text:style-name="T16">.readAsDataURL</text:span><text:span text:style-name="T8">(</text:span><text:span text:style-name="T11">file</text:span><text:span text:style-name="T8">);</text:span></text:p>
      <text:p text:style-name="P7">            <text:span text:style-name="T8">}</text:span></text:p>
      <text:p text:style-name="P7">        <text:span text:style-name="T11">&lt;/script&gt;</text:span></text:p>
      <text:p text:style-name="P7">    <text:span text:style-name="T11">&lt;/x-slot&gt;</text:span></text:p>
      <text:p text:style-name="P16"/>
      <text:p text:style-name="P12">&lt;/x-app-layout&gt;</text:p>
      <text:p text:style-name="P4"/>
      <text:list xml:id="list40481724" text:continue-numbering="true" text:style-name="L1">
        <text:list-item>
          <text:p text:style-name="P21">Metodo update, aqui tras las validaciones iniciales guardamos una variable con lo que le ocurra a la imagen, al incializarla, le damos el valor de la img actual pero si se ha introducido algo en el campo imagen del formulario este se modifica por la ruta nueva , pero antes se borra el contenido actual de la imagen</text:p>
        </text:list-item>
      </text:list>
      <text:p text:style-name="P8"> <text:span text:style-name="T2">public</text:span><text:span text:style-name="T8"> </text:span><text:span text:style-name="T2">function</text:span><text:span text:style-name="T8"> </text:span><text:span text:style-name="T16">update</text:span><text:span text:style-name="T8">(</text:span><text:span text:style-name="T5">Request</text:span><text:span text:style-name="T8"> </text:span><text:span text:style-name="T11">$request</text:span><text:span text:style-name="T8">, </text:span><text:span text:style-name="T5">Curso</text:span><text:span text:style-name="T8"> </text:span><text:span text:style-name="T11">$curso</text:span><text:span text:style-name="T8">)</text:span></text:p>
      <text:p text:style-name="P7">    <text:span text:style-name="T8">{</text:span></text:p>
      <text:p text:style-name="P7">        <text:span text:style-name="T11">$request</text:span><text:span text:style-name="T8">-&gt;</text:span><text:span text:style-name="T16">validate</text:span><text:span text:style-name="T8">([</text:span></text:p>
      <text:p text:style-name="P7">                <text:span text:style-name="T7">'nombre'</text:span><text:span text:style-name="T13">=&gt;</text:span><text:span text:style-name="T8">[</text:span><text:span text:style-name="T7">'string'</text:span><text:span text:style-name="T8">,</text:span><text:span text:style-name="T7">'min:3'</text:span><text:span text:style-name="T8">,</text:span><text:span text:style-name="T7">'required'</text:span><text:span text:style-name="T8">,</text:span><text:span text:style-name="T7">'unique:cursos,nombre,'</text:span><text:span text:style-name="T13">.</text:span><text:span text:style-name="T11">$curso</text:span><text:span text:style-name="T8">-&gt;</text:span><text:span text:style-name="T11">id</text:span><text:span text:style-name="T8">],</text:span></text:p>
      <text:p text:style-name="P7">                <text:span text:style-name="T7">'descripcion'</text:span><text:span text:style-name="T13">=&gt;</text:span><text:span text:style-name="T8">[</text:span><text:span text:style-name="T7">'string'</text:span><text:span text:style-name="T8">,</text:span><text:span text:style-name="T7">'min:10'</text:span><text:span text:style-name="T8">,</text:span><text:span text:style-name="T7">'required'</text:span><text:span text:style-name="T8">],</text:span></text:p>
      <text:p text:style-name="P7">                <text:span text:style-name="T7">'activo'</text:span><text:span text:style-name="T13">=&gt;</text:span><text:span text:style-name="T8">[</text:span><text:span text:style-name="T7">'required'</text:span><text:span text:style-name="T8">],</text:span></text:p>
      <text:p text:style-name="P7">                <text:span text:style-name="T7">'imagen'</text:span><text:span text:style-name="T13">=&gt;</text:span><text:span text:style-name="T8">[</text:span><text:span text:style-name="T7">'nullable'</text:span><text:span text:style-name="T8">,</text:span><text:span text:style-name="T7">'image'</text:span><text:span text:style-name="T8">,</text:span><text:span text:style-name="T7">'max:2048'</text:span><text:span text:style-name="T8">],</text:span></text:p>
      <text:p text:style-name="P7">                <text:span text:style-name="T7">'category_id'</text:span><text:span text:style-name="T13">=&gt;</text:span><text:span text:style-name="T8">[</text:span><text:span text:style-name="T7">'required'</text:span><text:span text:style-name="T8">]</text:span></text:p>
      <text:p text:style-name="P9"/>
      <text:p text:style-name="P7">        <text:span text:style-name="T8">]);</text:span></text:p>
      <text:p text:style-name="P7">        <text:span text:style-name="T9">//una vez validamos vemos si la imagen es la misma o no</text:span></text:p>
      <text:p text:style-name="P7">        <text:span text:style-name="T9">//si es la misma seguimos como si nada</text:span></text:p>
      <text:p text:style-name="P7">        <text:span text:style-name="T9">//si no lo es, tenemos que borrar la antigua y poner la nueva en su ruta</text:span></text:p>
      <text:p text:style-name="P9"/>
      <text:p text:style-name="P7">        <text:span text:style-name="T9">//si ha llegado con el request el campo imagen</text:span></text:p>
      <text:p text:style-name="P7">        <text:span text:style-name="T9">//significa que hay nueva, asi que borramos la antigua</text:span></text:p>
      <text:p text:style-name="P9"/>
      <text:p text:style-name="P7">        <text:span text:style-name="T9">//hacemos la variable de la ruta de la imagen</text:span></text:p>
      <text:p text:style-name="P7">        <text:span text:style-name="T9">//para trabajr con ella y modificarla mas facilmente</text:span></text:p>
      <text:p text:style-name="P7">        <text:span text:style-name="T9">//diferenciamos la ruta de la img actual, esta no lleva request</text:span></text:p>
      <text:p text:style-name="P7">        <text:span text:style-name="T11">$urlimage</text:span><text:span text:style-name="T13">=</text:span><text:span text:style-name="T11">$curso</text:span><text:span text:style-name="T8">-&gt;</text:span><text:span text:style-name="T11">imagen</text:span><text:span text:style-name="T8">;</text:span></text:p>
      <text:p text:style-name="P9"/>
      <text:p text:style-name="P7">        <text:span text:style-name="T2">if</text:span><text:span text:style-name="T8">(</text:span><text:span text:style-name="T11">$request</text:span><text:span text:style-name="T8">-&gt;</text:span><text:span text:style-name="T11">imagen</text:span><text:span text:style-name="T8">){</text:span></text:p>
      <text:p text:style-name="P9"/>
      <text:p text:style-name="P7">            <text:span text:style-name="T5">Storage</text:span><text:span text:style-name="T8">::</text:span><text:span text:style-name="T16">delete</text:span><text:span text:style-name="T8">(</text:span><text:span text:style-name="T11">$curso</text:span><text:span text:style-name="T8">-&gt;</text:span><text:span text:style-name="T11">imagen</text:span><text:span text:style-name="T8">);</text:span></text:p>
      <text:p text:style-name="P7">            <text:span text:style-name="T9">//ruta de la imagen nueva</text:span></text:p>
      <text:p text:style-name="P7">            <text:span text:style-name="T9">//fijarse que esta lleva el request, la anterior no</text:span></text:p>
      <text:p text:style-name="P7">            <text:span text:style-name="T11">$urlimage</text:span><text:span text:style-name="T13">=</text:span><text:span text:style-name="T11">$request</text:span><text:span text:style-name="T8">-&gt;</text:span><text:span text:style-name="T11">imagen</text:span><text:span text:style-name="T8">-&gt;</text:span><text:span text:style-name="T16">store</text:span><text:span text:style-name="T8">(</text:span><text:span text:style-name="T7">'cursos'</text:span><text:span text:style-name="T8">);</text:span></text:p>
      <text:p text:style-name="P9"/>
      <text:p text:style-name="P7">        <text:span text:style-name="T8">}</text:span></text:p>
      <text:p text:style-name="P9"/>
      <text:p text:style-name="P7">        <text:span text:style-name="T11">$curso</text:span><text:span text:style-name="T8">-&gt;</text:span><text:span text:style-name="T16">update</text:span><text:span text:style-name="T8">([</text:span></text:p>
      <text:p text:style-name="P7"><text:soft-page-break/>            <text:span text:style-name="T7">'nombre'</text:span><text:span text:style-name="T13">=&gt;</text:span><text:span text:style-name="T11">$request</text:span><text:span text:style-name="T8">-&gt;</text:span><text:span text:style-name="T11">nombre</text:span><text:span text:style-name="T8">,</text:span></text:p>
      <text:p text:style-name="P7">                <text:span text:style-name="T7">'descripcion'</text:span><text:span text:style-name="T13">=&gt;</text:span><text:span text:style-name="T11">$request</text:span><text:span text:style-name="T8">-&gt;</text:span><text:span text:style-name="T11">descripcion</text:span><text:span text:style-name="T8">,</text:span></text:p>
      <text:p text:style-name="P7">                <text:span text:style-name="T7">'activo'</text:span><text:span text:style-name="T13">=&gt;</text:span><text:span text:style-name="T11">$request</text:span><text:span text:style-name="T8">-&gt;</text:span><text:span text:style-name="T11">activo</text:span><text:span text:style-name="T8">,</text:span></text:p>
      <text:p text:style-name="P7">                <text:span text:style-name="T7">'imagen'</text:span><text:span text:style-name="T13">=&gt;</text:span><text:span text:style-name="T11">$urlimage</text:span><text:span text:style-name="T8">,</text:span></text:p>
      <text:p text:style-name="P7">                <text:span text:style-name="T7">'category_id'</text:span><text:span text:style-name="T13">=&gt;</text:span><text:span text:style-name="T11">$request</text:span><text:span text:style-name="T8">-&gt;</text:span><text:span text:style-name="T11">category_id</text:span></text:p>
      <text:p text:style-name="P7">        <text:span text:style-name="T8">]);</text:span></text:p>
      <text:p text:style-name="P9"/>
      <text:p text:style-name="P7">        <text:span text:style-name="T2">return</text:span><text:span text:style-name="T8"> </text:span><text:span text:style-name="T16">redirect()</text:span><text:span text:style-name="T8">-&gt;</text:span><text:span text:style-name="T16">route</text:span><text:span text:style-name="T8">(</text:span><text:span text:style-name="T7">'cursos.index'</text:span><text:span text:style-name="T8">)-&gt;</text:span><text:span text:style-name="T16">with</text:span><text:span text:style-name="T8">(</text:span><text:span text:style-name="T7">'info'</text:span><text:span text:style-name="T8">,</text:span><text:span text:style-name="T7">'Curso actualizado con éxito'</text:span><text:span text:style-name="T8">);</text:span></text:p>
      <text:p text:style-name="P9"/>
      <text:p text:style-name="P7">    <text:span text:style-name="T8">}</text:span></text:p>
      <text:p text:style-name="P2"/>
      <text:list xml:id="list40492508" text:continue-numbering="true" text:style-name="L1">
        <text:list-item>
          <text:p text:style-name="P21">Metodo show</text:p>
        </text:list-item>
      </text:list>
      <text:p text:style-name="P8">  <text:span text:style-name="T2">public</text:span><text:span text:style-name="T8"> </text:span><text:span text:style-name="T2">function</text:span><text:span text:style-name="T8"> </text:span><text:span text:style-name="T16">show</text:span><text:span text:style-name="T8">(</text:span><text:span text:style-name="T5">Curso</text:span><text:span text:style-name="T8"> </text:span><text:span text:style-name="T11">$curso</text:span><text:span text:style-name="T8">)</text:span></text:p>
      <text:p text:style-name="P7">    <text:span text:style-name="T8">{</text:span></text:p>
      <text:p text:style-name="P7">        <text:span text:style-name="T11">$category</text:span><text:span text:style-name="T13">=</text:span><text:span text:style-name="T5">Category</text:span><text:span text:style-name="T8">::</text:span><text:span text:style-name="T16">all</text:span><text:span text:style-name="T8">();</text:span></text:p>
      <text:p text:style-name="P7">        <text:span text:style-name="T2">return</text:span><text:span text:style-name="T8"> </text:span><text:span text:style-name="T16">view(</text:span><text:span text:style-name="T7">'cursos.show'</text:span><text:span text:style-name="T16">,compact(</text:span><text:span text:style-name="T7">'curso'</text:span><text:span text:style-name="T16">,</text:span><text:span text:style-name="T7">'category'</text:span><text:span text:style-name="T16">))</text:span><text:span text:style-name="T8">;</text:span></text:p>
      <text:p text:style-name="P7">    <text:span text:style-name="T8">}</text:span></text:p>
      <text:p text:style-name="P11"/>
      <text:p text:style-name="P11"/>
      <text:list xml:id="list40488185" text:continue-numbering="true" text:style-name="L1">
        <text:list-item>
          <text:p text:style-name="P21">Vista de show, aqui usamos un bucle para recorrer las categorias traidas, y dentro de ese array buscamos la id que concuerde, si bucamos directamente la id da fallo, ya que es un array dentro de un array asociativo</text:p>
        </text:list-item>
      </text:list>
      <text:p text:style-name="P13">&lt;x-app-layout&gt;</text:p>
      <text:p text:style-name="P7">    <text:span text:style-name="T11">&lt;x-slot name=</text:span><text:span text:style-name="T7">"header"</text:span><text:span text:style-name="T11">&gt;</text:span></text:p>
      <text:p text:style-name="P7">        <text:span text:style-name="T11">&lt;h2 class=</text:span><text:span text:style-name="T7">"font-semibold text-xl text-gray-800 leading-tight"</text:span><text:span text:style-name="T11">&gt;</text:span></text:p>
      <text:p text:style-name="P7">            <text:span text:style-name="T16">{{</text:span><text:span text:style-name="T8"> </text:span><text:span text:style-name="T16">__(</text:span><text:span text:style-name="T7">'MOSTRAR CURSOS'</text:span><text:span text:style-name="T16">)</text:span><text:span text:style-name="T8"> </text:span><text:span text:style-name="T16">}}</text:span></text:p>
      <text:p text:style-name="P7">        <text:span text:style-name="T11">&lt;/h2&gt;</text:span></text:p>
      <text:p text:style-name="P7">    <text:span text:style-name="T11">&lt;/x-slot&gt;</text:span></text:p>
      <text:p text:style-name="P7">    <text:span text:style-name="T11">&lt;x-slot name=</text:span><text:span text:style-name="T7">"slot"</text:span><text:span text:style-name="T11">&gt;</text:span></text:p>
      <text:p text:style-name="P7">        <text:span text:style-name="T11">&lt;x-plantilla&gt;</text:span></text:p>
      <text:p text:style-name="P7">            <text:span text:style-name="T11">&lt;x-slot name=</text:span><text:span text:style-name="T7">"slot"</text:span><text:span text:style-name="T11">&gt;</text:span></text:p>
      <text:p text:style-name="P9"/>
      <text:p text:style-name="P6"><text:span text:style-name="T10">&lt;a href=</text:span><text:span text:style-name="T6">"#"</text:span><text:span text:style-name="T10"> class=</text:span><text:span text:style-name="T6">"mx-auto block p-6 max-w-sm bg-white rounded-lg border border-gray-200 shadow-md hover:bg-gray-100 dark:bg-gray-800 dark:border-gray-700 dark:hover:bg-gray-700"</text:span><text:span text:style-name="T10">&gt;</text:span></text:p>
      <text:p text:style-name="P7">    <text:span text:style-name="T11">&lt;h5 class=</text:span><text:span text:style-name="T7">"mb-2 text-2xl font-bold tracking-tight text-gray-900 dark:text-white"</text:span><text:span text:style-name="T11">&gt;</text:span><text:span text:style-name="T16">{{</text:span><text:span text:style-name="T11">$curso</text:span><text:span text:style-name="T8">-&gt;</text:span><text:span text:style-name="T11">nombre</text:span><text:span text:style-name="T16">}}</text:span><text:span text:style-name="T11">&lt;/h5&gt;</text:span></text:p>
      <text:p text:style-name="P7">    <text:span text:style-name="T11">&lt;p class=</text:span><text:span text:style-name="T7">"font-normal text-gray-700 dark:text-gray-400"</text:span><text:span text:style-name="T11">&gt;</text:span><text:span text:style-name="T16">{{</text:span><text:span text:style-name="T11">$curso</text:span><text:span text:style-name="T8">-&gt;</text:span><text:span text:style-name="T11">descripcion</text:span><text:span text:style-name="T16">}}</text:span><text:span text:style-name="T11">&lt;/p&gt;</text:span></text:p>
      <text:p text:style-name="P7">    <text:span text:style-name="T11">&lt;p class=</text:span><text:span text:style-name="T7">"font-normal text-gray-700 dark:text-gray-400"</text:span><text:span text:style-name="T11">&gt;</text:span><text:span text:style-name="T8">Activo: </text:span><text:span text:style-name="T16">{{</text:span><text:span text:style-name="T11">$curso</text:span><text:span text:style-name="T8">-&gt;</text:span><text:span text:style-name="T11">activo</text:span><text:span text:style-name="T16">}}</text:span><text:span text:style-name="T11">&lt;/p&gt;</text:span></text:p>
      <text:p text:style-name="P7">    <text:span text:style-name="T11">&lt;p class=</text:span><text:span text:style-name="T7">"font-normal text-gray-700 dark:text-gray-400"</text:span><text:span text:style-name="T11">&gt;</text:span><text:span text:style-name="T8">Categoría:</text:span></text:p>
      <text:p text:style-name="P7">        <text:span text:style-name="T2">@for </text:span><text:span text:style-name="T8">(</text:span><text:span text:style-name="T11">$i</text:span><text:span text:style-name="T13">=</text:span><text:span text:style-name="T17">0</text:span><text:span text:style-name="T8">;</text:span><text:span text:style-name="T11">$i</text:span><text:span text:style-name="T13">&lt;</text:span><text:span text:style-name="T16">count(</text:span><text:span text:style-name="T11">$category</text:span><text:span text:style-name="T16">)</text:span><text:span text:style-name="T8">;</text:span><text:span text:style-name="T11">$i</text:span><text:span text:style-name="T13">++</text:span><text:span text:style-name="T8">)</text:span></text:p>
      <text:p text:style-name="P7">        <text:span text:style-name="T2">@if </text:span><text:span text:style-name="T8">(</text:span><text:span text:style-name="T11">$curso</text:span><text:span text:style-name="T8">-&gt;</text:span><text:span text:style-name="T11">category_id</text:span><text:span text:style-name="T13">==</text:span><text:span text:style-name="T11">$category</text:span><text:span text:style-name="T8">[</text:span><text:span text:style-name="T11">$i</text:span><text:span text:style-name="T8">]-&gt;</text:span><text:span text:style-name="T11">id</text:span><text:span text:style-name="T8">)</text:span></text:p>
      <text:p text:style-name="P7">        <text:span text:style-name="T16">{{</text:span><text:span text:style-name="T11">$category</text:span><text:span text:style-name="T8">[</text:span><text:span text:style-name="T11">$i</text:span><text:span text:style-name="T8">]-&gt;</text:span><text:span text:style-name="T11">nombre</text:span><text:span text:style-name="T16">}}</text:span></text:p>
      <text:p text:style-name="P7">        <text:span text:style-name="T2">@endif</text:span></text:p>
      <text:p text:style-name="P7">        <text:span text:style-name="T2">@endfor</text:span></text:p>
      <text:p text:style-name="P7">    <text:span text:style-name="T11">&lt;/p&gt;</text:span></text:p>
      <text:p text:style-name="P9"/>
      <text:p text:style-name="P7">      <text:span text:style-name="T11">&lt;img class=</text:span><text:span text:style-name="T7">"w-full"</text:span><text:span text:style-name="T11"> src=</text:span><text:span text:style-name="T7">"</text:span><text:span text:style-name="T16">{{</text:span><text:span text:style-name="T5">Storage</text:span><text:span text:style-name="T8">::</text:span><text:span text:style-name="T16">url</text:span><text:span text:style-name="T7">(</text:span><text:span text:style-name="T11">$curso</text:span><text:span text:style-name="T8">-&gt;</text:span><text:span text:style-name="T11">imagen</text:span><text:span text:style-name="T7">)</text:span><text:span text:style-name="T16">}}</text:span><text:span text:style-name="T7">"</text:span><text:span text:style-name="T11"> alt=</text:span><text:span text:style-name="T7">"Imagen del </text:span><text:soft-page-break/><text:span text:style-name="T7">curso"</text:span><text:span text:style-name="T11">&gt;</text:span></text:p>
      <text:p text:style-name="P36"><text:line-break/></text:p>
      <text:p text:style-name="P7">    <text:span text:style-name="T11">&lt;/a&gt;</text:span></text:p>
      <text:p text:style-name="P7">    <text:span text:style-name="T11">&lt;a href=</text:span><text:span text:style-name="T7">"</text:span><text:span text:style-name="T16">{{route(</text:span><text:span text:style-name="T7">'cursos.index'</text:span><text:span text:style-name="T16">)}}</text:span><text:span text:style-name="T7">"</text:span><text:span text:style-name="T11"> class=</text:span><text:span text:style-name="T7">" bg-blue-500 hover:bg-blue-700 text-white font-bold py-2 px-4 rounded"</text:span><text:span text:style-name="T11">&gt;&lt;i class=</text:span><text:span text:style-name="T7">"fas fa-home"</text:span><text:span text:style-name="T11">&gt;</text:span><text:span text:style-name="T8"> Inicio</text:span><text:span text:style-name="T11">&lt;/i&gt;&lt;/a&gt;</text:span></text:p>
      <text:p text:style-name="P16"/>
      <text:p text:style-name="P7">            <text:span text:style-name="T11">&lt;/x-slot&gt;</text:span></text:p>
      <text:p text:style-name="P9"/>
      <text:p text:style-name="P7">        <text:span text:style-name="T11">&lt;/x-plantilla&gt;</text:span></text:p>
      <text:p text:style-name="P7">    <text:span text:style-name="T11">&lt;/x-slot&gt;</text:span></text:p>
      <text:p text:style-name="P12">&lt;/x-app-layout&gt;</text:p>
      <text:p text:style-name="P6"/>
      <text:p text:style-name="P2"/>
      <text:p text:style-name="P2"/>
      <text:list xml:id="list40492521" text:continue-numbering="true" text:style-name="L1">
        <text:list-item>
          <text:p text:style-name="P21">FIN</text:p>
        </text:list-item>
        <text:list-item>
          <text:p text:style-name="P21">Notas finales</text:p>
        </text:list-item>
        <text:list-item>
          <text:p text:style-name="P21">usar npm run dev despues de cambiar clases,</text:p>
        </text:list-item>
        <text:list-item>
          <text:p text:style-name="P21"><text:s/>recordar usar php artisan r:l</text:p>
        </text:list-item>
        <text:list-item>
          <text:p text:style-name="P21">El script de cambio de imagen es muy util, esta en la vista cursos edit</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source-code-pro" svg:font-family="source-code-pro, Menlo, Monaco, Consolas, 'Courier New',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44S</meta:editing-duration>
    <meta:editing-cycles>4</meta:editing-cycles>
    <meta:generator>OpenOffice/4.1.10$Win32 OpenOffice.org_project/4110m2$Build-9807</meta:generator>
    <dc:date>2022-06-07T20:24:17.29</dc:date>
    <dc:creator>Francisco Ruiz Ortega</dc:creator>
    <meta:document-statistic meta:table-count="0" meta:image-count="0" meta:object-count="0" meta:page-count="22" meta:paragraph-count="761" meta:word-count="2750" meta:character-count="35846"/>
    <meta:user-defined meta:name="Info 1"/>
    <meta:user-defined meta:name="Info 2"/>
    <meta:user-defined meta:name="Info 3"/>
    <meta:user-defined meta:name="Info 4"/>
  </office:meta>
</office:document-meta>
</file>